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Общее решение" table:style-name="ta1">
        <table:shapes>
          <draw:frame draw:z-index="0" draw:style-name="gr1" draw:text-style-name="P1" svg:width="16.019cm" svg:height="9.004cm" svg:x="0.604cm" svg:y="3.772cm">
            <draw:object draw:notify-on-update-of-ranges="'Общее решение'.E1:'Общее решение'.E1 'Общее решение'.E2:'Общее решение'.E102 'Общее решение'.F1:'Общее решение'.F1 'Общее решение'.F2:'Общее решение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= коэффициент размножения карасей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b = коэффициент перенаселённости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([.B$2]-[.B$3]*[.E2])*[.E2]-[.B$4]-[.B$7]*[.E2]*[.F2]" office:value-type="float" office:value="1.5175" calcext:value-type="float">
            <text:p>1,5175</text:p>
          </table:table-cell>
          <table:table-cell table:formula="of:=[.B$5]*[.F2]+[.B$6]*[.E2]*[.F2]" office:value-type="float" office:value="1.575" calcext:value-type="float">
            <text:p>1,575</text:p>
          </table:table-cell>
        </table:table-row>
        <table:table-row table:style-name="ro1">
          <table:table-cell office:value-type="string" calcext:value-type="string">
            <text:p>c = ежегодный отлов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([.B$2]-[.B$3]*[.E3])*[.E3]-[.B$4]-[.B$7]*[.E3]*[.F3]" office:value-type="float" office:value="1.5323645625" calcext:value-type="float">
            <text:p>1,5323645625</text:p>
          </table:table-cell>
          <table:table-cell table:formula="of:=[.B$5]*[.F3]+[.B$6]*[.E3]*[.F3]" office:value-type="float" office:value="1.65650625" calcext:value-type="float">
            <text:p>1,65650625</text:p>
          </table:table-cell>
        </table:table-row>
        <table:table-row table:style-name="ro1">
          <table:table-cell office:value-type="string" calcext:value-type="string">
            <text:p>d = коэффициент естественной убыли щук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([.B$2]-[.B$3]*[.E4])*[.E4]-[.B$4]-[.B$7]*[.E4]*[.F4]" office:value-type="float" office:value="1.54438935467663" calcext:value-type="float">
            <text:p>1,54438935467663</text:p>
          </table:table-cell>
          <table:table-cell table:formula="of:=[.B$5]*[.F4]+[.B$6]*[.E4]*[.F4]" office:value-type="float" office:value="1.74469277250598" calcext:value-type="float">
            <text:p>1,74469277250598</text:p>
          </table:table-cell>
        </table:table-row>
        <table:table-row table:style-name="ro1">
          <table:table-cell office:value-type="string" calcext:value-type="string">
            <text:p>e = коэффициент роста числа щук за счёт поглощения карасей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([.B$2]-[.B$3]*[.E5])*[.E5]-[.B$4]-[.B$7]*[.E5]*[.F5]" office:value-type="float" office:value="1.55338443687835" calcext:value-type="float">
            <text:p>1,55338443687835</text:p>
          </table:table-cell>
          <table:table-cell table:formula="of:=[.B$5]*[.F5]+[.B$6]*[.E5]*[.F5]" office:value-type="float" office:value="1.83967198975933" calcext:value-type="float">
            <text:p>1,83967198975933</text:p>
          </table:table-cell>
        </table:table-row>
        <table:table-row table:style-name="ro1">
          <table:table-cell office:value-type="string" calcext:value-type="string">
            <text:p>f = вероятность гибели карася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formula="of:=([.B$2]-[.B$3]*[.E6])*[.E6]-[.B$4]-[.B$7]*[.E6]*[.F6]" office:value-type="float" office:value="1.55917842754704" calcext:value-type="float">
            <text:p>1,55917842754704</text:p>
          </table:table-cell>
          <table:table-cell table:formula="of:=[.B$5]*[.F6]+[.B$6]*[.E6]*[.F6]" office:value-type="float" office:value="1.94147657456871" calcext:value-type="float">
            <text:p>1,94147657456871</text:p>
          </table:table-cell>
        </table:table-row>
        <table:table-row table:style-name="ro1">
          <table:table-cell table:number-columns-repeated="3"/>
          <table:table-cell table:formula="of:=[.D7]+1" office:value-type="float" office:value="6" calcext:value-type="float">
            <text:p>6</text:p>
          </table:table-cell>
          <table:table-cell table:formula="of:=([.B$2]-[.B$3]*[.E7])*[.E7]-[.B$4]-[.B$7]*[.E7]*[.F7]" office:value-type="float" office:value="1.5616229813808" calcext:value-type="float">
            <text:p>1,5616229813808</text:p>
          </table:table-cell>
          <table:table-cell table:formula="of:=[.B$5]*[.F7]+[.B$6]*[.E7]*[.F7]" office:value-type="float" office:value="2.05003975637739" calcext:value-type="float">
            <text:p>2,05003975637739</text:p>
          </table:table-cell>
        </table:table-row>
        <table:table-row table:style-name="ro1">
          <table:table-cell table:number-columns-repeated="3"/>
          <table:table-cell table:formula="of:=[.D8]+1" office:value-type="float" office:value="7" calcext:value-type="float">
            <text:p>7</text:p>
          </table:table-cell>
          <table:table-cell table:formula="of:=([.B$2]-[.B$3]*[.E8])*[.E8]-[.B$4]-[.B$7]*[.E8]*[.F8]" office:value-type="float" office:value="1.56059750551351" calcext:value-type="float">
            <text:p>1,56059750551351</text:p>
          </table:table-cell>
          <table:table-cell table:formula="of:=[.B$5]*[.F8]+[.B$6]*[.E8]*[.F8]" office:value-type="float" office:value="2.16517470036997" calcext:value-type="float">
            <text:p>2,16517470036997</text:p>
          </table:table-cell>
        </table:table-row>
        <table:table-row table:style-name="ro1">
          <table:table-cell table:number-columns-repeated="3"/>
          <table:table-cell table:formula="of:=[.D9]+1" office:value-type="float" office:value="8" calcext:value-type="float">
            <text:p>8</text:p>
          </table:table-cell>
          <table:table-cell table:formula="of:=([.B$2]-[.B$3]*[.E9])*[.E9]-[.B$4]-[.B$7]*[.E9]*[.F9]" office:value-type="float" office:value="1.55601399411045" calcext:value-type="float">
            <text:p>1,55601399411045</text:p>
          </table:table-cell>
          <table:table-cell table:formula="of:=[.B$5]*[.F9]+[.B$6]*[.E9]*[.F9]" office:value-type="float" office:value="2.28655385397281" calcext:value-type="float">
            <text:p>2,28655385397281</text:p>
          </table:table-cell>
        </table:table-row>
        <table:table-row table:style-name="ro1">
          <table:table-cell table:number-columns-repeated="3"/>
          <table:table-cell table:formula="of:=[.D10]+1" office:value-type="float" office:value="9" calcext:value-type="float">
            <text:p>9</text:p>
          </table:table-cell>
          <table:table-cell table:formula="of:=([.B$2]-[.B$3]*[.E10])*[.E10]-[.B$4]-[.B$7]*[.E10]*[.F10]" office:value-type="float" office:value="1.54782181112409" calcext:value-type="float">
            <text:p>1,54782181112409</text:p>
          </table:table-cell>
          <table:table-cell table:formula="of:=[.B$5]*[.F10]+[.B$6]*[.E10]*[.F10]" office:value-type="float" office:value="2.41368944808242" calcext:value-type="float">
            <text:p>2,41368944808242</text:p>
          </table:table-cell>
        </table:table-row>
        <table:table-row table:style-name="ro1">
          <table:table-cell table:number-columns-repeated="3"/>
          <table:table-cell table:formula="of:=[.D11]+1" office:value-type="float" office:value="10" calcext:value-type="float">
            <text:p>10</text:p>
          </table:table-cell>
          <table:table-cell table:formula="of:=([.B$2]-[.B$3]*[.E11])*[.E11]-[.B$4]-[.B$7]*[.E11]*[.F11]" office:value-type="float" office:value="1.53601219800631" calcext:value-type="float">
            <text:p>1,53601219800631</text:p>
          </table:table-cell>
          <table:table-cell table:formula="of:=[.B$5]*[.F11]+[.B$6]*[.E11]*[.F11]" office:value-type="float" office:value="2.54591662057638" calcext:value-type="float">
            <text:p>2,54591662057638</text:p>
          </table:table-cell>
        </table:table-row>
        <table:table-row table:style-name="ro1">
          <table:table-cell table:number-columns-repeated="3"/>
          <table:table-cell table:formula="of:=[.D12]+1" office:value-type="float" office:value="11" calcext:value-type="float">
            <text:p>11</text:p>
          </table:table-cell>
          <table:table-cell table:formula="of:=([.B$2]-[.B$3]*[.E12])*[.E12]-[.B$4]-[.B$7]*[.E12]*[.F12]" office:value-type="float" office:value="1.52062223394797" calcext:value-type="float">
            <text:p>1,52062223394797</text:p>
          </table:table-cell>
          <table:table-cell table:formula="of:=[.B$5]*[.F12]+[.B$6]*[.E12]*[.F12]" office:value-type="float" office:value="2.68238085694997" calcext:value-type="float">
            <text:p>2,68238085694997</text:p>
          </table:table-cell>
        </table:table-row>
        <table:table-row table:style-name="ro1">
          <table:table-cell table:number-columns-repeated="3"/>
          <table:table-cell table:formula="of:=[.D13]+1" office:value-type="float" office:value="12" calcext:value-type="float">
            <text:p>12</text:p>
          </table:table-cell>
          <table:table-cell table:formula="of:=([.B$2]-[.B$3]*[.E13])*[.E13]-[.B$4]-[.B$7]*[.E13]*[.F13]" office:value-type="float" office:value="1.50173793857157" calcext:value-type="float">
            <text:p>1,50173793857157</text:p>
          </table:table-cell>
          <table:table-cell table:formula="of:=[.B$5]*[.F13]+[.B$6]*[.E13]*[.F13]" office:value-type="float" office:value="2.82203156835443" calcext:value-type="float">
            <text:p>2,82203156835443</text:p>
          </table:table-cell>
        </table:table-row>
        <table:table-row table:style-name="ro1">
          <table:table-cell table:number-columns-repeated="3"/>
          <table:table-cell table:formula="of:=[.D14]+1" office:value-type="float" office:value="13" calcext:value-type="float">
            <text:p>13</text:p>
          </table:table-cell>
          <table:table-cell table:formula="of:=([.B$2]-[.B$3]*[.E14])*[.E14]-[.B$4]-[.B$7]*[.E14]*[.F14]" office:value-type="float" office:value="1.47949618994348" calcext:value-type="float">
            <text:p>1,47949618994348</text:p>
          </table:table-cell>
          <table:table-cell table:formula="of:=[.B$5]*[.F14]+[.B$6]*[.E14]*[.F14]" office:value-type="float" office:value="2.96362359852343" calcext:value-type="float">
            <text:p>2,96362359852343</text:p>
          </table:table-cell>
        </table:table-row>
        <table:table-row table:style-name="ro1">
          <table:table-cell table:number-columns-repeated="3"/>
          <table:table-cell table:formula="of:=[.D15]+1" office:value-type="float" office:value="14" calcext:value-type="float">
            <text:p>14</text:p>
          </table:table-cell>
          <table:table-cell table:formula="of:=([.B$2]-[.B$3]*[.E15])*[.E15]-[.B$4]-[.B$7]*[.E15]*[.F15]" office:value-type="float" office:value="1.45408514320727" calcext:value-type="float">
            <text:p>1,45408514320727</text:p>
          </table:table-cell>
          <table:table-cell table:formula="of:=[.B$5]*[.F15]+[.B$6]*[.E15]*[.F15]" office:value-type="float" office:value="3.10572822091529" calcext:value-type="float">
            <text:p>3,10572822091529</text:p>
          </table:table-cell>
        </table:table-row>
        <table:table-row table:style-name="ro1">
          <table:table-cell table:number-columns-repeated="3"/>
          <table:table-cell table:formula="of:=[.D16]+1" office:value-type="float" office:value="15" calcext:value-type="float">
            <text:p>15</text:p>
          </table:table-cell>
          <table:table-cell table:formula="of:=([.B$2]-[.B$3]*[.E16])*[.E16]-[.B$4]-[.B$7]*[.E16]*[.F16]" office:value-type="float" office:value="1.42574288411967" calcext:value-type="float">
            <text:p>1,42574288411967</text:p>
          </table:table-cell>
          <table:table-cell table:formula="of:=[.B$5]*[.F16]+[.B$6]*[.E16]*[.F16]" office:value-type="float" office:value="3.24675472531101" calcext:value-type="float">
            <text:p>3,24675472531101</text:p>
          </table:table-cell>
        </table:table-row>
        <table:table-row table:style-name="ro1">
          <table:table-cell table:number-columns-repeated="3"/>
          <table:table-cell table:formula="of:=[.D17]+1" office:value-type="float" office:value="16" calcext:value-type="float">
            <text:p>16</text:p>
          </table:table-cell>
          <table:table-cell table:formula="of:=([.B$2]-[.B$3]*[.E17])*[.E17]-[.B$4]-[.B$7]*[.E17]*[.F17]" office:value-type="float" office:value="1.39475414046122" calcext:value-type="float">
            <text:p>1,39475414046122</text:p>
          </table:table-cell>
          <table:table-cell table:formula="of:=[.B$5]*[.F17]+[.B$6]*[.E17]*[.F17]" office:value-type="float" office:value="3.38498299738932" calcext:value-type="float">
            <text:p>3,38498299738932</text:p>
          </table:table-cell>
        </table:table-row>
        <table:table-row table:style-name="ro1">
          <table:table-cell table:number-columns-repeated="3"/>
          <table:table-cell table:formula="of:=[.D18]+1" office:value-type="float" office:value="17" calcext:value-type="float">
            <text:p>17</text:p>
          </table:table-cell>
          <table:table-cell table:formula="of:=([.B$2]-[.B$3]*[.E18])*[.E18]-[.B$4]-[.B$7]*[.E18]*[.F18]" office:value-type="float" office:value="1.36144500011734" calcext:value-type="float">
            <text:p>1,36144500011734</text:p>
          </table:table-cell>
          <table:table-cell table:formula="of:=[.B$5]*[.F18]+[.B$6]*[.E18]*[.F18]" office:value-type="float" office:value="3.51860660275035" calcext:value-type="float">
            <text:p>3,51860660275035</text:p>
          </table:table-cell>
        </table:table-row>
        <table:table-row table:style-name="ro1">
          <table:table-cell table:number-columns-repeated="3"/>
          <table:table-cell table:formula="of:=[.D19]+1" office:value-type="float" office:value="18" calcext:value-type="float">
            <text:p>18</text:p>
          </table:table-cell>
          <table:table-cell table:formula="of:=([.B$2]-[.B$3]*[.E19])*[.E19]-[.B$4]-[.B$7]*[.E19]*[.F19]" office:value-type="float" office:value="1.32617573814485" calcext:value-type="float">
            <text:p>1,32617573814485</text:p>
          </table:table-cell>
          <table:table-cell table:formula="of:=[.B$5]*[.F19]+[.B$6]*[.E19]*[.F19]" office:value-type="float" office:value="3.64578487914474" calcext:value-type="float">
            <text:p>3,64578487914474</text:p>
          </table:table-cell>
        </table:table-row>
        <table:table-row table:style-name="ro1">
          <table:table-cell table:number-columns-repeated="3"/>
          <table:table-cell table:formula="of:=[.D20]+1" office:value-type="float" office:value="19" calcext:value-type="float">
            <text:p>19</text:p>
          </table:table-cell>
          <table:table-cell table:formula="of:=([.B$2]-[.B$3]*[.E20])*[.E20]-[.B$4]-[.B$7]*[.E20]*[.F20]" office:value-type="float" office:value="1.28933202024167" calcext:value-type="float">
            <text:p>1,28933202024167</text:p>
          </table:table-cell>
          <table:table-cell table:formula="of:=[.B$5]*[.F20]+[.B$6]*[.E20]*[.F20]" office:value-type="float" office:value="3.76470153655198" calcext:value-type="float">
            <text:p>3,76470153655198</text:p>
          </table:table-cell>
        </table:table-row>
        <table:table-row table:style-name="ro1">
          <table:table-cell table:number-columns-repeated="3"/>
          <table:table-cell table:formula="of:=[.D21]+1" office:value-type="float" office:value="20" calcext:value-type="float">
            <text:p>20</text:p>
          </table:table-cell>
          <table:table-cell table:formula="of:=([.B$2]-[.B$3]*[.E21])*[.E21]-[.B$4]-[.B$7]*[.E21]*[.F21]" office:value-type="float" office:value="1.25131490575863" calcext:value-type="float">
            <text:p>1,25131490575863</text:p>
          </table:table-cell>
          <table:table-cell table:formula="of:=[.B$5]*[.F21]+[.B$6]*[.E21]*[.F21]" office:value-type="float" office:value="3.87362640666973" calcext:value-type="float">
            <text:p>3,87362640666973</text:p>
          </table:table-cell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  <table:table-cell table:formula="of:=([.B$2]-[.B$3]*[.E22])*[.E22]-[.B$4]-[.B$7]*[.E22]*[.F22]" office:value-type="float" office:value="1.21253019729316" calcext:value-type="float">
            <text:p>1,21253019729316</text:p>
          </table:table-cell>
          <table:table-cell table:formula="of:=[.B$5]*[.F22]+[.B$6]*[.E22]*[.F22]" office:value-type="float" office:value="3.97097641220336" calcext:value-type="float">
            <text:p>3,97097641220336</text:p>
          </table:table-cell>
        </table:table-row>
        <table:table-row table:style-name="ro1">
          <table:table-cell table:number-columns-repeated="3"/>
          <table:table-cell table:formula="of:=[.D23]+1" office:value-type="float" office:value="22" calcext:value-type="float">
            <text:p>22</text:p>
          </table:table-cell>
          <table:table-cell table:formula="of:=([.B$2]-[.B$3]*[.E23])*[.E23]-[.B$4]-[.B$7]*[.E23]*[.F23]" office:value-type="float" office:value="1.17337775639134" calcext:value-type="float">
            <text:p>1,17337775639134</text:p>
          </table:table-cell>
          <table:table-cell table:formula="of:=[.B$5]*[.F23]+[.B$6]*[.E23]*[.F23]" office:value-type="float" office:value="4.05537165223657" calcext:value-type="float">
            <text:p>4,05537165223657</text:p>
          </table:table-cell>
        </table:table-row>
        <table:table-row table:style-name="ro1">
          <table:table-cell table:number-columns-repeated="3"/>
          <table:table-cell table:formula="of:=[.D24]+1" office:value-type="float" office:value="23" calcext:value-type="float">
            <text:p>23</text:p>
          </table:table-cell>
          <table:table-cell table:formula="of:=([.B$2]-[.B$3]*[.E24])*[.E24]-[.B$4]-[.B$7]*[.E24]*[.F24]" office:value-type="float" office:value="1.13424141344196" calcext:value-type="float">
            <text:p>1,13424141344196</text:p>
          </table:table-cell>
          <table:table-cell table:formula="of:=[.B$5]*[.F24]+[.B$6]*[.E24]*[.F24]" office:value-type="float" office:value="4.12568277607636" calcext:value-type="float">
            <text:p>4,12568277607636</text:p>
          </table:table-cell>
        </table:table-row>
        <table:table-row table:style-name="ro1">
          <table:table-cell table:number-columns-repeated="3"/>
          <table:table-cell table:formula="of:=[.D25]+1" office:value-type="float" office:value="24" calcext:value-type="float">
            <text:p>24</text:p>
          </table:table-cell>
          <table:table-cell table:formula="of:=([.B$2]-[.B$3]*[.E25])*[.E25]-[.B$4]-[.B$7]*[.E25]*[.F25]" office:value-type="float" office:value="1.09548004200016" calcext:value-type="float">
            <text:p>1,09548004200016</text:p>
          </table:table-cell>
          <table:table-cell table:formula="of:=[.B$5]*[.F25]+[.B$6]*[.E25]*[.F25]" office:value-type="float" office:value="4.18106652480372" calcext:value-type="float">
            <text:p>4,18106652480372</text:p>
          </table:table-cell>
        </table:table-row>
        <table:table-row table:style-name="ro1">
          <table:table-cell table:number-columns-repeated="3"/>
          <table:table-cell table:formula="of:=[.D26]+1" office:value-type="float" office:value="25" calcext:value-type="float">
            <text:p>25</text:p>
          </table:table-cell>
          <table:table-cell table:formula="of:=([.B$2]-[.B$3]*[.E26])*[.E26]-[.B$4]-[.B$7]*[.E26]*[.F26]" office:value-type="float" office:value="1.0574202518836" calcext:value-type="float">
            <text:p>1,0574202518836</text:p>
          </table:table-cell>
          <table:table-cell table:formula="of:=[.B$5]*[.F26]+[.B$6]*[.E26]*[.F26]" office:value-type="float" office:value="4.22098736554309" calcext:value-type="float">
            <text:p>4,22098736554309</text:p>
          </table:table-cell>
        </table:table-row>
        <table:table-row table:style-name="ro1">
          <table:table-cell table:number-columns-repeated="3"/>
          <table:table-cell table:formula="of:=[.D27]+1" office:value-type="float" office:value="26" calcext:value-type="float">
            <text:p>26</text:p>
          </table:table-cell>
          <table:table-cell table:formula="of:=([.B$2]-[.B$3]*[.E27])*[.E27]-[.B$4]-[.B$7]*[.E27]*[.F27]" office:value-type="float" office:value="1.02035099893376" calcext:value-type="float">
            <text:p>1,02035099893376</text:p>
          </table:table-cell>
          <table:table-cell table:formula="of:=[.B$5]*[.F27]+[.B$6]*[.E27]*[.F27]" office:value-type="float" office:value="4.24522438131579" calcext:value-type="float">
            <text:p>4,24522438131579</text:p>
          </table:table-cell>
        </table:table-row>
        <table:table-row table:style-name="ro1">
          <table:table-cell table:number-columns-repeated="3"/>
          <table:table-cell table:formula="of:=[.D28]+1" office:value-type="float" office:value="27" calcext:value-type="float">
            <text:p>27</text:p>
          </table:table-cell>
          <table:table-cell table:formula="of:=([.B$2]-[.B$3]*[.E28])*[.E28]-[.B$4]-[.B$7]*[.E28]*[.F28]" office:value-type="float" office:value="0.984520235232907" calcext:value-type="float">
            <text:p>0,984520235232907</text:p>
          </table:table-cell>
          <table:table-cell table:formula="of:=[.B$5]*[.F28]+[.B$6]*[.E28]*[.F28]" office:value-type="float" office:value="4.25386383700156" calcext:value-type="float">
            <text:p>4,25386383700156</text:p>
          </table:table-cell>
        </table:table-row>
        <table:table-row table:style-name="ro1">
          <table:table-cell table:number-columns-repeated="3"/>
          <table:table-cell table:formula="of:=[.D29]+1" office:value-type="float" office:value="28" calcext:value-type="float">
            <text:p>28</text:p>
          </table:table-cell>
          <table:table-cell table:formula="of:=([.B$2]-[.B$3]*[.E29])*[.E29]-[.B$4]-[.B$7]*[.E29]*[.F29]" office:value-type="float" office:value="0.950133555439636" calcext:value-type="float">
            <text:p>0,950133555439636</text:p>
          </table:table-cell>
          <table:table-cell table:formula="of:=[.B$5]*[.F29]+[.B$6]*[.E29]*[.F29]" office:value-type="float" office:value="4.24727895584676" calcext:value-type="float">
            <text:p>4,24727895584676</text:p>
          </table:table-cell>
        </table:table-row>
        <table:table-row table:style-name="ro1">
          <table:table-cell table:number-columns-repeated="3"/>
          <table:table-cell table:formula="of:=[.D30]+1" office:value-type="float" office:value="29" calcext:value-type="float">
            <text:p>29</text:p>
          </table:table-cell>
          <table:table-cell table:formula="of:=([.B$2]-[.B$3]*[.E30])*[.E30]-[.B$4]-[.B$7]*[.E30]*[.F30]" office:value-type="float" office:value="0.917354652683176" calcext:value-type="float">
            <text:p>0,917354652683176</text:p>
          </table:table-cell>
          <table:table-cell table:formula="of:=[.B$5]*[.F30]+[.B$6]*[.E30]*[.F30]" office:value-type="float" office:value="4.22609928578835" calcext:value-type="float">
            <text:p>4,22609928578835</text:p>
          </table:table-cell>
        </table:table-row>
        <table:table-row table:style-name="ro1">
          <table:table-cell table:number-columns-repeated="3"/>
          <table:table-cell table:formula="of:=[.D31]+1" office:value-type="float" office:value="30" calcext:value-type="float">
            <text:p>30</text:p>
          </table:table-cell>
          <table:table-cell table:formula="of:=([.B$2]-[.B$3]*[.E31])*[.E31]-[.B$4]-[.B$7]*[.E31]*[.F31]" office:value-type="float" office:value="0.88630729433713" calcext:value-type="float">
            <text:p>0,88630729433713</text:p>
          </table:table-cell>
          <table:table-cell table:formula="of:=[.B$5]*[.F31]+[.B$6]*[.E31]*[.F31]" office:value-type="float" office:value="4.19117254146141" calcext:value-type="float">
            <text:p>4,19117254146141</text:p>
          </table:table-cell>
        </table:table-row>
        <table:table-row table:style-name="ro1">
          <table:table-cell table:number-columns-repeated="3"/>
          <table:table-cell table:formula="of:=[.D32]+1" office:value-type="float" office:value="31" calcext:value-type="float">
            <text:p>31</text:p>
          </table:table-cell>
          <table:table-cell table:formula="of:=([.B$2]-[.B$3]*[.E32])*[.E32]-[.B$4]-[.B$7]*[.E32]*[.F32]" office:value-type="float" office:value="0.857078469264532" calcext:value-type="float">
            <text:p>0,857078469264532</text:p>
          </table:table-cell>
          <table:table-cell table:formula="of:=[.B$5]*[.F32]+[.B$6]*[.E32]*[.F32]" office:value-type="float" office:value="4.14352196684754" calcext:value-type="float">
            <text:p>4,14352196684754</text:p>
          </table:table-cell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  <table:table-cell table:formula="of:=([.B$2]-[.B$3]*[.E33])*[.E33]-[.B$4]-[.B$7]*[.E33]*[.F33]" office:value-type="float" office:value="0.829722341822487" calcext:value-type="float">
            <text:p>0,829722341822487</text:p>
          </table:table-cell>
          <table:table-cell table:formula="of:=[.B$5]*[.F33]+[.B$6]*[.E33]*[.F33]" office:value-type="float" office:value="4.08430211663375" calcext:value-type="float">
            <text:p>4,08430211663375</text:p>
          </table:table-cell>
        </table:table-row>
        <table:table-row table:style-name="ro1">
          <table:table-cell table:number-columns-repeated="3"/>
          <table:table-cell table:formula="of:=[.D34]+1" office:value-type="float" office:value="33" calcext:value-type="float">
            <text:p>33</text:p>
          </table:table-cell>
          <table:table-cell table:formula="of:=([.B$2]-[.B$3]*[.E34])*[.E34]-[.B$4]-[.B$7]*[.E34]*[.F34]" office:value-type="float" office:value="0.804264666730676" calcext:value-type="float">
            <text:p>0,804264666730676</text:p>
          </table:table-cell>
          <table:table-cell table:formula="of:=[.B$5]*[.F34]+[.B$6]*[.E34]*[.F34]" office:value-type="float" office:value="4.01475557666277" calcext:value-type="float">
            <text:p>4,01475557666277</text:p>
          </table:table-cell>
        </table:table-row>
        <table:table-row table:style-name="ro1">
          <table:table-cell table:number-columns-repeated="3"/>
          <table:table-cell table:formula="of:=[.D35]+1" office:value-type="float" office:value="34" calcext:value-type="float">
            <text:p>34</text:p>
          </table:table-cell>
          <table:table-cell table:formula="of:=([.B$2]-[.B$3]*[.E35])*[.E35]-[.B$4]-[.B$7]*[.E35]*[.F35]" office:value-type="float" office:value="0.780707362661806" calcext:value-type="float">
            <text:p>0,780707362661806</text:p>
          </table:table-cell>
          <table:table-cell table:formula="of:=[.B$5]*[.F35]+[.B$6]*[.E35]*[.F35]" office:value-type="float" office:value="3.93617262458347" calcext:value-type="float">
            <text:p>3,93617262458347</text:p>
          </table:table-cell>
        </table:table-row>
        <table:table-row table:style-name="ro1">
          <table:table-cell table:number-columns-repeated="3"/>
          <table:table-cell table:formula="of:=[.D36]+1" office:value-type="float" office:value="35" calcext:value-type="float">
            <text:p>35</text:p>
          </table:table-cell>
          <table:table-cell table:formula="of:=([.B$2]-[.B$3]*[.E36])*[.E36]-[.B$4]-[.B$7]*[.E36]*[.F36]" office:value-type="float" office:value="0.759033000370152" calcext:value-type="float">
            <text:p>0,759033000370152</text:p>
          </table:table-cell>
          <table:table-cell table:formula="of:=[.B$5]*[.F36]+[.B$6]*[.E36]*[.F36]" office:value-type="float" office:value="3.84985525699714" calcext:value-type="float">
            <text:p>3,84985525699714</text:p>
          </table:table-cell>
        </table:table-row>
        <table:table-row table:style-name="ro1">
          <table:table-cell table:number-columns-repeated="3"/>
          <table:table-cell table:formula="of:=[.D37]+1" office:value-type="float" office:value="36" calcext:value-type="float">
            <text:p>36</text:p>
          </table:table-cell>
          <table:table-cell table:formula="of:=([.B$2]-[.B$3]*[.E37])*[.E37]-[.B$4]-[.B$7]*[.E37]*[.F37]" office:value-type="float" office:value="0.739209023803453" calcext:value-type="float">
            <text:p>0,739209023803453</text:p>
          </table:table-cell>
          <table:table-cell table:formula="of:=[.B$5]*[.F37]+[.B$6]*[.E37]*[.F37]" office:value-type="float" office:value="3.75708644996836" calcext:value-type="float">
            <text:p>3,75708644996836</text:p>
          </table:table-cell>
        </table:table-row>
        <table:table-row table:style-name="ro1">
          <table:table-cell table:number-columns-repeated="3"/>
          <table:table-cell table:formula="of:=[.D38]+1" office:value-type="float" office:value="37" calcext:value-type="float">
            <text:p>37</text:p>
          </table:table-cell>
          <table:table-cell table:formula="of:=([.B$2]-[.B$3]*[.E38])*[.E38]-[.B$4]-[.B$7]*[.E38]*[.F38]" office:value-type="float" office:value="0.721191582617099" calcext:value-type="float">
            <text:p>0,721191582617099</text:p>
          </table:table-cell>
          <table:table-cell table:formula="of:=[.B$5]*[.F38]+[.B$6]*[.E38]*[.F38]" office:value-type="float" office:value="3.65910502567416" calcext:value-type="float">
            <text:p>3,65910502567416</text:p>
          </table:table-cell>
        </table:table-row>
        <table:table-row table:style-name="ro1">
          <table:table-cell table:number-columns-repeated="3"/>
          <table:table-cell table:formula="of:=[.D39]+1" office:value-type="float" office:value="38" calcext:value-type="float">
            <text:p>38</text:p>
          </table:table-cell>
          <table:table-cell table:formula="of:=([.B$2]-[.B$3]*[.E39])*[.E39]-[.B$4]-[.B$7]*[.E39]*[.F39]" office:value-type="float" office:value="0.704928907025114" calcext:value-type="float">
            <text:p>0,704928907025114</text:p>
          </table:table-cell>
          <table:table-cell table:formula="of:=[.B$5]*[.F39]+[.B$6]*[.E39]*[.F39]" office:value-type="float" office:value="3.55708609754955" calcext:value-type="float">
            <text:p>3,55708609754955</text:p>
          </table:table-cell>
        </table:table-row>
        <table:table-row table:style-name="ro1">
          <table:table-cell table:number-columns-repeated="3"/>
          <table:table-cell table:formula="of:=[.D40]+1" office:value-type="float" office:value="39" calcext:value-type="float">
            <text:p>39</text:p>
          </table:table-cell>
          <table:table-cell table:formula="of:=([.B$2]-[.B$3]*[.E40])*[.E40]-[.B$4]-[.B$7]*[.E40]*[.F40]" office:value-type="float" office:value="0.69036419851004" calcext:value-type="float">
            <text:p>0,69036419851004</text:p>
          </table:table-cell>
          <table:table-cell table:formula="of:=[.B$5]*[.F40]+[.B$6]*[.E40]*[.F40]" office:value-type="float" office:value="3.45212676928858" calcext:value-type="float">
            <text:p>3,45212676928858</text:p>
          </table:table-cell>
        </table:table-row>
        <table:table-row table:style-name="ro1">
          <table:table-cell table:number-columns-repeated="3"/>
          <table:table-cell table:formula="of:=[.D41]+1" office:value-type="float" office:value="40" calcext:value-type="float">
            <text:p>40</text:p>
          </table:table-cell>
          <table:table-cell table:formula="of:=([.B$2]-[.B$3]*[.E41])*[.E41]-[.B$4]-[.B$7]*[.E41]*[.F41]" office:value-type="float" office:value="0.677438041958813" calcext:value-type="float">
            <text:p>0,677438041958813</text:p>
          </table:table-cell>
          <table:table-cell table:formula="of:=[.B$5]*[.F41]+[.B$6]*[.E41]*[.F41]" office:value-type="float" office:value="3.34523656538322" calcext:value-type="float">
            <text:p>3,34523656538322</text:p>
          </table:table-cell>
        </table:table-row>
        <table:table-row table:style-name="ro1">
          <table:table-cell table:number-columns-repeated="3"/>
          <table:table-cell table:formula="of:=[.D42]+1" office:value-type="float" office:value="41" calcext:value-type="float">
            <text:p>41</text:p>
          </table:table-cell>
          <table:table-cell table:formula="of:=([.B$2]-[.B$3]*[.E42])*[.E42]-[.B$4]-[.B$7]*[.E42]*[.F42]" office:value-type="float" office:value="0.66609036695906" calcext:value-type="float">
            <text:p>0,66609036695906</text:p>
          </table:table-cell>
          <table:table-cell table:formula="of:=[.B$5]*[.F42]+[.B$6]*[.E42]*[.F42]" office:value-type="float" office:value="3.23733195971912" calcext:value-type="float">
            <text:p>3,23733195971912</text:p>
          </table:table-cell>
        </table:table-row>
        <table:table-row table:style-name="ro1">
          <table:table-cell table:number-columns-repeated="3"/>
          <table:table-cell table:formula="of:=[.D43]+1" office:value-type="float" office:value="42" calcext:value-type="float">
            <text:p>42</text:p>
          </table:table-cell>
          <table:table-cell table:formula="of:=([.B$2]-[.B$3]*[.E43])*[.E43]-[.B$4]-[.B$7]*[.E43]*[.F43]" office:value-type="float" office:value="0.656261999685944" calcext:value-type="float">
            <text:p>0,656261999685944</text:p>
          </table:table-cell>
          <table:table-cell table:formula="of:=[.B$5]*[.F43]+[.B$6]*[.E43]*[.F43]" office:value-type="float" office:value="3.12923432704897" calcext:value-type="float">
            <text:p>3,12923432704897</text:p>
          </table:table-cell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  <table:table-cell table:formula="of:=([.B$2]-[.B$3]*[.E44])*[.E44]-[.B$4]-[.B$7]*[.E44]*[.F44]" office:value-type="float" office:value="0.647895853748484" calcext:value-type="float">
            <text:p>0,647895853748484</text:p>
          </table:table-cell>
          <table:table-cell table:formula="of:=[.B$5]*[.F44]+[.B$6]*[.E44]*[.F44]" office:value-type="float" office:value="3.02167065203958" calcext:value-type="float">
            <text:p>3,02167065203958</text:p>
          </table:table-cell>
        </table:table-row>
        <table:table-row table:style-name="ro1">
          <table:table-cell table:number-columns-repeated="3"/>
          <table:table-cell table:formula="of:=[.D45]+1" office:value-type="float" office:value="44" calcext:value-type="float">
            <text:p>44</text:p>
          </table:table-cell>
          <table:table-cell table:formula="of:=([.B$2]-[.B$3]*[.E45])*[.E45]-[.B$4]-[.B$7]*[.E45]*[.F45]" office:value-type="float" office:value="0.640937810267199" calcext:value-type="float">
            <text:p>0,640937810267199</text:p>
          </table:table-cell>
          <table:table-cell table:formula="of:=[.B$5]*[.F45]+[.B$6]*[.E45]*[.F45]" office:value-type="float" office:value="2.91527637552061" calcext:value-type="float">
            <text:p>2,91527637552061</text:p>
          </table:table-cell>
        </table:table-row>
        <table:table-row table:style-name="ro1">
          <table:table-cell table:number-columns-repeated="3"/>
          <table:table-cell table:formula="of:=[.D46]+1" office:value-type="float" office:value="45" calcext:value-type="float">
            <text:p>45</text:p>
          </table:table-cell>
          <table:table-cell table:formula="of:=([.B$2]-[.B$3]*[.E46])*[.E46]-[.B$4]-[.B$7]*[.E46]*[.F46]" office:value-type="float" office:value="0.635337335866018" calcext:value-type="float">
            <text:p>0,635337335866018</text:p>
          </table:table-cell>
          <table:table-cell table:formula="of:=[.B$5]*[.F46]+[.B$6]*[.E46]*[.F46]" office:value-type="float" office:value="2.81059982361354" calcext:value-type="float">
            <text:p>2,81059982361354</text:p>
          </table:table-cell>
        </table:table-row>
        <table:table-row table:style-name="ro1">
          <table:table-cell table:number-columns-repeated="3"/>
          <table:table-cell table:formula="of:=[.D47]+1" office:value-type="float" office:value="46" calcext:value-type="float">
            <text:p>46</text:p>
          </table:table-cell>
          <table:table-cell table:formula="of:=([.B$2]-[.B$3]*[.E47])*[.E47]-[.B$4]-[.B$7]*[.E47]*[.F47]" office:value-type="float" office:value="0.631047883459857" calcext:value-type="float">
            <text:p>0,631047883459857</text:p>
          </table:table-cell>
          <table:table-cell table:formula="of:=[.B$5]*[.F47]+[.B$6]*[.E47]*[.F47]" office:value-type="float" office:value="2.7081077416642" calcext:value-type="float">
            <text:p>2,7081077416642</text:p>
          </table:table-cell>
        </table:table-row>
        <table:table-row table:style-name="ro1">
          <table:table-cell table:number-columns-repeated="3"/>
          <table:table-cell table:formula="of:=[.D48]+1" office:value-type="float" office:value="47" calcext:value-type="float">
            <text:p>47</text:p>
          </table:table-cell>
          <table:table-cell table:formula="of:=([.B$2]-[.B$3]*[.E48])*[.E48]-[.B$4]-[.B$7]*[.E48]*[.F48]" office:value-type="float" office:value="0.628027115698099" calcext:value-type="float">
            <text:p>0,628027115698099</text:p>
          </table:table-cell>
          <table:table-cell table:formula="of:=[.B$5]*[.F48]+[.B$6]*[.E48]*[.F48]" office:value-type="float" office:value="2.60819153335362" calcext:value-type="float">
            <text:p>2,60819153335362</text:p>
          </table:table-cell>
        </table:table-row>
        <table:table-row table:style-name="ro1">
          <table:table-cell table:number-columns-repeated="3"/>
          <table:table-cell table:formula="of:=[.D49]+1" office:value-type="float" office:value="48" calcext:value-type="float">
            <text:p>48</text:p>
          </table:table-cell>
          <table:table-cell table:formula="of:=([.B$2]-[.B$3]*[.E49])*[.E49]-[.B$4]-[.B$7]*[.E49]*[.F49]" office:value-type="float" office:value="0.626236985408741" calcext:value-type="float">
            <text:p>0,626236985408741</text:p>
          </table:table-cell>
          <table:table-cell table:formula="of:=[.B$5]*[.F49]+[.B$6]*[.E49]*[.F49]" office:value-type="float" office:value="2.51117388060629" calcext:value-type="float">
            <text:p>2,51117388060629</text:p>
          </table:table-cell>
        </table:table-row>
        <table:table-row table:style-name="ro1">
          <table:table-cell table:number-columns-repeated="3"/>
          <table:table-cell table:formula="of:=[.D50]+1" office:value-type="float" office:value="49" calcext:value-type="float">
            <text:p>49</text:p>
          </table:table-cell>
          <table:table-cell table:formula="of:=([.B$2]-[.B$3]*[.E50])*[.E50]-[.B$4]-[.B$7]*[.E50]*[.F50]" office:value-type="float" office:value="0.62564370187624" calcext:value-type="float">
            <text:p>0,62564370187624</text:p>
          </table:table-cell>
          <table:table-cell table:formula="of:=[.B$5]*[.F50]+[.B$6]*[.E50]*[.F50]" office:value-type="float" office:value="2.41731548862846" calcext:value-type="float">
            <text:p>2,41731548862846</text:p>
          </table:table-cell>
        </table:table-row>
        <table:table-row table:style-name="ro1">
          <table:table-cell table:number-columns-repeated="3"/>
          <table:table-cell table:formula="of:=[.D51]+1" office:value-type="float" office:value="50" calcext:value-type="float">
            <text:p>50</text:p>
          </table:table-cell>
          <table:table-cell table:formula="of:=([.B$2]-[.B$3]*[.E51])*[.E51]-[.B$4]-[.B$7]*[.E51]*[.F51]" office:value-type="float" office:value="0.626217606594776" calcext:value-type="float">
            <text:p>0,626217606594776</text:p>
          </table:table-cell>
          <table:table-cell table:formula="of:=[.B$5]*[.F51]+[.B$6]*[.E51]*[.F51]" office:value-type="float" office:value="2.32682176085645" calcext:value-type="float">
            <text:p>2,32682176085645</text:p>
          </table:table-cell>
        </table:table-row>
        <table:table-row table:style-name="ro1">
          <table:table-cell table:number-columns-repeated="3"/>
          <table:table-cell table:formula="of:=[.D52]+1" office:value-type="float" office:value="51" calcext:value-type="float">
            <text:p>51</text:p>
          </table:table-cell>
          <table:table-cell table:formula="of:=([.B$2]-[.B$3]*[.E52])*[.E52]-[.B$4]-[.B$7]*[.E52]*[.F52]" office:value-type="float" office:value="0.627932977448852" calcext:value-type="float">
            <text:p>0,627932977448852</text:p>
          </table:table-cell>
          <table:table-cell table:formula="of:=[.B$5]*[.F52]+[.B$6]*[.E52]*[.F52]" office:value-type="float" office:value="2.23984926017642" calcext:value-type="float">
            <text:p>2,23984926017642</text:p>
          </table:table-cell>
        </table:table-row>
        <table:table-row table:style-name="ro1">
          <table:table-cell table:number-columns-repeated="3"/>
          <table:table-cell table:formula="of:=[.D53]+1" office:value-type="float" office:value="52" calcext:value-type="float">
            <text:p>52</text:p>
          </table:table-cell>
          <table:table-cell table:formula="of:=([.B$2]-[.B$3]*[.E53])*[.E53]-[.B$4]-[.B$7]*[.E53]*[.F53]" office:value-type="float" office:value="0.63076777616912" calcext:value-type="float">
            <text:p>0,63076777616912</text:p>
          </table:table-cell>
          <table:table-cell table:formula="of:=[.B$5]*[.F53]+[.B$6]*[.E53]*[.F53]" office:value-type="float" office:value="2.15651185565669" calcext:value-type="float">
            <text:p>2,15651185565669</text:p>
          </table:table-cell>
        </table:table-row>
        <table:table-row table:style-name="ro1">
          <table:table-cell table:number-columns-repeated="3"/>
          <table:table-cell table:formula="of:=[.D54]+1" office:value-type="float" office:value="53" calcext:value-type="float">
            <text:p>53</text:p>
          </table:table-cell>
          <table:table-cell table:formula="of:=([.B$2]-[.B$3]*[.E54])*[.E54]-[.B$4]-[.B$7]*[.E54]*[.F54]" office:value-type="float" office:value="0.634703350412933" calcext:value-type="float">
            <text:p>0,634703350412933</text:p>
          </table:table-cell>
          <table:table-cell table:formula="of:=[.B$5]*[.F54]+[.B$6]*[.E54]*[.F54]" office:value-type="float" office:value="2.07688648883852" calcext:value-type="float">
            <text:p>2,07688648883852</text:p>
          </table:table-cell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  <table:table-cell table:formula="of:=([.B$2]-[.B$3]*[.E55])*[.E55]-[.B$4]-[.B$7]*[.E55]*[.F55]" office:value-type="float" office:value="0.639724098905601" calcext:value-type="float">
            <text:p>0,639724098905601</text:p>
          </table:table-cell>
          <table:table-cell table:formula="of:=[.B$5]*[.F55]+[.B$6]*[.E55]*[.F55]" office:value-type="float" office:value="2.00101852124398" calcext:value-type="float">
            <text:p>2,00101852124398</text:p>
          </table:table-cell>
        </table:table-row>
        <table:table-row table:style-name="ro1">
          <table:table-cell table:number-columns-repeated="3"/>
          <table:table-cell table:formula="of:=[.D56]+1" office:value-type="float" office:value="55" calcext:value-type="float">
            <text:p>55</text:p>
          </table:table-cell>
          <table:table-cell table:formula="of:=([.B$2]-[.B$3]*[.E56])*[.E56]-[.B$4]-[.B$7]*[.E56]*[.F56]" office:value-type="float" office:value="0.645817105706619" calcext:value-type="float">
            <text:p>0,645817105706619</text:p>
          </table:table-cell>
          <table:table-cell table:formula="of:=[.B$5]*[.F56]+[.B$6]*[.E56]*[.F56]" office:value-type="float" office:value="1.92892664615921" calcext:value-type="float">
            <text:p>1,92892664615921</text:p>
          </table:table-cell>
        </table:table-row>
        <table:table-row table:style-name="ro1">
          <table:table-cell table:number-columns-repeated="3"/>
          <table:table-cell table:formula="of:=[.D57]+1" office:value-type="float" office:value="56" calcext:value-type="float">
            <text:p>56</text:p>
          </table:table-cell>
          <table:table-cell table:formula="of:=([.B$2]-[.B$3]*[.E57])*[.E57]-[.B$4]-[.B$7]*[.E57]*[.F57]" office:value-type="float" office:value="0.652971747781725" calcext:value-type="float">
            <text:p>0,652971747781725</text:p>
          </table:table-cell>
          <table:table-cell table:formula="of:=[.B$5]*[.F57]+[.B$6]*[.E57]*[.F57]" office:value-type="float" office:value="1.86060736391758" calcext:value-type="float">
            <text:p>1,86060736391758</text:p>
          </table:table-cell>
        </table:table-row>
        <table:table-row table:style-name="ro1">
          <table:table-cell table:number-columns-repeated="3"/>
          <table:table-cell table:formula="of:=[.D58]+1" office:value-type="float" office:value="57" calcext:value-type="float">
            <text:p>57</text:p>
          </table:table-cell>
          <table:table-cell table:formula="of:=([.B$2]-[.B$3]*[.E58])*[.E58]-[.B$4]-[.B$7]*[.E58]*[.F58]" office:value-type="float" office:value="0.661179278610807" calcext:value-type="float">
            <text:p>0,661179278610807</text:p>
          </table:table-cell>
          <table:table-cell table:formula="of:=[.B$5]*[.F58]+[.B$6]*[.E58]*[.F58]" office:value-type="float" office:value="1.7960390317611" calcext:value-type="float">
            <text:p>1,7960390317611</text:p>
          </table:table-cell>
        </table:table-row>
        <table:table-row table:style-name="ro1">
          <table:table-cell table:number-columns-repeated="3"/>
          <table:table-cell table:formula="of:=[.D59]+1" office:value-type="float" office:value="58" calcext:value-type="float">
            <text:p>58</text:p>
          </table:table-cell>
          <table:table-cell table:formula="of:=([.B$2]-[.B$3]*[.E59])*[.E59]-[.B$4]-[.B$7]*[.E59]*[.F59]" office:value-type="float" office:value="0.670432389490426" calcext:value-type="float">
            <text:p>0,670432389490426</text:p>
          </table:table-cell>
          <table:table-cell table:formula="of:=[.B$5]*[.F59]+[.B$6]*[.E59]*[.F59]" office:value-type="float" office:value="1.73518550772266" calcext:value-type="float">
            <text:p>1,73518550772266</text:p>
          </table:table-cell>
        </table:table-row>
        <table:table-row table:style-name="ro1">
          <table:table-cell table:number-columns-repeated="3"/>
          <table:table-cell table:formula="of:=[.D60]+1" office:value-type="float" office:value="59" calcext:value-type="float">
            <text:p>59</text:p>
          </table:table-cell>
          <table:table-cell table:formula="of:=([.B$2]-[.B$3]*[.E60])*[.E60]-[.B$4]-[.B$7]*[.E60]*[.F60]" office:value-type="float" office:value="0.6807247494501" calcext:value-type="float">
            <text:p>0,6807247494501</text:p>
          </table:table-cell>
          <table:table-cell table:formula="of:=[.B$5]*[.F60]+[.B$6]*[.E60]*[.F60]" office:value-type="float" office:value="1.67799941356556" calcext:value-type="float">
            <text:p>1,67799941356556</text:p>
          </table:table-cell>
        </table:table-row>
        <table:table-row table:style-name="ro1">
          <table:table-cell table:number-columns-repeated="3"/>
          <table:table-cell table:formula="of:=[.D61]+1" office:value-type="float" office:value="60" calcext:value-type="float">
            <text:p>60</text:p>
          </table:table-cell>
          <table:table-cell table:formula="of:=([.B$2]-[.B$3]*[.E61])*[.E61]-[.B$4]-[.B$7]*[.E61]*[.F61]" office:value-type="float" office:value="0.692050524252156" calcext:value-type="float">
            <text:p>0,692050524252156</text:p>
          </table:table-cell>
          <table:table-cell table:formula="of:=[.B$5]*[.F61]+[.B$6]*[.E61]*[.F61]" office:value-type="float" office:value="1.62442504524668" calcext:value-type="float">
            <text:p>1,62442504524668</text:p>
          </table:table-cell>
        </table:table-row>
        <table:table-row table:style-name="ro1">
          <table:table-cell table:number-columns-repeated="3"/>
          <table:table-cell table:formula="of:=[.D62]+1" office:value-type="float" office:value="61" calcext:value-type="float">
            <text:p>61</text:p>
          </table:table-cell>
          <table:table-cell table:formula="of:=([.B$2]-[.B$3]*[.E62])*[.E62]-[.B$4]-[.B$7]*[.E62]*[.F62]" office:value-type="float" office:value="0.704403874750416" calcext:value-type="float">
            <text:p>0,704403874750416</text:p>
          </table:table-cell>
          <table:table-cell table:formula="of:=[.B$5]*[.F62]+[.B$6]*[.E62]*[.F62]" office:value-type="float" office:value="1.57440096113914" calcext:value-type="float">
            <text:p>1,57440096113914</text:p>
          </table:table-cell>
        </table:table-row>
        <table:table-row table:style-name="ro1">
          <table:table-cell table:number-columns-repeated="3"/>
          <table:table-cell table:formula="of:=[.D63]+1" office:value-type="float" office:value="62" calcext:value-type="float">
            <text:p>62</text:p>
          </table:table-cell>
          <table:table-cell table:formula="of:=([.B$2]-[.B$3]*[.E63])*[.E63]-[.B$4]-[.B$7]*[.E63]*[.F63]" office:value-type="float" office:value="0.717778434913811" calcext:value-type="float">
            <text:p>0,717778434913811</text:p>
          </table:table-cell>
          <table:table-cell table:formula="of:=[.B$5]*[.F63]+[.B$6]*[.E63]*[.F63]" office:value-type="float" office:value="1.52786227876895" calcext:value-type="float">
            <text:p>1,52786227876895</text:p>
          </table:table-cell>
        </table:table-row>
        <table:table-row table:style-name="ro1">
          <table:table-cell table:number-columns-repeated="3"/>
          <table:table-cell table:formula="of:=[.D64]+1" office:value-type="float" office:value="63" calcext:value-type="float">
            <text:p>63</text:p>
          </table:table-cell>
          <table:table-cell table:formula="of:=([.B$2]-[.B$3]*[.E64])*[.E64]-[.B$4]-[.B$7]*[.E64]*[.F64]" office:value-type="float" office:value="0.732166770052" calcext:value-type="float">
            <text:p>0,732166770052</text:p>
          </table:table-cell>
          <table:table-cell table:formula="of:=[.B$5]*[.F64]+[.B$6]*[.E64]*[.F64]" office:value-type="float" office:value="1.48474271041392" calcext:value-type="float">
            <text:p>1,48474271041392</text:p>
          </table:table-cell>
        </table:table-row>
        <table:table-row table:style-name="ro1">
          <table:table-cell table:number-columns-repeated="3"/>
          <table:table-cell table:formula="of:=[.D65]+1" office:value-type="float" office:value="64" calcext:value-type="float">
            <text:p>64</text:p>
          </table:table-cell>
          <table:table-cell table:formula="of:=([.B$2]-[.B$3]*[.E65])*[.E65]-[.B$4]-[.B$7]*[.E65]*[.F65]" office:value-type="float" office:value="0.747559816189309" calcext:value-type="float">
            <text:p>0,747559816189309</text:p>
          </table:table-cell>
          <table:table-cell table:formula="of:=[.B$5]*[.F65]+[.B$6]*[.E65]*[.F65]" office:value-type="float" office:value="1.44497636683673" calcext:value-type="float">
            <text:p>1,44497636683673</text:p>
          </table:table-cell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  <table:table-cell table:formula="of:=([.B$2]-[.B$3]*[.E66])*[.E66]-[.B$4]-[.B$7]*[.E66]*[.F66]" office:value-type="float" office:value="0.763946302101003" calcext:value-type="float">
            <text:p>0,763946302101003</text:p>
          </table:table-cell>
          <table:table-cell table:formula="of:=[.B$5]*[.F66]+[.B$6]*[.E66]*[.F66]" office:value-type="float" office:value="1.40849935687209" calcext:value-type="float">
            <text:p>1,40849935687209</text:p>
          </table:table-cell>
        </table:table-row>
        <table:table-row table:style-name="ro1">
          <table:table-cell table:number-columns-repeated="3"/>
          <table:table-cell table:formula="of:=[.D67]+1" office:value-type="float" office:value="66" calcext:value-type="float">
            <text:p>66</text:p>
          </table:table-cell>
          <table:table-cell table:formula="of:=([.B$2]-[.B$3]*[.E67])*[.E67]-[.B$4]-[.B$7]*[.E67]*[.F67]" office:value-type="float" office:value="0.781312156232408" calcext:value-type="float">
            <text:p>0,781312156232408</text:p>
          </table:table-cell>
          <table:table-cell table:formula="of:=[.B$5]*[.F67]+[.B$6]*[.E67]*[.F67]" office:value-type="float" office:value="1.37525120870429" calcext:value-type="float">
            <text:p>1,37525120870429</text:p>
          </table:table-cell>
        </table:table-row>
        <table:table-row table:style-name="ro1">
          <table:table-cell table:number-columns-repeated="3"/>
          <table:table-cell table:formula="of:=[.D68]+1" office:value-type="float" office:value="67" calcext:value-type="float">
            <text:p>67</text:p>
          </table:table-cell>
          <table:table-cell table:formula="of:=([.B$2]-[.B$3]*[.E68])*[.E68]-[.B$4]-[.B$7]*[.E68]*[.F68]" office:value-type="float" office:value="0.799639901546673" calcext:value-type="float">
            <text:p>0,799639901546673</text:p>
          </table:table-cell>
          <table:table-cell table:formula="of:=[.B$5]*[.F68]+[.B$6]*[.E68]*[.F68]" office:value-type="float" office:value="1.34517613655726" calcext:value-type="float">
            <text:p>1,34517613655726</text:p>
          </table:table-cell>
        </table:table-row>
        <table:table-row table:style-name="ro1">
          <table:table-cell table:number-columns-repeated="3"/>
          <table:table-cell table:formula="of:=[.D69]+1" office:value-type="float" office:value="68" calcext:value-type="float">
            <text:p>68</text:p>
          </table:table-cell>
          <table:table-cell table:formula="of:=([.B$2]-[.B$3]*[.E69])*[.E69]-[.B$4]-[.B$7]*[.E69]*[.F69]" office:value-type="float" office:value="0.818908042268982" calcext:value-type="float">
            <text:p>0,818908042268982</text:p>
          </table:table-cell>
          <table:table-cell table:formula="of:=[.B$5]*[.F69]+[.B$6]*[.E69]*[.F69]" office:value-type="float" office:value="1.31822417424149" calcext:value-type="float">
            <text:p>1,31822417424149</text:p>
          </table:table-cell>
        </table:table-row>
        <table:table-row table:style-name="ro1">
          <table:table-cell table:number-columns-repeated="3"/>
          <table:table-cell table:formula="of:=[.D70]+1" office:value-type="float" office:value="69" calcext:value-type="float">
            <text:p>69</text:p>
          </table:table-cell>
          <table:table-cell table:formula="of:=([.B$2]-[.B$3]*[.E70])*[.E70]-[.B$4]-[.B$7]*[.E70]*[.F70]" office:value-type="float" office:value="0.839090447489101" calcext:value-type="float">
            <text:p>0,839090447489101</text:p>
          </table:table-cell>
          <table:table-cell table:formula="of:=[.B$5]*[.F70]+[.B$6]*[.E70]*[.F70]" office:value-type="float" office:value="1.29435219459731" calcext:value-type="float">
            <text:p>1,29435219459731</text:p>
          </table:table-cell>
        </table:table-row>
        <table:table-row table:style-name="ro1">
          <table:table-cell table:number-columns-repeated="3"/>
          <table:table-cell table:formula="of:=[.D71]+1" office:value-type="float" office:value="70" calcext:value-type="float">
            <text:p>70</text:p>
          </table:table-cell>
          <table:table-cell table:formula="of:=([.B$2]-[.B$3]*[.E71])*[.E71]-[.B$4]-[.B$7]*[.E71]*[.F71]" office:value-type="float" office:value="0.860155737622524" calcext:value-type="float">
            <text:p>0,860155737622524</text:p>
          </table:table-cell>
          <table:table-cell table:formula="of:=[.B$5]*[.F71]+[.B$6]*[.E71]*[.F71]" office:value-type="float" office:value="1.2735248313549" calcext:value-type="float">
            <text:p>1,2735248313549</text:p>
          </table:table-cell>
        </table:table-row>
        <table:table-row table:style-name="ro1">
          <table:table-cell table:number-columns-repeated="3"/>
          <table:table-cell table:formula="of:=[.D72]+1" office:value-type="float" office:value="71" calcext:value-type="float">
            <text:p>71</text:p>
          </table:table-cell>
          <table:table-cell table:formula="of:=([.B$2]-[.B$3]*[.E72])*[.E72]-[.B$4]-[.B$7]*[.E72]*[.F72]" office:value-type="float" office:value="0.882066680781934" calcext:value-type="float">
            <text:p>0,882066680781934</text:p>
          </table:table-cell>
          <table:table-cell table:formula="of:=[.B$5]*[.F72]+[.B$6]*[.E72]*[.F72]" office:value-type="float" office:value="1.25571531728888" calcext:value-type="float">
            <text:p>1,25571531728888</text:p>
          </table:table-cell>
        </table:table-row>
        <table:table-row table:style-name="ro1">
          <table:table-cell table:number-columns-repeated="3"/>
          <table:table-cell table:formula="of:=[.D73]+1" office:value-type="float" office:value="72" calcext:value-type="float">
            <text:p>72</text:p>
          </table:table-cell>
          <table:table-cell table:formula="of:=([.B$2]-[.B$3]*[.E73])*[.E73]-[.B$4]-[.B$7]*[.E73]*[.F73]" office:value-type="float" office:value="0.904779607141197" calcext:value-type="float">
            <text:p>0,904779607141197</text:p>
          </table:table-cell>
          <table:table-cell table:formula="of:=[.B$5]*[.F73]+[.B$6]*[.E73]*[.F73]" office:value-type="float" office:value="1.24090624975279" calcext:value-type="float">
            <text:p>1,24090624975279</text:p>
          </table:table-cell>
        </table:table-row>
        <table:table-row table:style-name="ro1">
          <table:table-cell table:number-columns-repeated="3"/>
          <table:table-cell table:formula="of:=[.D74]+1" office:value-type="float" office:value="73" calcext:value-type="float">
            <text:p>73</text:p>
          </table:table-cell>
          <table:table-cell table:formula="of:=([.B$2]-[.B$3]*[.E74])*[.E74]-[.B$4]-[.B$7]*[.E74]*[.F74]" office:value-type="float" office:value="0.928243850347352" calcext:value-type="float">
            <text:p>0,928243850347352</text:p>
          </table:table-cell>
          <table:table-cell table:formula="of:=[.B$5]*[.F74]+[.B$6]*[.E74]*[.F74]" office:value-type="float" office:value="1.22909029169255" calcext:value-type="float">
            <text:p>1,22909029169255</text:p>
          </table:table-cell>
        </table:table-row>
        <table:table-row table:style-name="ro1">
          <table:table-cell table:number-columns-repeated="3"/>
          <table:table-cell table:formula="of:=[.D75]+1" office:value-type="float" office:value="74" calcext:value-type="float">
            <text:p>74</text:p>
          </table:table-cell>
          <table:table-cell table:formula="of:=([.B$2]-[.B$3]*[.E75])*[.E75]-[.B$4]-[.B$7]*[.E75]*[.F75]" office:value-type="float" office:value="0.952401225915152" calcext:value-type="float">
            <text:p>0,952401225915152</text:p>
          </table:table-cell>
          <table:table-cell table:formula="of:=[.B$5]*[.F75]+[.B$6]*[.E75]*[.F75]" office:value-type="float" office:value="1.22027081300182" calcext:value-type="float">
            <text:p>1,22027081300182</text:p>
          </table:table-cell>
        </table:table-row>
        <table:table-row table:style-name="ro1">
          <table:table-cell table:number-columns-repeated="3"/>
          <table:table-cell table:formula="of:=[.D76]+1" office:value-type="float" office:value="75" calcext:value-type="float">
            <text:p>75</text:p>
          </table:table-cell>
          <table:table-cell table:formula="of:=([.B$2]-[.B$3]*[.E76])*[.E76]-[.B$4]-[.B$7]*[.E76]*[.F76]" office:value-type="float" office:value="0.977185557287899" calcext:value-type="float">
            <text:p>0,977185557287899</text:p>
          </table:table-cell>
          <table:table-cell table:formula="of:=[.B$5]*[.F76]+[.B$6]*[.E76]*[.F76]" office:value-type="float" office:value="1.21446247352678" calcext:value-type="float">
            <text:p>1,21446247352678</text:p>
          </table:table-cell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  <table:table-cell table:formula="of:=([.B$2]-[.B$3]*[.E77])*[.E77]-[.B$4]-[.B$7]*[.E77]*[.F77]" office:value-type="float" office:value="1.00252226083556" calcext:value-type="float">
            <text:p>1,00252226083556</text:p>
          </table:table-cell>
          <table:table-cell table:formula="of:=[.B$5]*[.F77]+[.B$6]*[.E77]*[.F77]" office:value-type="float" office:value="1.21169174507395" calcext:value-type="float">
            <text:p>1,21169174507395</text:p>
          </table:table-cell>
        </table:table-row>
        <table:table-row table:style-name="ro1">
          <table:table-cell table:number-columns-repeated="3"/>
          <table:table-cell table:formula="of:=[.D78]+1" office:value-type="float" office:value="77" calcext:value-type="float">
            <text:p>77</text:p>
          </table:table-cell>
          <table:table-cell table:formula="of:=([.B$2]-[.B$3]*[.E78])*[.E78]-[.B$4]-[.B$7]*[.E78]*[.F78]" office:value-type="float" office:value="1.02832800146084" calcext:value-type="float">
            <text:p>1,02832800146084</text:p>
          </table:table-cell>
          <table:table-cell table:formula="of:=[.B$5]*[.F78]+[.B$6]*[.E78]*[.F78]" office:value-type="float" office:value="1.21199736533729" calcext:value-type="float">
            <text:p>1,21199736533729</text:p>
          </table:table-cell>
        </table:table-row>
        <table:table-row table:style-name="ro1">
          <table:table-cell table:number-columns-repeated="3"/>
          <table:table-cell table:formula="of:=[.D79]+1" office:value-type="float" office:value="78" calcext:value-type="float">
            <text:p>78</text:p>
          </table:table-cell>
          <table:table-cell table:formula="of:=([.B$2]-[.B$3]*[.E79])*[.E79]-[.B$4]-[.B$7]*[.E79]*[.F79]" office:value-type="float" office:value="1.05451043067981" calcext:value-type="float">
            <text:p>1,05451043067981</text:p>
          </table:table-cell>
          <table:table-cell table:formula="of:=[.B$5]*[.F79]+[.B$6]*[.E79]*[.F79]" office:value-type="float" office:value="1.21543071165087" calcext:value-type="float">
            <text:p>1,21543071165087</text:p>
          </table:table-cell>
        </table:table-row>
        <table:table-row table:style-name="ro1">
          <table:table-cell table:number-columns-repeated="3"/>
          <table:table-cell table:formula="of:=[.D80]+1" office:value-type="float" office:value="79" calcext:value-type="float">
            <text:p>79</text:p>
          </table:table-cell>
          <table:table-cell table:formula="of:=([.B$2]-[.B$3]*[.E80])*[.E80]-[.B$4]-[.B$7]*[.E80]*[.F80]" office:value-type="float" office:value="1.08096801903133" calcext:value-type="float">
            <text:p>1,08096801903133</text:p>
          </table:table-cell>
          <table:table-cell table:formula="of:=[.B$5]*[.F80]+[.B$6]*[.E80]*[.F80]" office:value-type="float" office:value="1.22205607680623" calcext:value-type="float">
            <text:p>1,22205607680623</text:p>
          </table:table-cell>
        </table:table-row>
        <table:table-row table:style-name="ro1">
          <table:table-cell table:number-columns-repeated="3"/>
          <table:table-cell table:formula="of:=[.D81]+1" office:value-type="float" office:value="80" calcext:value-type="float">
            <text:p>80</text:p>
          </table:table-cell>
          <table:table-cell table:formula="of:=([.B$2]-[.B$3]*[.E81])*[.E81]-[.B$4]-[.B$7]*[.E81]*[.F81]" office:value-type="float" office:value="1.1075899944596" calcext:value-type="float">
            <text:p>1,1075899944596</text:p>
          </table:table-cell>
          <table:table-cell table:formula="of:=[.B$5]*[.F81]+[.B$6]*[.E81]*[.F81]" office:value-type="float" office:value="1.23195082277465" calcext:value-type="float">
            <text:p>1,23195082277465</text:p>
          </table:table-cell>
        </table:table-row>
        <table:table-row table:style-name="ro1">
          <table:table-cell table:number-columns-repeated="3"/>
          <table:table-cell table:formula="of:=[.D82]+1" office:value-type="float" office:value="81" calcext:value-type="float">
            <text:p>81</text:p>
          </table:table-cell>
          <table:table-cell table:formula="of:=([.B$2]-[.B$3]*[.E82])*[.E82]-[.B$4]-[.B$7]*[.E82]*[.F82]" office:value-type="float" office:value="1.13425639793132" calcext:value-type="float">
            <text:p>1,13425639793132</text:p>
          </table:table-cell>
          <table:table-cell table:formula="of:=[.B$5]*[.F82]+[.B$6]*[.E82]*[.F82]" office:value-type="float" office:value="1.24520538099433" calcext:value-type="float">
            <text:p>1,24520538099433</text:p>
          </table:table-cell>
        </table:table-row>
        <table:table-row table:style-name="ro1">
          <table:table-cell table:number-columns-repeated="3"/>
          <table:table-cell table:formula="of:=[.D83]+1" office:value-type="float" office:value="82" calcext:value-type="float">
            <text:p>82</text:p>
          </table:table-cell>
          <table:table-cell table:formula="of:=([.B$2]-[.B$3]*[.E83])*[.E83]-[.B$4]-[.B$7]*[.E83]*[.F83]" office:value-type="float" office:value="1.16083826703438" calcext:value-type="float">
            <text:p>1,16083826703438</text:p>
          </table:table-cell>
          <table:table-cell table:formula="of:=[.B$5]*[.F83]+[.B$6]*[.E83]*[.F83]" office:value-type="float" office:value="1.26192305990803" calcext:value-type="float">
            <text:p>1,26192305990803</text:p>
          </table:table-cell>
        </table:table-row>
        <table:table-row table:style-name="ro1">
          <table:table-cell table:number-columns-repeated="3"/>
          <table:table-cell table:formula="of:=[.D84]+1" office:value-type="float" office:value="83" calcext:value-type="float">
            <text:p>83</text:p>
          </table:table-cell>
          <table:table-cell table:formula="of:=([.B$2]-[.B$3]*[.E84])*[.E84]-[.B$4]-[.B$7]*[.E84]*[.F84]" office:value-type="float" office:value="1.18719795771159" calcext:value-type="float">
            <text:p>1,18719795771159</text:p>
          </table:table-cell>
          <table:table-cell table:formula="of:=[.B$5]*[.F84]+[.B$6]*[.E84]*[.F84]" office:value-type="float" office:value="1.28221961171666" calcext:value-type="float">
            <text:p>1,28221961171666</text:p>
          </table:table-cell>
        </table:table-row>
        <table:table-row table:style-name="ro1">
          <table:table-cell table:number-columns-repeated="3"/>
          <table:table-cell table:formula="of:=[.D85]+1" office:value-type="float" office:value="84" calcext:value-type="float">
            <text:p>84</text:p>
          </table:table-cell>
          <table:table-cell table:formula="of:=([.B$2]-[.B$3]*[.E85])*[.E85]-[.B$4]-[.B$7]*[.E85]*[.F85]" office:value-type="float" office:value="1.21318961367155" calcext:value-type="float">
            <text:p>1,21318961367155</text:p>
          </table:table-cell>
          <table:table-cell table:formula="of:=[.B$5]*[.F85]+[.B$6]*[.E85]*[.F85]" office:value-type="float" office:value="1.30622250098177" calcext:value-type="float">
            <text:p>1,30622250098177</text:p>
          </table:table-cell>
        </table:table-row>
        <table:table-row table:style-name="ro1">
          <table:table-cell table:number-columns-repeated="3"/>
          <table:table-cell table:formula="of:=[.D86]+1" office:value-type="float" office:value="85" calcext:value-type="float">
            <text:p>85</text:p>
          </table:table-cell>
          <table:table-cell table:formula="of:=([.B$2]-[.B$3]*[.E86])*[.E86]-[.B$4]-[.B$7]*[.E86]*[.F86]" office:value-type="float" office:value="1.23865979245039" calcext:value-type="float">
            <text:p>1,23865979245039</text:p>
          </table:table-cell>
          <table:table-cell table:formula="of:=[.B$5]*[.F86]+[.B$6]*[.E86]*[.F86]" office:value-type="float" office:value="1.33406980801711" calcext:value-type="float">
            <text:p>1,33406980801711</text:p>
          </table:table-cell>
        </table:table-row>
        <table:table-row table:style-name="ro1">
          <table:table-cell table:number-columns-repeated="3"/>
          <table:table-cell table:formula="of:=[.D87]+1" office:value-type="float" office:value="86" calcext:value-type="float">
            <text:p>86</text:p>
          </table:table-cell>
          <table:table-cell table:formula="of:=([.B$2]-[.B$3]*[.E87])*[.E87]-[.B$4]-[.B$7]*[.E87]*[.F87]" office:value-type="float" office:value="1.26344825662218" calcext:value-type="float">
            <text:p>1,26344825662218</text:p>
          </table:table-cell>
          <table:table-cell table:formula="of:=[.B$5]*[.F87]+[.B$6]*[.E87]*[.F87]" office:value-type="float" office:value="1.36590869036668" calcext:value-type="float">
            <text:p>1,36590869036668</text:p>
          </table:table-cell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  <table:table-cell table:formula="of:=([.B$2]-[.B$3]*[.E88])*[.E88]-[.B$4]-[.B$7]*[.E88]*[.F88]" office:value-type="float" office:value="1.28738893829857" calcext:value-type="float">
            <text:p>1,28738893829857</text:p>
          </table:table-cell>
          <table:table-cell table:formula="of:=[.B$5]*[.F88]+[.B$6]*[.E88]*[.F88]" office:value-type="float" office:value="1.4018933166849" calcext:value-type="float">
            <text:p>1,4018933166849</text:p>
          </table:table-cell>
        </table:table-row>
        <table:table-row table:style-name="ro1">
          <table:table-cell table:number-columns-repeated="3"/>
          <table:table-cell table:formula="of:=[.D89]+1" office:value-type="float" office:value="88" calcext:value-type="float">
            <text:p>88</text:p>
          </table:table-cell>
          <table:table-cell table:formula="of:=([.B$2]-[.B$3]*[.E89])*[.E89]-[.B$4]-[.B$7]*[.E89]*[.F89]" office:value-type="float" office:value="1.31031108480332" calcext:value-type="float">
            <text:p>1,31031108480332</text:p>
          </table:table-cell>
          <table:table-cell table:formula="of:=[.B$5]*[.F89]+[.B$6]*[.E89]*[.F89]" office:value-type="float" office:value="1.44218217987389" calcext:value-type="float">
            <text:p>1,44218217987389</text:p>
          </table:table-cell>
        </table:table-row>
        <table:table-row table:style-name="ro1">
          <table:table-cell table:number-columns-repeated="3"/>
          <table:table-cell table:formula="of:=[.D90]+1" office:value-type="float" office:value="89" calcext:value-type="float">
            <text:p>89</text:p>
          </table:table-cell>
          <table:table-cell table:formula="of:=([.B$2]-[.B$3]*[.E90])*[.E90]-[.B$4]-[.B$7]*[.E90]*[.F90]" office:value-type="float" office:value="1.33204059318301" calcext:value-type="float">
            <text:p>1,33204059318301</text:p>
          </table:table-cell>
          <table:table-cell table:formula="of:=[.B$5]*[.F90]+[.B$6]*[.E90]*[.F90]" office:value-type="float" office:value="1.48693469154596" calcext:value-type="float">
            <text:p>1,48693469154596</text:p>
          </table:table-cell>
        </table:table-row>
        <table:table-row table:style-name="ro1">
          <table:table-cell table:number-columns-repeated="3"/>
          <table:table-cell table:formula="of:=[.D91]+1" office:value-type="float" office:value="90" calcext:value-type="float">
            <text:p>90</text:p>
          </table:table-cell>
          <table:table-cell table:formula="of:=([.B$2]-[.B$3]*[.E91])*[.E91]-[.B$4]-[.B$7]*[.E91]*[.F91]" office:value-type="float" office:value="1.35240154087366" calcext:value-type="float">
            <text:p>1,35240154087366</text:p>
          </table:table-cell>
          <table:table-cell table:formula="of:=[.B$5]*[.F91]+[.B$6]*[.E91]*[.F91]" office:value-type="float" office:value="1.53630695924649" calcext:value-type="float">
            <text:p>1,53630695924649</text:p>
          </table:table-cell>
        </table:table-row>
        <table:table-row table:style-name="ro1">
          <table:table-cell table:number-columns-repeated="3"/>
          <table:table-cell table:formula="of:=[.D92]+1" office:value-type="float" office:value="91" calcext:value-type="float">
            <text:p>91</text:p>
          </table:table-cell>
          <table:table-cell table:formula="of:=([.B$2]-[.B$3]*[.E92])*[.E92]-[.B$4]-[.B$7]*[.E92]*[.F92]" office:value-type="float" office:value="1.37121791914951" calcext:value-type="float">
            <text:p>1,37121791914951</text:p>
          </table:table-cell>
          <table:table-cell table:formula="of:=[.B$5]*[.F92]+[.B$6]*[.E92]*[.F92]" office:value-type="float" office:value="1.59044665321583" calcext:value-type="float">
            <text:p>1,59044665321583</text:p>
          </table:table-cell>
        </table:table-row>
        <table:table-row table:style-name="ro1">
          <table:table-cell table:number-columns-repeated="3"/>
          <table:table-cell table:formula="of:=[.D93]+1" office:value-type="float" office:value="92" calcext:value-type="float">
            <text:p>92</text:p>
          </table:table-cell>
          <table:table-cell table:formula="of:=([.B$2]-[.B$3]*[.E93])*[.E93]-[.B$4]-[.B$7]*[.E93]*[.F93]" office:value-type="float" office:value="1.38831557460374" calcext:value-type="float">
            <text:p>1,38831557460374</text:p>
          </table:table-cell>
          <table:table-cell table:formula="of:=[.B$5]*[.F93]+[.B$6]*[.E93]*[.F93]" office:value-type="float" office:value="1.64948688292834" calcext:value-type="float">
            <text:p>1,64948688292834</text:p>
          </table:table-cell>
        </table:table-row>
        <table:table-row table:style-name="ro1">
          <table:table-cell table:number-columns-repeated="3"/>
          <table:table-cell table:formula="of:=[.D94]+1" office:value-type="float" office:value="93" calcext:value-type="float">
            <text:p>93</text:p>
          </table:table-cell>
          <table:table-cell table:formula="of:=([.B$2]-[.B$3]*[.E94])*[.E94]-[.B$4]-[.B$7]*[.E94]*[.F94]" office:value-type="float" office:value="1.40352436143002" calcext:value-type="float">
            <text:p>1,40352436143002</text:p>
          </table:table-cell>
          <table:table-cell table:formula="of:=[.B$5]*[.F94]+[.B$6]*[.E94]*[.F94]" office:value-type="float" office:value="1.7135390276029" calcext:value-type="float">
            <text:p>1,7135390276029</text:p>
          </table:table-cell>
        </table:table-row>
        <table:table-row table:style-name="ro1">
          <table:table-cell table:number-columns-repeated="3"/>
          <table:table-cell table:formula="of:=[.D95]+1" office:value-type="float" office:value="94" calcext:value-type="float">
            <text:p>94</text:p>
          </table:table-cell>
          <table:table-cell table:formula="of:=([.B$2]-[.B$3]*[.E95])*[.E95]-[.B$4]-[.B$7]*[.E95]*[.F95]" office:value-type="float" office:value="1.41668050318916" calcext:value-type="float">
            <text:p>1,41668050318916</text:p>
          </table:table-cell>
          <table:table-cell table:formula="of:=[.B$5]*[.F95]+[.B$6]*[.E95]*[.F95]" office:value-type="float" office:value="1.78268450179279" calcext:value-type="float">
            <text:p>1,78268450179279</text:p>
          </table:table-cell>
        </table:table-row>
        <table:table-row table:style-name="ro1">
          <table:table-cell table:number-columns-repeated="3"/>
          <table:table-cell table:formula="of:=[.D96]+1" office:value-type="float" office:value="95" calcext:value-type="float">
            <text:p>95</text:p>
          </table:table-cell>
          <table:table-cell table:formula="of:=([.B$2]-[.B$3]*[.E96])*[.E96]-[.B$4]-[.B$7]*[.E96]*[.F96]" office:value-type="float" office:value="1.42762915652404" calcext:value-type="float">
            <text:p>1,42762915652404</text:p>
          </table:table-cell>
          <table:table-cell table:formula="of:=[.B$5]*[.F96]+[.B$6]*[.E96]*[.F96]" office:value-type="float" office:value="1.85696548931624" calcext:value-type="float">
            <text:p>1,85696548931624</text:p>
          </table:table-cell>
        </table:table-row>
        <table:table-row table:style-name="ro1">
          <table:table-cell table:number-columns-repeated="3"/>
          <table:table-cell table:formula="of:=[.D97]+1" office:value-type="float" office:value="96" calcext:value-type="float">
            <text:p>96</text:p>
          </table:table-cell>
          <table:table-cell table:formula="of:=([.B$2]-[.B$3]*[.E97])*[.E97]-[.B$4]-[.B$7]*[.E97]*[.F97]" office:value-type="float" office:value="1.43622716041558" calcext:value-type="float">
            <text:p>1,43622716041558</text:p>
          </table:table-cell>
          <table:table-cell table:formula="of:=[.B$5]*[.F97]+[.B$6]*[.E97]*[.F97]" office:value-type="float" office:value="1.9363747479053" calcext:value-type="float">
            <text:p>1,9363747479053</text:p>
          </table:table-cell>
        </table:table-row>
        <table:table-row table:style-name="ro1">
          <table:table-cell table:number-columns-repeated="3"/>
          <table:table-cell table:formula="of:=[.D98]+1" office:value-type="float" office:value="97" calcext:value-type="float">
            <text:p>97</text:p>
          </table:table-cell>
          <table:table-cell table:formula="of:=([.B$2]-[.B$3]*[.E98])*[.E98]-[.B$4]-[.B$7]*[.E98]*[.F98]" office:value-type="float" office:value="1.44234594265399" calcext:value-type="float">
            <text:p>1,44234594265399</text:p>
          </table:table-cell>
          <table:table-cell table:formula="of:=[.B$5]*[.F98]+[.B$6]*[.E98]*[.F98]" office:value-type="float" office:value="2.02084467368321" calcext:value-type="float">
            <text:p>2,02084467368321</text:p>
          </table:table-cell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  <table:table-cell table:formula="of:=([.B$2]-[.B$3]*[.E99])*[.E99]-[.B$4]-[.B$7]*[.E99]*[.F99]" office:value-type="float" office:value="1.44587454005425" calcext:value-type="float">
            <text:p>1,44587454005425</text:p>
          </table:table-cell>
          <table:table-cell table:formula="of:=[.B$5]*[.F99]+[.B$6]*[.E99]*[.F99]" office:value-type="float" office:value="2.11023591789698" calcext:value-type="float">
            <text:p>2,11023591789698</text:p>
          </table:table-cell>
        </table:table-row>
        <table:table-row table:style-name="ro1">
          <table:table-cell table:number-columns-repeated="3"/>
          <table:table-cell table:formula="of:=[.D100]+1" office:value-type="float" office:value="99" calcext:value-type="float">
            <text:p>99</text:p>
          </table:table-cell>
          <table:table-cell table:formula="of:=([.B$2]-[.B$3]*[.E100])*[.E100]-[.B$4]-[.B$7]*[.E100]*[.F100]" office:value-type="float" office:value="1.44672267074846" calcext:value-type="float">
            <text:p>1,44672267074846</text:p>
          </table:table-cell>
          <table:table-cell table:formula="of:=[.B$5]*[.F100]+[.B$6]*[.E100]*[.F100]" office:value-type="float" office:value="2.20432596482681" calcext:value-type="float">
            <text:p>2,20432596482681</text:p>
          </table:table-cell>
        </table:table-row>
        <table:table-row table:style-name="ro1">
          <table:table-cell table:number-columns-repeated="3"/>
          <table:table-cell table:formula="of:=[.D101]+1" office:value-type="float" office:value="100" calcext:value-type="float">
            <text:p>100</text:p>
          </table:table-cell>
          <table:table-cell table:formula="of:=([.B$2]-[.B$3]*[.E101])*[.E101]-[.B$4]-[.B$7]*[.E101]*[.F101]" office:value-type="float" office:value="1.44482377630089" calcext:value-type="float">
            <text:p>1,44482377630089</text:p>
          </table:table-cell>
          <table:table-cell table:formula="of:=[.B$5]*[.F101]+[.B$6]*[.E101]*[.F101]" office:value-type="float" office:value="2.30279820304757" calcext:value-type="float">
            <text:p>2,30279820304757</text:p>
          </table:table-cell>
        </table:table-row>
      </table:table>
      <table:table table:name="Вариант 6" table:style-name="ta1">
        <table:shapes>
          <draw:frame draw:z-index="0" draw:style-name="gr1" draw:text-style-name="P1" svg:width="16.019cm" svg:height="9.004cm" svg:x="0.604cm" svg:y="3.772cm">
            <draw:object draw:notify-on-update-of-ranges="'Вариант 6'.E1:'Вариант 6'.E1 'Вариант 6'.E2:'Вариант 6'.E102 'Вариант 6'.F1:'Вариант 6'.F1 'Вариант 6'.F2:'Вариант 6'.F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5cm" svg:x="0.633cm" svg:y="13.254cm">
            <draw:object draw:notify-on-update-of-ranges="'Вариант 6'.E1:'Вариант 6'.E1 'Вариант 6'.E2:'Вариант 6'.E12 'Вариант 6'.F1:'Вариант 6'.F1 'Вариант 6'.F2:'Вариант 6'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= коэффициент размножения карасей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b = коэффициент перенаселённости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([.B$2]-[.B$3]*[.E2])*[.E2]-[.B$4]-[.B$7]*[.E2]*[.F2]" office:value-type="float" office:value="1.5265" calcext:value-type="float">
            <text:p>1,5265</text:p>
          </table:table-cell>
          <table:table-cell table:formula="of:=[.B$5]*[.F2]+[.B$6]*[.E2]*[.F2]" office:value-type="float" office:value="1.575" calcext:value-type="float">
            <text:p>1,575</text:p>
          </table:table-cell>
        </table:table-row>
        <table:table-row table:style-name="ro1">
          <table:table-cell office:value-type="string" calcext:value-type="string">
            <text:p>c = ежегодный отлов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style-name="ce2" table:formula="of:=([.B$2]-[.B$3]*[.E3])*[.E3]-[.B$4]-[.B$7]*[.E3]*[.F3]" office:value-type="float" office:value="1.5503181825" calcext:value-type="float">
            <text:p>1,5503</text:p>
          </table:table-cell>
          <table:table-cell table:style-name="ce2" table:formula="of:=[.B$5]*[.F3]+[.B$6]*[.E3]*[.F3]" office:value-type="float" office:value="1.65792375" calcext:value-type="float">
            <text:p>1,6579</text:p>
          </table:table-cell>
        </table:table-row>
        <table:table-row table:style-name="ro1">
          <table:table-cell office:value-type="string" calcext:value-type="string">
            <text:p>d = коэффициент естественной убыли щук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style-name="ce2" table:formula="of:=([.B$2]-[.B$3]*[.E4])*[.E4]-[.B$4]-[.B$7]*[.E4]*[.F4]" office:value-type="float" office:value="1.57114112913883" calcext:value-type="float">
            <text:p>1,5711</text:p>
          </table:table-cell>
          <table:table-cell table:style-name="ce2" table:formula="of:=[.B$5]*[.F4]+[.B$6]*[.E4]*[.F4]" office:value-type="float" office:value="1.74916230848236" calcext:value-type="float">
            <text:p>1,7492</text:p>
          </table:table-cell>
        </table:table-row>
        <table:table-row table:style-name="ro1">
          <table:table-cell office:value-type="string" calcext:value-type="string">
            <text:p>e = коэффициент роста числа щук за счёт поглощения карасей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style-name="ce2" table:formula="of:=([.B$2]-[.B$3]*[.E5])*[.E5]-[.B$4]-[.B$7]*[.E5]*[.F5]" office:value-type="float" office:value="1.58866393850947" calcext:value-type="float">
            <text:p>1,5887</text:p>
          </table:table-cell>
          <table:table-cell table:style-name="ce2" table:formula="of:=[.B$5]*[.F5]+[.B$6]*[.E5]*[.F5]" office:value-type="float" office:value="1.84906416207373" calcext:value-type="float">
            <text:p>1,8491</text:p>
          </table:table-cell>
        </table:table-row>
        <table:table-row table:style-name="ro1">
          <table:table-cell office:value-type="string" calcext:value-type="string">
            <text:p>f = вероятность гибели карася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style-name="ce2" table:formula="of:=([.B$2]-[.B$3]*[.E6])*[.E6]-[.B$4]-[.B$7]*[.E6]*[.F6]" office:value-type="float" office:value="1.60259589162033" calcext:value-type="float">
            <text:p>1,6026</text:p>
          </table:table-cell>
          <table:table-cell table:style-name="ce2" table:formula="of:=[.B$5]*[.F6]+[.B$6]*[.E6]*[.F6]" office:value-type="float" office:value="1.95791190129403" calcext:value-type="float">
            <text:p>1,9579</text:p>
          </table:table-cell>
        </table:table-row>
        <table:table-row table:style-name="ro1">
          <table:table-cell table:number-columns-repeated="3"/>
          <table:table-cell table:formula="of:=[.D7]+1" office:value-type="float" office:value="6" calcext:value-type="float">
            <text:p>6</text:p>
          </table:table-cell>
          <table:table-cell table:style-name="ce2" table:formula="of:=([.B$2]-[.B$3]*[.E7])*[.E7]-[.B$4]-[.B$7]*[.E7]*[.F7]" office:value-type="float" office:value="1.61266681699356" calcext:value-type="float">
            <text:p>1,6127</text:p>
          </table:table-cell>
          <table:table-cell table:style-name="ce2" table:formula="of:=[.B$5]*[.F7]+[.B$6]*[.E7]*[.F7]" office:value-type="float" office:value="2.07589486808146" calcext:value-type="float">
            <text:p>2,0759</text:p>
          </table:table-cell>
        </table:table-row>
        <table:table-row table:style-name="ro1">
          <table:table-cell table:number-columns-repeated="3"/>
          <table:table-cell table:formula="of:=[.D8]+1" office:value-type="float" office:value="7" calcext:value-type="float">
            <text:p>7</text:p>
          </table:table-cell>
          <table:table-cell table:style-name="ce2" table:formula="of:=([.B$2]-[.B$3]*[.E8])*[.E8]-[.B$4]-[.B$7]*[.E8]*[.F8]" office:value-type="float" office:value="1.61863413632947" calcext:value-type="float">
            <text:p>1,6186</text:p>
          </table:table-cell>
          <table:table-cell table:style-name="ce2" table:formula="of:=[.B$5]*[.F8]+[.B$6]*[.E8]*[.F8]" office:value-type="float" office:value="2.20307805820554" calcext:value-type="float">
            <text:p>2,2031</text:p>
          </table:table-cell>
        </table:table-row>
        <table:table-row table:style-name="ro1">
          <table:table-cell table:number-columns-repeated="3"/>
          <table:table-cell table:formula="of:=[.D9]+1" office:value-type="float" office:value="8" calcext:value-type="float">
            <text:p>8</text:p>
          </table:table-cell>
          <table:table-cell table:style-name="ce2" table:formula="of:=([.B$2]-[.B$3]*[.E9])*[.E9]-[.B$4]-[.B$7]*[.E9]*[.F9]" office:value-type="float" office:value="1.62029051376147" calcext:value-type="float">
            <text:p>1,6203</text:p>
          </table:table-cell>
          <table:table-cell table:style-name="ce2" table:formula="of:=[.B$5]*[.F9]+[.B$6]*[.E9]*[.F9]" office:value-type="float" office:value="2.33936798738598" calcext:value-type="float">
            <text:p>2,3394</text:p>
          </table:table-cell>
        </table:table-row>
        <table:table-row table:style-name="ro1">
          <table:table-cell table:number-columns-repeated="3"/>
          <table:table-cell table:formula="of:=[.D10]+1" office:value-type="float" office:value="9" calcext:value-type="float">
            <text:p>9</text:p>
          </table:table-cell>
          <table:table-cell table:style-name="ce2" table:formula="of:=([.B$2]-[.B$3]*[.E10])*[.E10]-[.B$4]-[.B$7]*[.E10]*[.F10]" office:value-type="float" office:value="1.61747195258745" calcext:value-type="float">
            <text:p>1,6175</text:p>
          </table:table-cell>
          <table:table-cell table:style-name="ce2" table:formula="of:=[.B$5]*[.F10]+[.B$6]*[.E10]*[.F10]" office:value-type="float" office:value="2.48447676446326" calcext:value-type="float">
            <text:p>2,4845</text:p>
          </table:table-cell>
        </table:table-row>
        <table:table-row table:style-name="ro1">
          <table:table-cell table:number-columns-repeated="3"/>
          <table:table-cell table:formula="of:=[.D11]+1" office:value-type="float" office:value="10" calcext:value-type="float">
            <text:p>10</text:p>
          </table:table-cell>
          <table:table-cell table:style-name="ce2" table:formula="of:=([.B$2]-[.B$3]*[.E11])*[.E11]-[.B$4]-[.B$7]*[.E11]*[.F11]" office:value-type="float" office:value="1.61006608437201" calcext:value-type="float">
            <text:p>1,6101</text:p>
          </table:table-cell>
          <table:table-cell table:style-name="ce2" table:formula="of:=[.B$5]*[.F11]+[.B$6]*[.E11]*[.F11]" office:value-type="float" office:value="2.63788623635438" calcext:value-type="float">
            <text:p>2,6379</text:p>
          </table:table-cell>
        </table:table-row>
        <table:table-row table:style-name="ro1">
          <table:table-cell table:number-columns-repeated="3"/>
          <table:table-cell table:formula="of:=[.D12]+1" office:value-type="float" office:value="11" calcext:value-type="float">
            <text:p>11</text:p>
          </table:table-cell>
          <table:table-cell table:formula="of:=([.B$2]-[.B$3]*[.E12])*[.E12]-[.B$4]-[.B$7]*[.E12]*[.F12]" office:value-type="float" office:value="1.59802028216238" calcext:value-type="float">
            <text:p>1,59802028216238</text:p>
          </table:table-cell>
          <table:table-cell table:formula="of:=[.B$5]*[.F12]+[.B$6]*[.E12]*[.F12]" office:value-type="float" office:value="2.79881472907754" calcext:value-type="float">
            <text:p>2,79881472907754</text:p>
          </table:table-cell>
        </table:table-row>
        <table:table-row table:style-name="ro1">
          <table:table-cell table:number-columns-repeated="3"/>
          <table:table-cell table:formula="of:=[.D13]+1" office:value-type="float" office:value="12" calcext:value-type="float">
            <text:p>12</text:p>
          </table:table-cell>
          <table:table-cell table:formula="of:=([.B$2]-[.B$3]*[.E13])*[.E13]-[.B$4]-[.B$7]*[.E13]*[.F13]" office:value-type="float" office:value="1.58134911334391" calcext:value-type="float">
            <text:p>1,58134911334391</text:p>
          </table:table-cell>
          <table:table-cell table:formula="of:=[.B$5]*[.F13]+[.B$6]*[.E13]*[.F13]" office:value-type="float" office:value="2.96618952647786" calcext:value-type="float">
            <text:p>2,96618952647786</text:p>
          </table:table-cell>
        </table:table-row>
        <table:table-row table:style-name="ro1">
          <table:table-cell table:number-columns-repeated="3"/>
          <table:table-cell table:formula="of:=[.D14]+1" office:value-type="float" office:value="13" calcext:value-type="float">
            <text:p>13</text:p>
          </table:table-cell>
          <table:table-cell table:formula="of:=([.B$2]-[.B$3]*[.E14])*[.E14]-[.B$4]-[.B$7]*[.E14]*[.F14]" office:value-type="float" office:value="1.56014054525604" calcext:value-type="float">
            <text:p>1,56014054525604</text:p>
          </table:table-cell>
          <table:table-cell table:formula="of:=[.B$5]*[.F14]+[.B$6]*[.E14]*[.F14]" office:value-type="float" office:value="3.13862869160064" calcext:value-type="float">
            <text:p>3,13862869160064</text:p>
          </table:table-cell>
        </table:table-row>
        <table:table-row table:style-name="ro1">
          <table:table-cell table:number-columns-repeated="3"/>
          <table:table-cell table:formula="of:=[.D15]+1" office:value-type="float" office:value="14" calcext:value-type="float">
            <text:p>14</text:p>
          </table:table-cell>
          <table:table-cell table:formula="of:=([.B$2]-[.B$3]*[.E15])*[.E15]-[.B$4]-[.B$7]*[.E15]*[.F15]" office:value-type="float" office:value="1.53456024985922" calcext:value-type="float">
            <text:p>1,53456024985922</text:p>
          </table:table-cell>
          <table:table-cell table:formula="of:=[.B$5]*[.F15]+[.B$6]*[.E15]*[.F15]" office:value-type="float" office:value="3.31443601026759" calcext:value-type="float">
            <text:p>3,31443601026759</text:p>
          </table:table-cell>
        </table:table-row>
        <table:table-row table:style-name="ro1">
          <table:table-cell table:number-columns-repeated="3"/>
          <table:table-cell table:formula="of:=[.D16]+1" office:value-type="float" office:value="15" calcext:value-type="float">
            <text:p>15</text:p>
          </table:table-cell>
          <table:table-cell table:formula="of:=([.B$2]-[.B$3]*[.E16])*[.E16]-[.B$4]-[.B$7]*[.E16]*[.F16]" office:value-type="float" office:value="1.50485334648969" calcext:value-type="float">
            <text:p>1,50485334648969</text:p>
          </table:table-cell>
          <table:table-cell table:formula="of:=[.B$5]*[.F16]+[.B$6]*[.E16]*[.F16]" office:value-type="float" office:value="3.49161258444669" calcext:value-type="float">
            <text:p>3,49161258444669</text:p>
          </table:table-cell>
        </table:table-row>
        <table:table-row table:style-name="ro1">
          <table:table-cell table:number-columns-repeated="3"/>
          <table:table-cell table:formula="of:=[.D17]+1" office:value-type="float" office:value="16" calcext:value-type="float">
            <text:p>16</text:p>
          </table:table-cell>
          <table:table-cell table:formula="of:=([.B$2]-[.B$3]*[.E17])*[.E17]-[.B$4]-[.B$7]*[.E17]*[.F17]" office:value-type="float" office:value="1.47134299573736" calcext:value-type="float">
            <text:p>1,47134299573736</text:p>
          </table:table-cell>
          <table:table-cell table:formula="of:=[.B$5]*[.F17]+[.B$6]*[.E17]*[.F17]" office:value-type="float" office:value="3.66788781423703" calcext:value-type="float">
            <text:p>3,66788781423703</text:p>
          </table:table-cell>
        </table:table-row>
        <table:table-row table:style-name="ro1">
          <table:table-cell table:number-columns-repeated="3"/>
          <table:table-cell table:formula="of:=[.D18]+1" office:value-type="float" office:value="17" calcext:value-type="float">
            <text:p>17</text:p>
          </table:table-cell>
          <table:table-cell table:formula="of:=([.B$2]-[.B$3]*[.E18])*[.E18]-[.B$4]-[.B$7]*[.E18]*[.F18]" office:value-type="float" office:value="1.43442542605979" calcext:value-type="float">
            <text:p>1,43442542605979</text:p>
          </table:table-cell>
          <table:table-cell table:formula="of:=[.B$5]*[.F18]+[.B$6]*[.E18]*[.F18]" office:value-type="float" office:value="3.84077113727614" calcext:value-type="float">
            <text:p>3,84077113727614</text:p>
          </table:table-cell>
        </table:table-row>
        <table:table-row table:style-name="ro1">
          <table:table-cell table:number-columns-repeated="3"/>
          <table:table-cell table:formula="of:=[.D19]+1" office:value-type="float" office:value="18" calcext:value-type="float">
            <text:p>18</text:p>
          </table:table-cell>
          <table:table-cell table:formula="of:=([.B$2]-[.B$3]*[.E19])*[.E19]-[.B$4]-[.B$7]*[.E19]*[.F19]" office:value-type="float" office:value="1.39456123663462" calcext:value-type="float">
            <text:p>1,39456123663462</text:p>
          </table:table-cell>
          <table:table-cell table:formula="of:=[.B$5]*[.F19]+[.B$6]*[.E19]*[.F19]" office:value-type="float" office:value="4.00762400104707" calcext:value-type="float">
            <text:p>4,00762400104707</text:p>
          </table:table-cell>
        </table:table-row>
        <table:table-row table:style-name="ro1">
          <table:table-cell table:number-columns-repeated="3"/>
          <table:table-cell table:formula="of:=[.D20]+1" office:value-type="float" office:value="19" calcext:value-type="float">
            <text:p>19</text:p>
          </table:table-cell>
          <table:table-cell table:formula="of:=([.B$2]-[.B$3]*[.E20])*[.E20]-[.B$4]-[.B$7]*[.E20]*[.F20]" office:value-type="float" office:value="1.35226315477884" calcext:value-type="float">
            <text:p>1,35226315477884</text:p>
          </table:table-cell>
          <table:table-cell table:formula="of:=[.B$5]*[.F20]+[.B$6]*[.E20]*[.F20]" office:value-type="float" office:value="4.16574930922904" calcext:value-type="float">
            <text:p>4,16574930922904</text:p>
          </table:table-cell>
        </table:table-row>
        <table:table-row table:style-name="ro1">
          <table:table-cell table:number-columns-repeated="3"/>
          <table:table-cell table:formula="of:=[.D21]+1" office:value-type="float" office:value="20" calcext:value-type="float">
            <text:p>20</text:p>
          </table:table-cell>
          <table:table-cell table:formula="of:=([.B$2]-[.B$3]*[.E21])*[.E21]-[.B$4]-[.B$7]*[.E21]*[.F21]" office:value-type="float" office:value="1.3080807939339" calcext:value-type="float">
            <text:p>1,3080807939339</text:p>
          </table:table-cell>
          <table:table-cell table:formula="of:=[.B$5]*[.F21]+[.B$6]*[.E21]*[.F21]" office:value-type="float" office:value="4.31249330859772" calcext:value-type="float">
            <text:p>4,31249330859772</text:p>
          </table:table-cell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  <table:table-cell table:formula="of:=([.B$2]-[.B$3]*[.E22])*[.E22]-[.B$4]-[.B$7]*[.E22]*[.F22]" office:value-type="float" office:value="1.26258330376823" calcext:value-type="float">
            <text:p>1,26258330376823</text:p>
          </table:table-cell>
          <table:table-cell table:formula="of:=[.B$5]*[.F22]+[.B$6]*[.E22]*[.F22]" office:value-type="float" office:value="4.44535294483246" calcext:value-type="float">
            <text:p>4,44535294483246</text:p>
          </table:table-cell>
        </table:table-row>
        <table:table-row table:style-name="ro1">
          <table:table-cell table:number-columns-repeated="3"/>
          <table:table-cell table:formula="of:=[.D23]+1" office:value-type="float" office:value="22" calcext:value-type="float">
            <text:p>22</text:p>
          </table:table-cell>
          <table:table-cell table:formula="of:=([.B$2]-[.B$3]*[.E23])*[.E23]-[.B$4]-[.B$7]*[.E23]*[.F23]" office:value-type="float" office:value="1.21634106784899" calcext:value-type="float">
            <text:p>1,21634106784899</text:p>
          </table:table-cell>
          <table:table-cell table:formula="of:=[.B$5]*[.F23]+[.B$6]*[.E23]*[.F23]" office:value-type="float" office:value="4.56208049109946" calcext:value-type="float">
            <text:p>4,56208049109946</text:p>
          </table:table-cell>
        </table:table-row>
        <table:table-row table:style-name="ro1">
          <table:table-cell table:number-columns-repeated="3"/>
          <table:table-cell table:formula="of:=[.D24]+1" office:value-type="float" office:value="23" calcext:value-type="float">
            <text:p>23</text:p>
          </table:table-cell>
          <table:table-cell table:formula="of:=([.B$2]-[.B$3]*[.E24])*[.E24]-[.B$4]-[.B$7]*[.E24]*[.F24]" office:value-type="float" office:value="1.16990773611776" calcext:value-type="float">
            <text:p>1,16990773611776</text:p>
          </table:table-cell>
          <table:table-cell table:formula="of:=[.B$5]*[.F24]+[.B$6]*[.E24]*[.F24]" office:value-type="float" office:value="4.66077702760521" calcext:value-type="float">
            <text:p>4,66077702760521</text:p>
          </table:table-cell>
        </table:table-row>
        <table:table-row table:style-name="ro1">
          <table:table-cell table:number-columns-repeated="3"/>
          <table:table-cell table:formula="of:=[.D25]+1" office:value-type="float" office:value="24" calcext:value-type="float">
            <text:p>24</text:p>
          </table:table-cell>
          <table:table-cell table:formula="of:=([.B$2]-[.B$3]*[.E25])*[.E25]-[.B$4]-[.B$7]*[.E25]*[.F25]" office:value-type="float" office:value="1.12380385079709" calcext:value-type="float">
            <text:p>1,12380385079709</text:p>
          </table:table-cell>
          <table:table-cell table:formula="of:=[.B$5]*[.F25]+[.B$6]*[.E25]*[.F25]" office:value-type="float" office:value="4.73996723493622" calcext:value-type="float">
            <text:p>4,73996723493622</text:p>
          </table:table-cell>
        </table:table-row>
        <table:table-row table:style-name="ro1">
          <table:table-cell table:number-columns-repeated="3"/>
          <table:table-cell table:formula="of:=[.D26]+1" office:value-type="float" office:value="25" calcext:value-type="float">
            <text:p>25</text:p>
          </table:table-cell>
          <table:table-cell table:formula="of:=([.B$2]-[.B$3]*[.E26])*[.E26]-[.B$4]-[.B$7]*[.E26]*[.F26]" office:value-type="float" office:value="1.07850313750413" calcext:value-type="float">
            <text:p>1,07850313750413</text:p>
          </table:table-cell>
          <table:table-cell table:formula="of:=[.B$5]*[.F26]+[.B$6]*[.E26]*[.F26]" office:value-type="float" office:value="4.79864985456993" calcext:value-type="float">
            <text:p>4,79864985456993</text:p>
          </table:table-cell>
        </table:table-row>
        <table:table-row table:style-name="ro1">
          <table:table-cell table:number-columns-repeated="3"/>
          <table:table-cell table:formula="of:=[.D27]+1" office:value-type="float" office:value="26" calcext:value-type="float">
            <text:p>26</text:p>
          </table:table-cell>
          <table:table-cell table:formula="of:=([.B$2]-[.B$3]*[.E27])*[.E27]-[.B$4]-[.B$7]*[.E27]*[.F27]" office:value-type="float" office:value="1.03442222107263" calcext:value-type="float">
            <text:p>1,03442222107263</text:p>
          </table:table-cell>
          <table:table-cell table:formula="of:=[.B$5]*[.F27]+[.B$6]*[.E27]*[.F27]" office:value-type="float" office:value="4.83632076150668" calcext:value-type="float">
            <text:p>4,83632076150668</text:p>
          </table:table-cell>
        </table:table-row>
        <table:table-row table:style-name="ro1">
          <table:table-cell table:number-columns-repeated="3"/>
          <table:table-cell table:formula="of:=[.D28]+1" office:value-type="float" office:value="27" calcext:value-type="float">
            <text:p>27</text:p>
          </table:table-cell>
          <table:table-cell table:formula="of:=([.B$2]-[.B$3]*[.E28])*[.E28]-[.B$4]-[.B$7]*[.E28]*[.F28]" office:value-type="float" office:value="0.991914143284114" calcext:value-type="float">
            <text:p>0,991914143284114</text:p>
          </table:table-cell>
          <table:table-cell table:formula="of:=[.B$5]*[.F28]+[.B$6]*[.E28]*[.F28]" office:value-type="float" office:value="4.85296845174975" calcext:value-type="float">
            <text:p>4,85296845174975</text:p>
          </table:table-cell>
        </table:table-row>
        <table:table-row table:style-name="ro1">
          <table:table-cell table:number-columns-repeated="3"/>
          <table:table-cell table:formula="of:=[.D29]+1" office:value-type="float" office:value="28" calcext:value-type="float">
            <text:p>28</text:p>
          </table:table-cell>
          <table:table-cell table:formula="of:=([.B$2]-[.B$3]*[.E29])*[.E29]-[.B$4]-[.B$7]*[.E29]*[.F29]" office:value-type="float" office:value="0.951265671558774" calcext:value-type="float">
            <text:p>0,951265671558774</text:p>
          </table:table-cell>
          <table:table-cell table:formula="of:=[.B$5]*[.F29]+[.B$6]*[.E29]*[.F29]" office:value-type="float" office:value="4.84904441099499" calcext:value-type="float">
            <text:p>4,84904441099499</text:p>
          </table:table-cell>
        </table:table-row>
        <table:table-row table:style-name="ro1">
          <table:table-cell table:number-columns-repeated="3"/>
          <table:table-cell table:formula="of:=[.D30]+1" office:value-type="float" office:value="29" calcext:value-type="float">
            <text:p>29</text:p>
          </table:table-cell>
          <table:table-cell table:formula="of:=([.B$2]-[.B$3]*[.E30])*[.E30]-[.B$4]-[.B$7]*[.E30]*[.F30]" office:value-type="float" office:value="0.91269805164655" calcext:value-type="float">
            <text:p>0,91269805164655</text:p>
          </table:table-cell>
          <table:table-cell table:formula="of:=[.B$5]*[.F30]+[.B$6]*[.E30]*[.F30]" office:value-type="float" office:value="4.82541291869984" calcext:value-type="float">
            <text:p>4,82541291869984</text:p>
          </table:table-cell>
        </table:table-row>
        <table:table-row table:style-name="ro1">
          <table:table-cell table:number-columns-repeated="3"/>
          <table:table-cell table:formula="of:=[.D31]+1" office:value-type="float" office:value="30" calcext:value-type="float">
            <text:p>30</text:p>
          </table:table-cell>
          <table:table-cell table:formula="of:=([.B$2]-[.B$3]*[.E31])*[.E31]-[.B$4]-[.B$7]*[.E31]*[.F31]" office:value-type="float" office:value="0.876370613730953" calcext:value-type="float">
            <text:p>0,876370613730953</text:p>
          </table:table-cell>
          <table:table-cell table:formula="of:=[.B$5]*[.F31]+[.B$6]*[.E31]*[.F31]" office:value-type="float" office:value="4.7832861237586" calcext:value-type="float">
            <text:p>4,7832861237586</text:p>
          </table:table-cell>
        </table:table-row>
        <table:table-row table:style-name="ro1">
          <table:table-cell table:number-columns-repeated="3"/>
          <table:table-cell table:formula="of:=[.D32]+1" office:value-type="float" office:value="31" calcext:value-type="float">
            <text:p>31</text:p>
          </table:table-cell>
          <table:table-cell table:formula="of:=([.B$2]-[.B$3]*[.E32])*[.E32]-[.B$4]-[.B$7]*[.E32]*[.F32]" office:value-type="float" office:value="0.842386507289518" calcext:value-type="float">
            <text:p>0,842386507289518</text:p>
          </table:table-cell>
          <table:table-cell table:formula="of:=[.B$5]*[.F32]+[.B$6]*[.E32]*[.F32]" office:value-type="float" office:value="4.72415065097565" calcext:value-type="float">
            <text:p>4,72415065097565</text:p>
          </table:table-cell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  <table:table-cell table:formula="of:=([.B$2]-[.B$3]*[.E33])*[.E33]-[.B$4]-[.B$7]*[.E33]*[.F33]" office:value-type="float" office:value="0.810799810896606" calcext:value-type="float">
            <text:p>0,810799810896606</text:p>
          </table:table-cell>
          <table:table-cell table:formula="of:=[.B$5]*[.F33]+[.B$6]*[.E33]*[.F33]" office:value-type="float" office:value="4.64969166255657" calcext:value-type="float">
            <text:p>4,64969166255657</text:p>
          </table:table-cell>
        </table:table-row>
        <table:table-row table:style-name="ro1">
          <table:table-cell table:number-columns-repeated="3"/>
          <table:table-cell table:formula="of:=[.D34]+1" office:value-type="float" office:value="33" calcext:value-type="float">
            <text:p>33</text:p>
          </table:table-cell>
          <table:table-cell table:formula="of:=([.B$2]-[.B$3]*[.E34])*[.E34]-[.B$4]-[.B$7]*[.E34]*[.F34]" office:value-type="float" office:value="0.78162331843658" calcext:value-type="float">
            <text:p>0,78162331843658</text:p>
          </table:table-cell>
          <table:table-cell table:formula="of:=[.B$5]*[.F34]+[.B$6]*[.E34]*[.F34]" office:value-type="float" office:value="4.56171940837376" calcext:value-type="float">
            <text:p>4,56171940837376</text:p>
          </table:table-cell>
        </table:table-row>
        <table:table-row table:style-name="ro1">
          <table:table-cell table:number-columns-repeated="3"/>
          <table:table-cell table:formula="of:=[.D35]+1" office:value-type="float" office:value="34" calcext:value-type="float">
            <text:p>34</text:p>
          </table:table-cell>
          <table:table-cell table:formula="of:=([.B$2]-[.B$3]*[.E35])*[.E35]-[.B$4]-[.B$7]*[.E35]*[.F35]" office:value-type="float" office:value="0.75483641459815" calcext:value-type="float">
            <text:p>0,75483641459815</text:p>
          </table:table-cell>
          <table:table-cell table:formula="of:=[.B$5]*[.F35]+[.B$6]*[.E35]*[.F35]" office:value-type="float" office:value="4.46210209371135" calcext:value-type="float">
            <text:p>4,46210209371135</text:p>
          </table:table-cell>
        </table:table-row>
        <table:table-row table:style-name="ro1">
          <table:table-cell table:number-columns-repeated="3"/>
          <table:table-cell table:formula="of:=[.D36]+1" office:value-type="float" office:value="35" calcext:value-type="float">
            <text:p>35</text:p>
          </table:table-cell>
          <table:table-cell table:formula="of:=([.B$2]-[.B$3]*[.E36])*[.E36]-[.B$4]-[.B$7]*[.E36]*[.F36]" office:value-type="float" office:value="0.730392591241693" calcext:value-type="float">
            <text:p>0,730392591241693</text:p>
          </table:table-cell>
          <table:table-cell table:formula="of:=[.B$5]*[.F36]+[.B$6]*[.E36]*[.F36]" office:value-type="float" office:value="4.35270759893901" calcext:value-type="float">
            <text:p>4,35270759893901</text:p>
          </table:table-cell>
        </table:table-row>
        <table:table-row table:style-name="ro1">
          <table:table-cell table:number-columns-repeated="3"/>
          <table:table-cell table:formula="of:=[.D37]+1" office:value-type="float" office:value="36" calcext:value-type="float">
            <text:p>36</text:p>
          </table:table-cell>
          <table:table-cell table:formula="of:=([.B$2]-[.B$3]*[.E37])*[.E37]-[.B$4]-[.B$7]*[.E37]*[.F37]" office:value-type="float" office:value="0.70822629815096" calcext:value-type="float">
            <text:p>0,70822629815096</text:p>
          </table:table-cell>
          <table:table-cell table:formula="of:=[.B$5]*[.F37]+[.B$6]*[.E37]*[.F37]" office:value-type="float" office:value="4.23535537725575" calcext:value-type="float">
            <text:p>4,23535537725575</text:p>
          </table:table-cell>
        </table:table-row>
        <table:table-row table:style-name="ro1">
          <table:table-cell table:number-columns-repeated="3"/>
          <table:table-cell table:formula="of:=[.D38]+1" office:value-type="float" office:value="37" calcext:value-type="float">
            <text:p>37</text:p>
          </table:table-cell>
          <table:table-cell table:formula="of:=([.B$2]-[.B$3]*[.E38])*[.E38]-[.B$4]-[.B$7]*[.E38]*[.F38]" office:value-type="float" office:value="0.688258949869432" calcext:value-type="float">
            <text:p>0,688258949869432</text:p>
          </table:table-cell>
          <table:table-cell table:formula="of:=[.B$5]*[.F38]+[.B$6]*[.E38]*[.F38]" office:value-type="float" office:value="4.11177884554894" calcext:value-type="float">
            <text:p>4,11177884554894</text:p>
          </table:table-cell>
        </table:table-row>
        <table:table-row table:style-name="ro1">
          <table:table-cell table:number-columns-repeated="3"/>
          <table:table-cell table:formula="of:=[.D39]+1" office:value-type="float" office:value="38" calcext:value-type="float">
            <text:p>38</text:p>
          </table:table-cell>
          <table:table-cell table:formula="of:=([.B$2]-[.B$3]*[.E39])*[.E39]-[.B$4]-[.B$7]*[.E39]*[.F39]" office:value-type="float" office:value="0.670404015286673" calcext:value-type="float">
            <text:p>0,670404015286673</text:p>
          </table:table-cell>
          <table:table-cell table:formula="of:=[.B$5]*[.F39]+[.B$6]*[.E39]*[.F39]" office:value-type="float" office:value="3.98359782002733" calcext:value-type="float">
            <text:p>3,98359782002733</text:p>
          </table:table-cell>
        </table:table-row>
        <table:table-row table:style-name="ro1">
          <table:table-cell table:number-columns-repeated="3"/>
          <table:table-cell table:formula="of:=[.D40]+1" office:value-type="float" office:value="39" calcext:value-type="float">
            <text:p>39</text:p>
          </table:table-cell>
          <table:table-cell table:formula="of:=([.B$2]-[.B$3]*[.E40])*[.E40]-[.B$4]-[.B$7]*[.E40]*[.F40]" office:value-type="float" office:value="0.654571195119015" calcext:value-type="float">
            <text:p>0,654571195119015</text:p>
          </table:table-cell>
          <table:table-cell table:formula="of:=[.B$5]*[.F40]+[.B$6]*[.E40]*[.F40]" office:value-type="float" office:value="3.85230003540795" calcext:value-type="float">
            <text:p>3,85230003540795</text:p>
          </table:table-cell>
        </table:table-row>
        <table:table-row table:style-name="ro1">
          <table:table-cell table:number-columns-repeated="3"/>
          <table:table-cell table:formula="of:=[.D41]+1" office:value-type="float" office:value="40" calcext:value-type="float">
            <text:p>40</text:p>
          </table:table-cell>
          <table:table-cell table:formula="of:=([.B$2]-[.B$3]*[.E41])*[.E41]-[.B$4]-[.B$7]*[.E41]*[.F41]" office:value-type="float" office:value="0.640669745554564" calcext:value-type="float">
            <text:p>0,640669745554564</text:p>
          </table:table-cell>
          <table:table-cell table:formula="of:=[.B$5]*[.F41]+[.B$6]*[.E41]*[.F41]" office:value-type="float" office:value="3.71923049568056" calcext:value-type="float">
            <text:p>3,71923049568056</text:p>
          </table:table-cell>
        </table:table-row>
        <table:table-row table:style-name="ro1">
          <table:table-cell table:number-columns-repeated="3"/>
          <table:table-cell table:formula="of:=[.D42]+1" office:value-type="float" office:value="41" calcext:value-type="float">
            <text:p>41</text:p>
          </table:table-cell>
          <table:table-cell table:formula="of:=([.B$2]-[.B$3]*[.E42])*[.E42]-[.B$4]-[.B$7]*[.E42]*[.F42]" office:value-type="float" office:value="0.62861103779075" calcext:value-type="float">
            <text:p>0,62861103779075</text:p>
          </table:table-cell>
          <table:table-cell table:formula="of:=[.B$5]*[.F42]+[.B$6]*[.E42]*[.F42]" office:value-type="float" office:value="3.58558729164515" calcext:value-type="float">
            <text:p>3,58558729164515</text:p>
          </table:table-cell>
        </table:table-row>
        <table:table-row table:style-name="ro1">
          <table:table-cell table:number-columns-repeated="3"/>
          <table:table-cell table:formula="of:=[.D43]+1" office:value-type="float" office:value="42" calcext:value-type="float">
            <text:p>42</text:p>
          </table:table-cell>
          <table:table-cell table:formula="of:=([.B$2]-[.B$3]*[.E43])*[.E43]-[.B$4]-[.B$7]*[.E43]*[.F43]" office:value-type="float" office:value="0.618310457721791" calcext:value-type="float">
            <text:p>0,618310457721791</text:p>
          </table:table-cell>
          <table:table-cell table:formula="of:=[.B$5]*[.F43]+[.B$6]*[.E43]*[.F43]" office:value-type="float" office:value="3.45242253732967" calcext:value-type="float">
            <text:p>3,45242253732967</text:p>
          </table:table-cell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  <table:table-cell table:formula="of:=([.B$2]-[.B$3]*[.E44])*[.E44]-[.B$4]-[.B$7]*[.E44]*[.F44]" office:value-type="float" office:value="0.609688752390351" calcext:value-type="float">
            <text:p>0,609688752390351</text:p>
          </table:table-cell>
          <table:table-cell table:formula="of:=[.B$5]*[.F44]+[.B$6]*[.E44]*[.F44]" office:value-type="float" office:value="3.32064717952724" calcext:value-type="float">
            <text:p>3,32064717952724</text:p>
          </table:table-cell>
        </table:table-row>
        <table:table-row table:style-name="ro1">
          <table:table-cell table:number-columns-repeated="3"/>
          <table:table-cell table:formula="of:=[.D45]+1" office:value-type="float" office:value="44" calcext:value-type="float">
            <text:p>44</text:p>
          </table:table-cell>
          <table:table-cell table:formula="of:=([.B$2]-[.B$3]*[.E45])*[.E45]-[.B$4]-[.B$7]*[.E45]*[.F45]" office:value-type="float" office:value="0.602672924179699" calcext:value-type="float">
            <text:p>0,602672924179699</text:p>
          </table:table-cell>
          <table:table-cell table:formula="of:=[.B$5]*[.F45]+[.B$6]*[.E45]*[.F45]" office:value-type="float" office:value="3.19103858517596" calcext:value-type="float">
            <text:p>3,19103858517596</text:p>
          </table:table-cell>
        </table:table-row>
        <table:table-row table:style-name="ro1">
          <table:table-cell table:number-columns-repeated="3"/>
          <table:table-cell table:formula="of:=[.D46]+1" office:value-type="float" office:value="45" calcext:value-type="float">
            <text:p>45</text:p>
          </table:table-cell>
          <table:table-cell table:formula="of:=([.B$2]-[.B$3]*[.E46])*[.E46]-[.B$4]-[.B$7]*[.E46]*[.F46]" office:value-type="float" office:value="0.597196763430603" calcext:value-type="float">
            <text:p>0,597196763430603</text:p>
          </table:table-cell>
          <table:table-cell table:formula="of:=[.B$5]*[.F46]+[.B$6]*[.E46]*[.F46]" office:value-type="float" office:value="3.06424998218819" calcext:value-type="float">
            <text:p>3,06424998218819</text:p>
          </table:table-cell>
        </table:table-row>
        <table:table-row table:style-name="ro1">
          <table:table-cell table:number-columns-repeated="3"/>
          <table:table-cell table:formula="of:=[.D47]+1" office:value-type="float" office:value="46" calcext:value-type="float">
            <text:p>46</text:p>
          </table:table-cell>
          <table:table-cell table:formula="of:=([.B$2]-[.B$3]*[.E47])*[.E47]-[.B$4]-[.B$7]*[.E47]*[.F47]" office:value-type="float" office:value="0.593201097692586" calcext:value-type="float">
            <text:p>0,593201097692586</text:p>
          </table:table-cell>
          <table:table-cell table:formula="of:=[.B$5]*[.F47]+[.B$6]*[.E47]*[.F47]" office:value-type="float" office:value="2.94082100113988" calcext:value-type="float">
            <text:p>2,94082100113988</text:p>
          </table:table-cell>
        </table:table-row>
        <table:table-row table:style-name="ro1">
          <table:table-cell table:number-columns-repeated="3"/>
          <table:table-cell table:formula="of:=[.D48]+1" office:value-type="float" office:value="47" calcext:value-type="float">
            <text:p>47</text:p>
          </table:table-cell>
          <table:table-cell table:formula="of:=([.B$2]-[.B$3]*[.E48])*[.E48]-[.B$4]-[.B$7]*[.E48]*[.F48]" office:value-type="float" office:value="0.590633822859017" calcext:value-type="float">
            <text:p>0,590633822859017</text:p>
          </table:table-cell>
          <table:table-cell table:formula="of:=[.B$5]*[.F48]+[.B$6]*[.E48]*[.F48]" office:value-type="float" office:value="2.82118872562525" calcext:value-type="float">
            <text:p>2,82118872562525</text:p>
          </table:table-cell>
        </table:table-row>
        <table:table-row table:style-name="ro1">
          <table:table-cell table:number-columns-repeated="3"/>
          <table:table-cell table:formula="of:=[.D49]+1" office:value-type="float" office:value="48" calcext:value-type="float">
            <text:p>48</text:p>
          </table:table-cell>
          <table:table-cell table:formula="of:=([.B$2]-[.B$3]*[.E49])*[.E49]-[.B$4]-[.B$7]*[.E49]*[.F49]" office:value-type="float" office:value="0.589449769060466" calcext:value-type="float">
            <text:p>0,589449769060466</text:p>
          </table:table-cell>
          <table:table-cell table:formula="of:=[.B$5]*[.F49]+[.B$6]*[.E49]*[.F49]" office:value-type="float" office:value="2.70569880126501" calcext:value-type="float">
            <text:p>2,70569880126501</text:p>
          </table:table-cell>
        </table:table-row>
        <table:table-row table:style-name="ro1">
          <table:table-cell table:number-columns-repeated="3"/>
          <table:table-cell table:formula="of:=[.D50]+1" office:value-type="float" office:value="49" calcext:value-type="float">
            <text:p>49</text:p>
          </table:table-cell>
          <table:table-cell table:formula="of:=([.B$2]-[.B$3]*[.E50])*[.E50]-[.B$4]-[.B$7]*[.E50]*[.F50]" office:value-type="float" office:value="0.589610443002455" calcext:value-type="float">
            <text:p>0,589610443002455</text:p>
          </table:table-cell>
          <table:table-cell table:formula="of:=[.B$5]*[.F50]+[.B$6]*[.E50]*[.F50]" office:value-type="float" office:value="2.59461627449379" calcext:value-type="float">
            <text:p>2,59461627449379</text:p>
          </table:table-cell>
        </table:table-row>
        <table:table-row table:style-name="ro1">
          <table:table-cell table:number-columns-repeated="3"/>
          <table:table-cell table:formula="of:=[.D51]+1" office:value-type="float" office:value="50" calcext:value-type="float">
            <text:p>50</text:p>
          </table:table-cell>
          <table:table-cell table:formula="of:=([.B$2]-[.B$3]*[.E51])*[.E51]-[.B$4]-[.B$7]*[.E51]*[.F51]" office:value-type="float" office:value="0.591083678705276" calcext:value-type="float">
            <text:p>0,591083678705276</text:p>
          </table:table-cell>
          <table:table-cell table:formula="of:=[.B$5]*[.F51]+[.B$6]*[.E51]*[.F51]" office:value-type="float" office:value="2.48813593214698" calcext:value-type="float">
            <text:p>2,48813593214698</text:p>
          </table:table-cell>
        </table:table-row>
        <table:table-row table:style-name="ro1">
          <table:table-cell table:number-columns-repeated="3"/>
          <table:table-cell table:formula="of:=[.D52]+1" office:value-type="float" office:value="51" calcext:value-type="float">
            <text:p>51</text:p>
          </table:table-cell>
          <table:table-cell table:formula="of:=([.B$2]-[.B$3]*[.E52])*[.E52]-[.B$4]-[.B$7]*[.E52]*[.F52]" office:value-type="float" office:value="0.593843220393238" calcext:value-type="float">
            <text:p>0,593843220393238</text:p>
          </table:table-cell>
          <table:table-cell table:formula="of:=[.B$5]*[.F52]+[.B$6]*[.E52]*[.F52]" office:value-type="float" office:value="2.3863919929215" calcext:value-type="float">
            <text:p>2,3863919929215</text:p>
          </table:table-cell>
        </table:table-row>
        <table:table-row table:style-name="ro1">
          <table:table-cell table:number-columns-repeated="3"/>
          <table:table-cell table:formula="of:=[.D53]+1" office:value-type="float" office:value="52" calcext:value-type="float">
            <text:p>52</text:p>
          </table:table-cell>
          <table:table-cell table:formula="of:=([.B$2]-[.B$3]*[.E53])*[.E53]-[.B$4]-[.B$7]*[.E53]*[.F53]" office:value-type="float" office:value="0.597868254518768" calcext:value-type="float">
            <text:p>0,597868254518768</text:p>
          </table:table-cell>
          <table:table-cell table:formula="of:=[.B$5]*[.F53]+[.B$6]*[.E53]*[.F53]" office:value-type="float" office:value="2.28946706424907" calcext:value-type="float">
            <text:p>2,28946706424907</text:p>
          </table:table-cell>
        </table:table-row>
        <table:table-row table:style-name="ro1">
          <table:table-cell table:number-columns-repeated="3"/>
          <table:table-cell table:formula="of:=[.D54]+1" office:value-type="float" office:value="53" calcext:value-type="float">
            <text:p>53</text:p>
          </table:table-cell>
          <table:table-cell table:formula="of:=([.B$2]-[.B$3]*[.E54])*[.E54]-[.B$4]-[.B$7]*[.E54]*[.F54]" office:value-type="float" office:value="0.603142902455302" calcext:value-type="float">
            <text:p>0,603142902455302</text:p>
          </table:table-cell>
          <table:table-cell table:formula="of:=[.B$5]*[.F54]+[.B$6]*[.E54]*[.F54]" office:value-type="float" office:value="2.19740032557224" calcext:value-type="float">
            <text:p>2,19740032557224</text:p>
          </table:table-cell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  <table:table-cell table:formula="of:=([.B$2]-[.B$3]*[.E55])*[.E55]-[.B$4]-[.B$7]*[.E55]*[.F55]" office:value-type="float" office:value="0.609655681087661" calcext:value-type="float">
            <text:p>0,609655681087661</text:p>
          </table:table-cell>
          <table:table-cell table:formula="of:=[.B$5]*[.F55]+[.B$6]*[.E55]*[.F55]" office:value-type="float" office:value="2.1101949340372" calcext:value-type="float">
            <text:p>2,1101949340372</text:p>
          </table:table-cell>
        </table:table-row>
        <table:table-row table:style-name="ro1">
          <table:table-cell table:number-columns-repeated="3"/>
          <table:table-cell table:formula="of:=[.D56]+1" office:value-type="float" office:value="55" calcext:value-type="float">
            <text:p>55</text:p>
          </table:table-cell>
          <table:table-cell table:formula="of:=([.B$2]-[.B$3]*[.E56])*[.E56]-[.B$4]-[.B$7]*[.E56]*[.F56]" office:value-type="float" office:value="0.617398935203715" calcext:value-type="float">
            <text:p>0,617398935203715</text:p>
          </table:table-cell>
          <table:table-cell table:formula="of:=[.B$5]*[.F56]+[.B$6]*[.E56]*[.F56]" office:value-type="float" office:value="2.0278246736073" calcext:value-type="float">
            <text:p>2,0278246736073</text:p>
          </table:table-cell>
        </table:table-row>
        <table:table-row table:style-name="ro1">
          <table:table-cell table:number-columns-repeated="3"/>
          <table:table-cell table:formula="of:=[.D57]+1" office:value-type="float" office:value="56" calcext:value-type="float">
            <text:p>56</text:p>
          </table:table-cell>
          <table:table-cell table:formula="of:=([.B$2]-[.B$3]*[.E57])*[.E57]-[.B$4]-[.B$7]*[.E57]*[.F57]" office:value-type="float" office:value="0.626368243094289" calcext:value-type="float">
            <text:p>0,626368243094289</text:p>
          </table:table-cell>
          <table:table-cell table:formula="of:=[.B$5]*[.F57]+[.B$6]*[.E57]*[.F57]" office:value-type="float" office:value="1.95023988567307" calcext:value-type="float">
            <text:p>1,95023988567307</text:p>
          </table:table-cell>
        </table:table-row>
        <table:table-row table:style-name="ro1">
          <table:table-cell table:number-columns-repeated="3"/>
          <table:table-cell table:formula="of:=[.D58]+1" office:value-type="float" office:value="57" calcext:value-type="float">
            <text:p>57</text:p>
          </table:table-cell>
          <table:table-cell table:formula="of:=([.B$2]-[.B$3]*[.E58])*[.E58]-[.B$4]-[.B$7]*[.E58]*[.F58]" office:value-type="float" office:value="0.636561794967544" calcext:value-type="float">
            <text:p>0,636561794967544</text:p>
          </table:table-cell>
          <table:table-cell table:formula="of:=[.B$5]*[.F58]+[.B$6]*[.E58]*[.F58]" office:value-type="float" office:value="1.8773727301859" calcext:value-type="float">
            <text:p>1,8773727301859</text:p>
          </table:table-cell>
        </table:table-row>
        <table:table-row table:style-name="ro1">
          <table:table-cell table:number-columns-repeated="3"/>
          <table:table-cell table:formula="of:=[.D59]+1" office:value-type="float" office:value="58" calcext:value-type="float">
            <text:p>58</text:p>
          </table:table-cell>
          <table:table-cell table:formula="of:=([.B$2]-[.B$3]*[.E59])*[.E59]-[.B$4]-[.B$7]*[.E59]*[.F59]" office:value-type="float" office:value="0.64797974257073" calcext:value-type="float">
            <text:p>0,64797974257073</text:p>
          </table:table-cell>
          <table:table-cell table:formula="of:=[.B$5]*[.F59]+[.B$6]*[.E59]*[.F59]" office:value-type="float" office:value="1.80914183266234" calcext:value-type="float">
            <text:p>1,80914183266234</text:p>
          </table:table-cell>
        </table:table-row>
        <table:table-row table:style-name="ro1">
          <table:table-cell table:number-columns-repeated="3"/>
          <table:table-cell table:formula="of:=[.D60]+1" office:value-type="float" office:value="59" calcext:value-type="float">
            <text:p>59</text:p>
          </table:table-cell>
          <table:table-cell table:formula="of:=([.B$2]-[.B$3]*[.E60])*[.E60]-[.B$4]-[.B$7]*[.E60]*[.F60]" office:value-type="float" office:value="0.660623517699717" calcext:value-type="float">
            <text:p>0,660623517699717</text:p>
          </table:table-cell>
          <table:table-cell table:formula="of:=[.B$5]*[.F60]+[.B$6]*[.E60]*[.F60]" office:value-type="float" office:value="1.74545637529635" calcext:value-type="float">
            <text:p>1,74545637529635</text:p>
          </table:table-cell>
        </table:table-row>
        <table:table-row table:style-name="ro1">
          <table:table-cell table:number-columns-repeated="3"/>
          <table:table-cell table:formula="of:=[.D61]+1" office:value-type="float" office:value="60" calcext:value-type="float">
            <text:p>60</text:p>
          </table:table-cell>
          <table:table-cell table:formula="of:=([.B$2]-[.B$3]*[.E61])*[.E61]-[.B$4]-[.B$7]*[.E61]*[.F61]" office:value-type="float" office:value="0.674495116998955" calcext:value-type="float">
            <text:p>0,674495116998955</text:p>
          </table:table-cell>
          <table:table-cell table:formula="of:=[.B$5]*[.F61]+[.B$6]*[.E61]*[.F61]" office:value-type="float" office:value="1.68621969083069" calcext:value-type="float">
            <text:p>1,68621969083069</text:p>
          </table:table-cell>
        </table:table-row>
        <table:table-row table:style-name="ro1">
          <table:table-cell table:number-columns-repeated="3"/>
          <table:table-cell table:formula="of:=[.D62]+1" office:value-type="float" office:value="61" calcext:value-type="float">
            <text:p>61</text:p>
          </table:table-cell>
          <table:table-cell table:formula="of:=([.B$2]-[.B$3]*[.E62])*[.E62]-[.B$4]-[.B$7]*[.E62]*[.F62]" office:value-type="float" office:value="0.689596350562125" calcext:value-type="float">
            <text:p>0,689596350562125</text:p>
          </table:table-cell>
          <table:table-cell table:formula="of:=[.B$5]*[.F62]+[.B$6]*[.E62]*[.F62]" office:value-type="float" office:value="1.6313324165129" calcext:value-type="float">
            <text:p>1,6313324165129</text:p>
          </table:table-cell>
        </table:table-row>
        <table:table-row table:style-name="ro1">
          <table:table-cell table:number-columns-repeated="3"/>
          <table:table-cell table:formula="of:=[.D63]+1" office:value-type="float" office:value="62" calcext:value-type="float">
            <text:p>62</text:p>
          </table:table-cell>
          <table:table-cell table:formula="of:=([.B$2]-[.B$3]*[.E63])*[.E63]-[.B$4]-[.B$7]*[.E63]*[.F63]" office:value-type="float" office:value="0.705928052300833" calcext:value-type="float">
            <text:p>0,705928052300833</text:p>
          </table:table-cell>
          <table:table-cell table:formula="of:=[.B$5]*[.F63]+[.B$6]*[.E63]*[.F63]" office:value-type="float" office:value="1.5806952629597" calcext:value-type="float">
            <text:p>1,5806952629597</text:p>
          </table:table-cell>
        </table:table-row>
        <table:table-row table:style-name="ro1">
          <table:table-cell table:number-columns-repeated="3"/>
          <table:table-cell table:formula="of:=[.D64]+1" office:value-type="float" office:value="63" calcext:value-type="float">
            <text:p>63</text:p>
          </table:table-cell>
          <table:table-cell table:formula="of:=([.B$2]-[.B$3]*[.E64])*[.E64]-[.B$4]-[.B$7]*[.E64]*[.F64]" office:value-type="float" office:value="0.723489250828718" calcext:value-type="float">
            <text:p>0,723489250828718</text:p>
          </table:table-cell>
          <table:table-cell table:formula="of:=[.B$5]*[.F64]+[.B$6]*[.E64]*[.F64]" office:value-type="float" office:value="1.53421144948996" calcext:value-type="float">
            <text:p>1,53421144948996</text:p>
          </table:table-cell>
        </table:table-row>
        <table:table-row table:style-name="ro1">
          <table:table-cell table:number-columns-repeated="3"/>
          <table:table-cell table:formula="of:=[.D65]+1" office:value-type="float" office:value="64" calcext:value-type="float">
            <text:p>64</text:p>
          </table:table-cell>
          <table:table-cell table:formula="of:=([.B$2]-[.B$3]*[.E65])*[.E65]-[.B$4]-[.B$7]*[.E65]*[.F65]" office:value-type="float" office:value="0.742276300690534" calcext:value-type="float">
            <text:p>0,742276300690534</text:p>
          </table:table-cell>
          <table:table-cell table:formula="of:=[.B$5]*[.F65]+[.B$6]*[.E65]*[.F65]" office:value-type="float" office:value="1.4917888537614" calcext:value-type="float">
            <text:p>1,4917888537614</text:p>
          </table:table-cell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  <table:table-cell table:formula="of:=([.B$2]-[.B$3]*[.E66])*[.E66]-[.B$4]-[.B$7]*[.E66]*[.F66]" office:value-type="float" office:value="0.762281975131099" calcext:value-type="float">
            <text:p>0,762281975131099</text:p>
          </table:table-cell>
          <table:table-cell table:formula="of:=[.B$5]*[.F66]+[.B$6]*[.E66]*[.F66]" office:value-type="float" office:value="1.4533419195634" calcext:value-type="float">
            <text:p>1,4533419195634</text:p>
          </table:table-cell>
        </table:table-row>
        <table:table-row table:style-name="ro1">
          <table:table-cell table:number-columns-repeated="3"/>
          <table:table-cell table:formula="of:=[.D67]+1" office:value-type="float" office:value="66" calcext:value-type="float">
            <text:p>66</text:p>
          </table:table-cell>
          <table:table-cell table:formula="of:=([.B$2]-[.B$3]*[.E67])*[.E67]-[.B$4]-[.B$7]*[.E67]*[.F67]" office:value-type="float" office:value="0.78349452322699" calcext:value-type="float">
            <text:p>0,78349452322699</text:p>
          </table:table-cell>
          <table:table-cell table:formula="of:=[.B$5]*[.F67]+[.B$6]*[.E67]*[.F67]" office:value-type="float" office:value="1.41879336250562" calcext:value-type="float">
            <text:p>1,41879336250562</text:p>
          </table:table-cell>
        </table:table-row>
        <table:table-row table:style-name="ro1">
          <table:table-cell table:number-columns-repeated="3"/>
          <table:table-cell table:formula="of:=[.D68]+1" office:value-type="float" office:value="67" calcext:value-type="float">
            <text:p>67</text:p>
          </table:table-cell>
          <table:table-cell table:formula="of:=([.B$2]-[.B$3]*[.E68])*[.E68]-[.B$4]-[.B$7]*[.E68]*[.F68]" office:value-type="float" office:value="0.805896696068971" calcext:value-type="float">
            <text:p>0,805896696068971</text:p>
          </table:table-cell>
          <table:table-cell table:formula="of:=[.B$5]*[.F68]+[.B$6]*[.E68]*[.F68]" office:value-type="float" office:value="1.38807570916645" calcext:value-type="float">
            <text:p>1,38807570916645</text:p>
          </table:table-cell>
        </table:table-row>
        <table:table-row table:style-name="ro1">
          <table:table-cell table:number-columns-repeated="3"/>
          <table:table-cell table:formula="of:=[.D69]+1" office:value-type="float" office:value="68" calcext:value-type="float">
            <text:p>68</text:p>
          </table:table-cell>
          <table:table-cell table:formula="of:=([.B$2]-[.B$3]*[.E69])*[.E69]-[.B$4]-[.B$7]*[.E69]*[.F69]" office:value-type="float" office:value="0.829464748752019" calcext:value-type="float">
            <text:p>0,829464748752019</text:p>
          </table:table-cell>
          <table:table-cell table:formula="of:=[.B$5]*[.F69]+[.B$6]*[.E69]*[.F69]" office:value-type="float" office:value="1.36113270104089" calcext:value-type="float">
            <text:p>1,36113270104089</text:p>
          </table:table-cell>
        </table:table-row>
        <table:table-row table:style-name="ro1">
          <table:table-cell table:number-columns-repeated="3"/>
          <table:table-cell table:formula="of:=[.D70]+1" office:value-type="float" office:value="69" calcext:value-type="float">
            <text:p>69</text:p>
          </table:table-cell>
          <table:table-cell table:formula="of:=([.B$2]-[.B$3]*[.E70])*[.E70]-[.B$4]-[.B$7]*[.E70]*[.F70]" office:value-type="float" office:value="0.854167427159324" calcext:value-type="float">
            <text:p>0,854167427159324</text:p>
          </table:table-cell>
          <table:table-cell table:formula="of:=[.B$5]*[.F70]+[.B$6]*[.E70]*[.F70]" office:value-type="float" office:value="1.33792059032551" calcext:value-type="float">
            <text:p>1,33792059032551</text:p>
          </table:table-cell>
        </table:table-row>
        <table:table-row table:style-name="ro1">
          <table:table-cell table:number-columns-repeated="3"/>
          <table:table-cell table:formula="of:=[.D71]+1" office:value-type="float" office:value="70" calcext:value-type="float">
            <text:p>70</text:p>
          </table:table-cell>
          <table:table-cell table:formula="of:=([.B$2]-[.B$3]*[.E71])*[.E71]-[.B$4]-[.B$7]*[.E71]*[.F71]" office:value-type="float" office:value="0.879964950861977" calcext:value-type="float">
            <text:p>0,879964950861977</text:p>
          </table:table-cell>
          <table:table-cell table:formula="of:=[.B$5]*[.F71]+[.B$6]*[.E71]*[.F71]" office:value-type="float" office:value="1.31840935013114" calcext:value-type="float">
            <text:p>1,31840935013114</text:p>
          </table:table-cell>
        </table:table-row>
        <table:table-row table:style-name="ro1">
          <table:table-cell table:number-columns-repeated="3"/>
          <table:table-cell table:formula="of:=[.D72]+1" office:value-type="float" office:value="71" calcext:value-type="float">
            <text:p>71</text:p>
          </table:table-cell>
          <table:table-cell table:formula="of:=([.B$2]-[.B$3]*[.E72])*[.E72]-[.B$4]-[.B$7]*[.E72]*[.F72]" office:value-type="float" office:value="0.906808005830899" calcext:value-type="float">
            <text:p>0,906808005830899</text:p>
          </table:table-cell>
          <table:table-cell table:formula="of:=[.B$5]*[.F72]+[.B$6]*[.E72]*[.F72]" office:value-type="float" office:value="1.30258381701844" calcext:value-type="float">
            <text:p>1,30258381701844</text:p>
          </table:table-cell>
        </table:table-row>
        <table:table-row table:style-name="ro1">
          <table:table-cell table:number-columns-repeated="3"/>
          <table:table-cell table:formula="of:=[.D73]+1" office:value-type="float" office:value="72" calcext:value-type="float">
            <text:p>72</text:p>
          </table:table-cell>
          <table:table-cell table:formula="of:=([.B$2]-[.B$3]*[.E73])*[.E73]-[.B$4]-[.B$7]*[.E73]*[.F73]" office:value-type="float" office:value="0.934636762995042" calcext:value-type="float">
            <text:p>0,934636762995042</text:p>
          </table:table-cell>
          <table:table-cell table:formula="of:=[.B$5]*[.F73]+[.B$6]*[.E73]*[.F73]" office:value-type="float" office:value="1.2904447786704" calcext:value-type="float">
            <text:p>1,2904447786704</text:p>
          </table:table-cell>
        </table:table-row>
        <table:table-row table:style-name="ro1">
          <table:table-cell table:number-columns-repeated="3"/>
          <table:table-cell table:formula="of:=[.D74]+1" office:value-type="float" office:value="73" calcext:value-type="float">
            <text:p>73</text:p>
          </table:table-cell>
          <table:table-cell table:formula="of:=([.B$2]-[.B$3]*[.E74])*[.E74]-[.B$4]-[.B$7]*[.E74]*[.F74]" office:value-type="float" office:value="0.963379940895053" calcext:value-type="float">
            <text:p>0,963379940895053</text:p>
          </table:table-cell>
          <table:table-cell table:formula="of:=[.B$5]*[.F74]+[.B$6]*[.E74]*[.F74]" office:value-type="float" office:value="1.2820100138794" calcext:value-type="float">
            <text:p>1,2820100138794</text:p>
          </table:table-cell>
        </table:table-row>
        <table:table-row table:style-name="ro1">
          <table:table-cell table:number-columns-repeated="3"/>
          <table:table-cell table:formula="of:=[.D75]+1" office:value-type="float" office:value="74" calcext:value-type="float">
            <text:p>74</text:p>
          </table:table-cell>
          <table:table-cell table:formula="of:=([.B$2]-[.B$3]*[.E75])*[.E75]-[.B$4]-[.B$7]*[.E75]*[.F75]" office:value-type="float" office:value="0.9929539326864" calcext:value-type="float">
            <text:p>0,9929539326864</text:p>
          </table:table-cell>
          <table:table-cell table:formula="of:=[.B$5]*[.F75]+[.B$6]*[.E75]*[.F75]" office:value-type="float" office:value="1.27731528563126" calcext:value-type="float">
            <text:p>1,27731528563126</text:p>
          </table:table-cell>
        </table:table-row>
        <table:table-row table:style-name="ro1">
          <table:table-cell table:number-columns-repeated="3"/>
          <table:table-cell table:formula="of:=[.D76]+1" office:value-type="float" office:value="75" calcext:value-type="float">
            <text:p>75</text:p>
          </table:table-cell>
          <table:table-cell table:formula="of:=([.B$2]-[.B$3]*[.E76])*[.E76]-[.B$4]-[.B$7]*[.E76]*[.F76]" office:value-type="float" office:value="1.02326201945508" calcext:value-type="float">
            <text:p>1,02326201945508</text:p>
          </table:table-cell>
          <table:table-cell table:formula="of:=[.B$5]*[.F76]+[.B$6]*[.E76]*[.F76]" office:value-type="float" office:value="1.27641528068293" calcext:value-type="float">
            <text:p>1,27641528068293</text:p>
          </table:table-cell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  <table:table-cell table:formula="of:=([.B$2]-[.B$3]*[.E77])*[.E77]-[.B$4]-[.B$7]*[.E77]*[.F77]" office:value-type="float" office:value="1.05419369314804" calcext:value-type="float">
            <text:p>1,05419369314804</text:p>
          </table:table-cell>
          <table:table-cell table:formula="of:=[.B$5]*[.F77]+[.B$6]*[.E77]*[.F77]" office:value-type="float" office:value="1.27938448039213" calcext:value-type="float">
            <text:p>1,27938448039213</text:p>
          </table:table-cell>
        </table:table-row>
        <table:table-row table:style-name="ro1">
          <table:table-cell table:number-columns-repeated="3"/>
          <table:table-cell table:formula="of:=[.D78]+1" office:value-type="float" office:value="77" calcext:value-type="float">
            <text:p>77</text:p>
          </table:table-cell>
          <table:table-cell table:formula="of:=([.B$2]-[.B$3]*[.E78])*[.E78]-[.B$4]-[.B$7]*[.E78]*[.F78]" office:value-type="float" office:value="1.08562411333472" calcext:value-type="float">
            <text:p>1,08562411333472</text:p>
          </table:table-cell>
          <table:table-cell table:formula="of:=[.B$5]*[.F78]+[.B$6]*[.E78]*[.F78]" office:value-type="float" office:value="1.28631793738701" calcext:value-type="float">
            <text:p>1,28631793738701</text:p>
          </table:table-cell>
        </table:table-row>
        <table:table-row table:style-name="ro1">
          <table:table-cell table:number-columns-repeated="3"/>
          <table:table-cell table:formula="of:=[.D79]+1" office:value-type="float" office:value="78" calcext:value-type="float">
            <text:p>78</text:p>
          </table:table-cell>
          <table:table-cell table:formula="of:=([.B$2]-[.B$3]*[.E79])*[.E79]-[.B$4]-[.B$7]*[.E79]*[.F79]" office:value-type="float" office:value="1.11741372247974" calcext:value-type="float">
            <text:p>1,11741372247974</text:p>
          </table:table-cell>
          <table:table-cell table:formula="of:=[.B$5]*[.F79]+[.B$6]*[.E79]*[.F79]" office:value-type="float" office:value="1.29733192067254" calcext:value-type="float">
            <text:p>1,29733192067254</text:p>
          </table:table-cell>
        </table:table-row>
        <table:table-row table:style-name="ro1">
          <table:table-cell table:number-columns-repeated="3"/>
          <table:table-cell table:formula="of:=[.D80]+1" office:value-type="float" office:value="79" calcext:value-type="float">
            <text:p>79</text:p>
          </table:table-cell>
          <table:table-cell table:formula="of:=([.B$2]-[.B$3]*[.E80])*[.E80]-[.B$4]-[.B$7]*[.E80]*[.F80]" office:value-type="float" office:value="1.1494080444316" calcext:value-type="float">
            <text:p>1,1494080444316</text:p>
          </table:table-cell>
          <table:table-cell table:formula="of:=[.B$5]*[.F80]+[.B$6]*[.E80]*[.F80]" office:value-type="float" office:value="1.31256437768233" calcext:value-type="float">
            <text:p>1,31256437768233</text:p>
          </table:table-cell>
        </table:table-row>
        <table:table-row table:style-name="ro1">
          <table:table-cell table:number-columns-repeated="3"/>
          <table:table-cell table:formula="of:=[.D81]+1" office:value-type="float" office:value="80" calcext:value-type="float">
            <text:p>80</text:p>
          </table:table-cell>
          <table:table-cell table:formula="of:=([.B$2]-[.B$3]*[.E81])*[.E81]-[.B$4]-[.B$7]*[.E81]*[.F81]" office:value-type="float" office:value="1.18143769047238" calcext:value-type="float">
            <text:p>1,18143769047238</text:p>
          </table:table-cell>
          <table:table-cell table:formula="of:=[.B$5]*[.F81]+[.B$6]*[.E81]*[.F81]" office:value-type="float" office:value="1.33217514536834" calcext:value-type="float">
            <text:p>1,33217514536834</text:p>
          </table:table-cell>
        </table:table-row>
        <table:table-row table:style-name="ro1">
          <table:table-cell table:number-columns-repeated="3"/>
          <table:table-cell table:formula="of:=[.D82]+1" office:value-type="float" office:value="81" calcext:value-type="float">
            <text:p>81</text:p>
          </table:table-cell>
          <table:table-cell table:formula="of:=([.B$2]-[.B$3]*[.E82])*[.E82]-[.B$4]-[.B$7]*[.E82]*[.F82]" office:value-type="float" office:value="1.21331859662742" calcext:value-type="float">
            <text:p>1,21331859662742</text:p>
          </table:table-cell>
          <table:table-cell table:formula="of:=[.B$5]*[.F82]+[.B$6]*[.E82]*[.F82]" office:value-type="float" office:value="1.35634582353638" calcext:value-type="float">
            <text:p>1,35634582353638</text:p>
          </table:table-cell>
        </table:table-row>
        <table:table-row table:style-name="ro1">
          <table:table-cell table:number-columns-repeated="3"/>
          <table:table-cell table:formula="of:=[.D83]+1" office:value-type="float" office:value="82" calcext:value-type="float">
            <text:p>82</text:p>
          </table:table-cell>
          <table:table-cell table:formula="of:=([.B$2]-[.B$3]*[.E83])*[.E83]-[.B$4]-[.B$7]*[.E83]*[.F83]" office:value-type="float" office:value="1.24485251513918" calcext:value-type="float">
            <text:p>1,24485251513918</text:p>
          </table:table-cell>
          <table:table-cell table:formula="of:=[.B$5]*[.F83]+[.B$6]*[.E83]*[.F83]" office:value-type="float" office:value="1.3852792022982" calcext:value-type="float">
            <text:p>1,3852792022982</text:p>
          </table:table-cell>
        </table:table-row>
        <table:table-row table:style-name="ro1">
          <table:table-cell table:number-columns-repeated="3"/>
          <table:table-cell table:formula="of:=[.D84]+1" office:value-type="float" office:value="83" calcext:value-type="float">
            <text:p>83</text:p>
          </table:table-cell>
          <table:table-cell table:formula="of:=([.B$2]-[.B$3]*[.E84])*[.E84]-[.B$4]-[.B$7]*[.E84]*[.F84]" office:value-type="float" office:value="1.27582778222746" calcext:value-type="float">
            <text:p>1,27582778222746</text:p>
          </table:table-cell>
          <table:table-cell table:formula="of:=[.B$5]*[.F84]+[.B$6]*[.E84]*[.F84]" office:value-type="float" office:value="1.41919811198347" calcext:value-type="float">
            <text:p>1,41919811198347</text:p>
          </table:table-cell>
        </table:table-row>
        <table:table-row table:style-name="ro1">
          <table:table-cell table:number-columns-repeated="3"/>
          <table:table-cell table:formula="of:=[.D85]+1" office:value-type="float" office:value="84" calcext:value-type="float">
            <text:p>84</text:p>
          </table:table-cell>
          <table:table-cell table:formula="of:=([.B$2]-[.B$3]*[.E85])*[.E85]-[.B$4]-[.B$7]*[.E85]*[.F85]" office:value-type="float" office:value="1.3060203836514" calcext:value-type="float">
            <text:p>1,3060203836514</text:p>
          </table:table-cell>
          <table:table-cell table:formula="of:=[.B$5]*[.F85]+[.B$6]*[.E85]*[.F85]" office:value-type="float" office:value="1.45834353876045" calcext:value-type="float">
            <text:p>1,45834353876045</text:p>
          </table:table-cell>
        </table:table-row>
        <table:table-row table:style-name="ro1">
          <table:table-cell table:number-columns-repeated="3"/>
          <table:table-cell table:formula="of:=[.D86]+1" office:value-type="float" office:value="85" calcext:value-type="float">
            <text:p>85</text:p>
          </table:table-cell>
          <table:table-cell table:formula="of:=([.B$2]-[.B$3]*[.E86])*[.E86]-[.B$4]-[.B$7]*[.E86]*[.F86]" office:value-type="float" office:value="1.33519533928331" calcext:value-type="float">
            <text:p>1,33519533928331</text:p>
          </table:table-cell>
          <table:table-cell table:formula="of:=[.B$5]*[.F86]+[.B$6]*[.E86]*[.F86]" office:value-type="float" office:value="1.50297182368315" calcext:value-type="float">
            <text:p>1,50297182368315</text:p>
          </table:table-cell>
        </table:table-row>
        <table:table-row table:style-name="ro1">
          <table:table-cell table:number-columns-repeated="3"/>
          <table:table-cell table:formula="of:=[.D87]+1" office:value-type="float" office:value="86" calcext:value-type="float">
            <text:p>86</text:p>
          </table:table-cell>
          <table:table-cell table:formula="of:=([.B$2]-[.B$3]*[.E87])*[.E87]-[.B$4]-[.B$7]*[.E87]*[.F87]" office:value-type="float" office:value="1.36310842794491" calcext:value-type="float">
            <text:p>1,36310842794491</text:p>
          </table:table-cell>
          <table:table-cell table:formula="of:=[.B$5]*[.F87]+[.B$6]*[.E87]*[.F87]" office:value-type="float" office:value="1.55335073872043" calcext:value-type="float">
            <text:p>1,55335073872043</text:p>
          </table:table-cell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  <table:table-cell table:formula="of:=([.B$2]-[.B$3]*[.E88])*[.E88]-[.B$4]-[.B$7]*[.E88]*[.F88]" office:value-type="float" office:value="1.38950827404695" calcext:value-type="float">
            <text:p>1,38950827404695</text:p>
          </table:table-cell>
          <table:table-cell table:formula="of:=[.B$5]*[.F88]+[.B$6]*[.E88]*[.F88]" office:value-type="float" office:value="1.60975421319881" calcext:value-type="float">
            <text:p>1,60975421319881</text:p>
          </table:table-cell>
        </table:table-row>
        <table:table-row table:style-name="ro1">
          <table:table-cell table:number-columns-repeated="3"/>
          <table:table-cell table:formula="of:=[.D89]+1" office:value-type="float" office:value="88" calcext:value-type="float">
            <text:p>88</text:p>
          </table:table-cell>
          <table:table-cell table:formula="of:=([.B$2]-[.B$3]*[.E89])*[.E89]-[.B$4]-[.B$7]*[.E89]*[.F89]" office:value-type="float" office:value="1.41413881781815" calcext:value-type="float">
            <text:p>1,41413881781815</text:p>
          </table:table-cell>
          <table:table-cell table:formula="of:=[.B$5]*[.F89]+[.B$6]*[.E89]*[.F89]" office:value-type="float" office:value="1.6724554717211" calcext:value-type="float">
            <text:p>1,6724554717211</text:p>
          </table:table-cell>
        </table:table-row>
        <table:table-row table:style-name="ro1">
          <table:table-cell table:number-columns-repeated="3"/>
          <table:table-cell table:formula="of:=[.D90]+1" office:value-type="float" office:value="89" calcext:value-type="float">
            <text:p>89</text:p>
          </table:table-cell>
          <table:table-cell table:formula="of:=([.B$2]-[.B$3]*[.E90])*[.E90]-[.B$4]-[.B$7]*[.E90]*[.F90]" office:value-type="float" office:value="1.4367421905524" calcext:value-type="float">
            <text:p>1,4367421905524</text:p>
          </table:table-cell>
          <table:table-cell table:formula="of:=[.B$5]*[.F90]+[.B$6]*[.E90]*[.F90]" office:value-type="float" office:value="1.74171834491231" calcext:value-type="float">
            <text:p>1,74171834491231</text:p>
          </table:table-cell>
        </table:table-row>
        <table:table-row table:style-name="ro1">
          <table:table-cell table:number-columns-repeated="3"/>
          <table:table-cell table:formula="of:=[.D91]+1" office:value-type="float" office:value="90" calcext:value-type="float">
            <text:p>90</text:p>
          </table:table-cell>
          <table:table-cell table:formula="of:=([.B$2]-[.B$3]*[.E91])*[.E91]-[.B$4]-[.B$7]*[.E91]*[.F91]" office:value-type="float" office:value="1.45706201448367" calcext:value-type="float">
            <text:p>1,45706201448367</text:p>
          </table:table-cell>
          <table:table-cell table:formula="of:=[.B$5]*[.F91]+[.B$6]*[.E91]*[.F91]" office:value-type="float" office:value="1.81778653344054" calcext:value-type="float">
            <text:p>1,81778653344054</text:p>
          </table:table-cell>
        </table:table-row>
        <table:table-row table:style-name="ro1">
          <table:table-cell table:number-columns-repeated="3"/>
          <table:table-cell table:formula="of:=[.D92]+1" office:value-type="float" office:value="91" calcext:value-type="float">
            <text:p>91</text:p>
          </table:table-cell>
          <table:table-cell table:formula="of:=([.B$2]-[.B$3]*[.E92])*[.E92]-[.B$4]-[.B$7]*[.E92]*[.F92]" office:value-type="float" office:value="1.47484714243108" calcext:value-type="float">
            <text:p>1,47484714243108</text:p>
          </table:table-cell>
          <table:table-cell table:formula="of:=[.B$5]*[.F92]+[.B$6]*[.E92]*[.F92]" office:value-type="float" office:value="1.9008706509281" calcext:value-type="float">
            <text:p>1,9008706509281</text:p>
          </table:table-cell>
        </table:table-row>
        <table:table-row table:style-name="ro1">
          <table:table-cell table:number-columns-repeated="3"/>
          <table:table-cell table:formula="of:=[.D93]+1" office:value-type="float" office:value="92" calcext:value-type="float">
            <text:p>92</text:p>
          </table:table-cell>
          <table:table-cell table:formula="of:=([.B$2]-[.B$3]*[.E93])*[.E93]-[.B$4]-[.B$7]*[.E93]*[.F93]" office:value-type="float" office:value="1.48985584376961" calcext:value-type="float">
            <text:p>1,48985584376961</text:p>
          </table:table-cell>
          <table:table-cell table:formula="of:=[.B$5]*[.F93]+[.B$6]*[.E93]*[.F93]" office:value-type="float" office:value="1.99113295060053" calcext:value-type="float">
            <text:p>1,99113295060053</text:p>
          </table:table-cell>
        </table:table-row>
        <table:table-row table:style-name="ro1">
          <table:table-cell table:number-columns-repeated="3"/>
          <table:table-cell table:formula="of:=[.D94]+1" office:value-type="float" office:value="93" calcext:value-type="float">
            <text:p>93</text:p>
          </table:table-cell>
          <table:table-cell table:formula="of:=([.B$2]-[.B$3]*[.E94])*[.E94]-[.B$4]-[.B$7]*[.E94]*[.F94]" office:value-type="float" office:value="1.50186042890927" calcext:value-type="float">
            <text:p>1,50186042890927</text:p>
          </table:table-cell>
          <table:table-cell table:formula="of:=[.B$5]*[.F94]+[.B$6]*[.E94]*[.F94]" office:value-type="float" office:value="2.08866976175792" calcext:value-type="float">
            <text:p>2,08866976175792</text:p>
          </table:table-cell>
        </table:table-row>
        <table:table-row table:style-name="ro1">
          <table:table-cell table:number-columns-repeated="3"/>
          <table:table-cell table:formula="of:=[.D95]+1" office:value-type="float" office:value="94" calcext:value-type="float">
            <text:p>94</text:p>
          </table:table-cell>
          <table:table-cell table:formula="of:=([.B$2]-[.B$3]*[.E95])*[.E95]-[.B$4]-[.B$7]*[.E95]*[.F95]" office:value-type="float" office:value="1.51065228265107" calcext:value-type="float">
            <text:p>1,51065228265107</text:p>
          </table:table-cell>
          <table:table-cell table:formula="of:=[.B$5]*[.F95]+[.B$6]*[.E95]*[.F95]" office:value-type="float" office:value="2.19349183200648" calcext:value-type="float">
            <text:p>2,19349183200648</text:p>
          </table:table-cell>
        </table:table-row>
        <table:table-row table:style-name="ro1">
          <table:table-cell table:number-columns-repeated="3"/>
          <table:table-cell table:formula="of:=[.D96]+1" office:value-type="float" office:value="95" calcext:value-type="float">
            <text:p>95</text:p>
          </table:table-cell>
          <table:table-cell table:formula="of:=([.B$2]-[.B$3]*[.E96])*[.E96]-[.B$4]-[.B$7]*[.E96]*[.F96]" office:value-type="float" office:value="1.51604724617978" calcext:value-type="float">
            <text:p>1,51604724617978</text:p>
          </table:table-cell>
          <table:table-cell table:formula="of:=[.B$5]*[.F96]+[.B$6]*[.E96]*[.F96]" office:value-type="float" office:value="2.30550299310554" calcext:value-type="float">
            <text:p>2,30550299310554</text:p>
          </table:table-cell>
        </table:table-row>
        <table:table-row table:style-name="ro1">
          <table:table-cell table:number-columns-repeated="3"/>
          <table:table-cell table:formula="of:=[.D97]+1" office:value-type="float" office:value="96" calcext:value-type="float">
            <text:p>96</text:p>
          </table:table-cell>
          <table:table-cell table:formula="of:=([.B$2]-[.B$3]*[.E97])*[.E97]-[.B$4]-[.B$7]*[.E97]*[.F97]" office:value-type="float" office:value="1.51789124742022" calcext:value-type="float">
            <text:p>1,51789124742022</text:p>
          </table:table-cell>
          <table:table-cell table:formula="of:=[.B$5]*[.F97]+[.B$6]*[.E97]*[.F97]" office:value-type="float" office:value="2.42447784017068" calcext:value-type="float">
            <text:p>2,42447784017068</text:p>
          </table:table-cell>
        </table:table-row>
        <table:table-row table:style-name="ro1">
          <table:table-cell table:number-columns-repeated="3"/>
          <table:table-cell table:formula="of:=[.D98]+1" office:value-type="float" office:value="97" calcext:value-type="float">
            <text:p>97</text:p>
          </table:table-cell>
          <table:table-cell table:formula="of:=([.B$2]-[.B$3]*[.E98])*[.E98]-[.B$4]-[.B$7]*[.E98]*[.F98]" office:value-type="float" office:value="1.51606603061373" calcext:value-type="float">
            <text:p>1,51606603061373</text:p>
          </table:table-cell>
          <table:table-cell table:formula="of:=[.B$5]*[.F98]+[.B$6]*[.E98]*[.F98]" office:value-type="float" office:value="2.55003942546954" calcext:value-type="float">
            <text:p>2,55003942546954</text:p>
          </table:table-cell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  <table:table-cell table:formula="of:=([.B$2]-[.B$3]*[.E99])*[.E99]-[.B$4]-[.B$7]*[.E99]*[.F99]" office:value-type="float" office:value="1.51049478058975" calcext:value-type="float">
            <text:p>1,51049478058975</text:p>
          </table:table-cell>
          <table:table-cell table:formula="of:=[.B$5]*[.F99]+[.B$6]*[.E99]*[.F99]" office:value-type="float" office:value="2.6816382978906" calcext:value-type="float">
            <text:p>2,6816382978906</text:p>
          </table:table-cell>
        </table:table-row>
        <table:table-row table:style-name="ro1">
          <table:table-cell table:number-columns-repeated="3"/>
          <table:table-cell table:formula="of:=[.D100]+1" office:value-type="float" office:value="99" calcext:value-type="float">
            <text:p>99</text:p>
          </table:table-cell>
          <table:table-cell table:formula="of:=([.B$2]-[.B$3]*[.E100])*[.E100]-[.B$4]-[.B$7]*[.E100]*[.F100]" office:value-type="float" office:value="1.50114737981873" calcext:value-type="float">
            <text:p>1,50114737981873</text:p>
          </table:table-cell>
          <table:table-cell table:formula="of:=[.B$5]*[.F100]+[.B$6]*[.E100]*[.F100]" office:value-type="float" office:value="2.81853453334088" calcext:value-type="float">
            <text:p>2,81853453334088</text:p>
          </table:table-cell>
        </table:table-row>
        <table:table-row table:style-name="ro1">
          <table:table-cell table:number-columns-repeated="3"/>
          <table:table-cell table:formula="of:=[.D101]+1" office:value-type="float" office:value="100" calcext:value-type="float">
            <text:p>100</text:p>
          </table:table-cell>
          <table:table-cell table:formula="of:=([.B$2]-[.B$3]*[.E101])*[.E101]-[.B$4]-[.B$7]*[.E101]*[.F101]" office:value-type="float" office:value="1.48804498380836" calcext:value-type="float">
            <text:p>1,48804498380836</text:p>
          </table:table-cell>
          <table:table-cell table:formula="of:=[.B$5]*[.F101]+[.B$6]*[.E101]*[.F101]" office:value-type="float" office:value="2.95978465297212" calcext:value-type="float">
            <text:p>2,95978465297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5:23:40.014000000</meta:creation-date>
    <dc:date>2025-02-24T15:50:41.064000000</dc:date>
    <meta:editing-duration>PT27M1S</meta:editing-duration>
    <meta:editing-cycles>1</meta:editing-cycles>
    <meta:document-statistic meta:table-count="2" meta:cell-count="638" meta:object-count="3"/>
    <meta:generator>LibreOffice/7.6.2.1$Windows_X86_64 LibreOffice_project/56f7684011345957bbf33a7ee678afaf4d2ba33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legend chart:legend-position="end" svg:x="14.491cm" svg:y="3.954cm" style:legend-expansion="high" chart:style-name="ch2"/>
        <chart:plot-area chart:style-name="ch3" table:cell-range-address="'Общее решение'.E1:'Общее решение'.F102" chart:data-source-has-labels="row" svg:x="0.32cm" svg:y="0.18cm" svg:width="13.851cm" svg:height="8.645cm">
          <chart:coordinate-region svg:x="1.047cm" svg:y="0.379cm" svg:width="12.98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Общее решение'.E2:'Общее решение'.E102" chart:label-cell-address="'Общее решение'.E1:'Общее решение'.E1" chart:class="chart:line">
            <chart:data-point chart:repeated="101"/>
          </chart:series>
          <chart:series chart:style-name="ch7" chart:values-cell-range-address="'Общее решение'.F2:'Общее решение'.F102" chart:label-cell-address="'Общее решение'.F1:'Общее решение'.F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Общее решение'.E1:'Общее решение'.E1</svg:desc>
                </draw:g>
              </table:table-cell>
              <table:table-cell office:value-type="string">
                <text:p>y</text:p>
                <draw:g>
                  <svg:desc>'Общее решение'.F1:'Общее решение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Общее решение'.E2:'Общее решение'.E102</svg:desc>
                </draw:g>
              </table:table-cell>
              <table:table-cell office:value-type="float" office:value="1.5">
                <text:p>1.5</text:p>
                <draw:g>
                  <svg:desc>'Общее решение'.F2:'Общее решение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75">
                <text:p>1.517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23645625">
                <text:p>1.5323645625</text:p>
              </table:table-cell>
              <table:table-cell office:value-type="float" office:value="1.65650625">
                <text:p>1.656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438935467663">
                <text:p>1.54438935467663</text:p>
              </table:table-cell>
              <table:table-cell office:value-type="float" office:value="1.74469277250598">
                <text:p>1.7446927725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338443687835">
                <text:p>1.55338443687835</text:p>
              </table:table-cell>
              <table:table-cell office:value-type="float" office:value="1.83967198975933">
                <text:p>1.83967198975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917842754704">
                <text:p>1.55917842754704</text:p>
              </table:table-cell>
              <table:table-cell office:value-type="float" office:value="1.94147657456871">
                <text:p>1.9414765745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16229813808">
                <text:p>1.5616229813808</text:p>
              </table:table-cell>
              <table:table-cell office:value-type="float" office:value="2.05003975637739">
                <text:p>2.05003975637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059750551351">
                <text:p>1.56059750551351</text:p>
              </table:table-cell>
              <table:table-cell office:value-type="float" office:value="2.16517470036997">
                <text:p>2.16517470036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601399411045">
                <text:p>1.55601399411045</text:p>
              </table:table-cell>
              <table:table-cell office:value-type="float" office:value="2.28655385397281">
                <text:p>2.28655385397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782181112409">
                <text:p>1.54782181112409</text:p>
              </table:table-cell>
              <table:table-cell office:value-type="float" office:value="2.41368944808242">
                <text:p>2.41368944808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601219800631">
                <text:p>1.53601219800631</text:p>
              </table:table-cell>
              <table:table-cell office:value-type="float" office:value="2.54591662057638">
                <text:p>2.54591662057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062223394797">
                <text:p>1.52062223394797</text:p>
              </table:table-cell>
              <table:table-cell office:value-type="float" office:value="2.68238085694997">
                <text:p>2.68238085694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173793857157">
                <text:p>1.50173793857157</text:p>
              </table:table-cell>
              <table:table-cell office:value-type="float" office:value="2.82203156835443">
                <text:p>2.82203156835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7949618994348">
                <text:p>1.47949618994348</text:p>
              </table:table-cell>
              <table:table-cell office:value-type="float" office:value="2.96362359852343">
                <text:p>2.96362359852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408514320727">
                <text:p>1.45408514320727</text:p>
              </table:table-cell>
              <table:table-cell office:value-type="float" office:value="3.10572822091529">
                <text:p>3.10572822091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574288411967">
                <text:p>1.42574288411967</text:p>
              </table:table-cell>
              <table:table-cell office:value-type="float" office:value="3.24675472531101">
                <text:p>3.24675472531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475414046122">
                <text:p>1.39475414046122</text:p>
              </table:table-cell>
              <table:table-cell office:value-type="float" office:value="3.38498299738932">
                <text:p>3.38498299738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144500011734">
                <text:p>1.36144500011734</text:p>
              </table:table-cell>
              <table:table-cell office:value-type="float" office:value="3.51860660275035">
                <text:p>3.51860660275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617573814485">
                <text:p>1.32617573814485</text:p>
              </table:table-cell>
              <table:table-cell office:value-type="float" office:value="3.64578487914474">
                <text:p>3.64578487914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933202024167">
                <text:p>1.28933202024167</text:p>
              </table:table-cell>
              <table:table-cell office:value-type="float" office:value="3.76470153655198">
                <text:p>3.7647015365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131490575863">
                <text:p>1.25131490575863</text:p>
              </table:table-cell>
              <table:table-cell office:value-type="float" office:value="3.87362640666973">
                <text:p>3.873626406669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253019729316">
                <text:p>1.21253019729316</text:p>
              </table:table-cell>
              <table:table-cell office:value-type="float" office:value="3.97097641220336">
                <text:p>3.97097641220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337775639134">
                <text:p>1.17337775639134</text:p>
              </table:table-cell>
              <table:table-cell office:value-type="float" office:value="4.05537165223657">
                <text:p>4.05537165223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3424141344196">
                <text:p>1.13424141344196</text:p>
              </table:table-cell>
              <table:table-cell office:value-type="float" office:value="4.12568277607636">
                <text:p>4.12568277607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548004200016">
                <text:p>1.09548004200016</text:p>
              </table:table-cell>
              <table:table-cell office:value-type="float" office:value="4.18106652480372">
                <text:p>4.18106652480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74202518836">
                <text:p>1.0574202518836</text:p>
              </table:table-cell>
              <table:table-cell office:value-type="float" office:value="4.22098736554309">
                <text:p>4.22098736554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035099893376">
                <text:p>1.02035099893376</text:p>
              </table:table-cell>
              <table:table-cell office:value-type="float" office:value="4.24522438131579">
                <text:p>4.24522438131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4520235232907">
                <text:p>0.984520235232907</text:p>
              </table:table-cell>
              <table:table-cell office:value-type="float" office:value="4.25386383700156">
                <text:p>4.25386383700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0133555439636">
                <text:p>0.950133555439636</text:p>
              </table:table-cell>
              <table:table-cell office:value-type="float" office:value="4.24727895584676">
                <text:p>4.24727895584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7354652683176">
                <text:p>0.917354652683176</text:p>
              </table:table-cell>
              <table:table-cell office:value-type="float" office:value="4.22609928578835">
                <text:p>4.22609928578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630729433713">
                <text:p>0.88630729433713</text:p>
              </table:table-cell>
              <table:table-cell office:value-type="float" office:value="4.19117254146141">
                <text:p>4.19117254146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7078469264532">
                <text:p>0.857078469264532</text:p>
              </table:table-cell>
              <table:table-cell office:value-type="float" office:value="4.14352196684754">
                <text:p>4.14352196684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9722341822487">
                <text:p>0.829722341822487</text:p>
              </table:table-cell>
              <table:table-cell office:value-type="float" office:value="4.08430211663375">
                <text:p>4.08430211663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4264666730676">
                <text:p>0.804264666730676</text:p>
              </table:table-cell>
              <table:table-cell office:value-type="float" office:value="4.01475557666277">
                <text:p>4.01475557666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0707362661806">
                <text:p>0.780707362661806</text:p>
              </table:table-cell>
              <table:table-cell office:value-type="float" office:value="3.93617262458347">
                <text:p>3.93617262458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9033000370152">
                <text:p>0.759033000370152</text:p>
              </table:table-cell>
              <table:table-cell office:value-type="float" office:value="3.84985525699714">
                <text:p>3.84985525699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9209023803453">
                <text:p>0.739209023803453</text:p>
              </table:table-cell>
              <table:table-cell office:value-type="float" office:value="3.75708644996836">
                <text:p>3.75708644996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1191582617099">
                <text:p>0.721191582617099</text:p>
              </table:table-cell>
              <table:table-cell office:value-type="float" office:value="3.65910502567416">
                <text:p>3.65910502567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4928907025114">
                <text:p>0.704928907025114</text:p>
              </table:table-cell>
              <table:table-cell office:value-type="float" office:value="3.55708609754955">
                <text:p>3.55708609754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036419851004">
                <text:p>0.69036419851004</text:p>
              </table:table-cell>
              <table:table-cell office:value-type="float" office:value="3.45212676928858">
                <text:p>3.4521267692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7438041958813">
                <text:p>0.677438041958813</text:p>
              </table:table-cell>
              <table:table-cell office:value-type="float" office:value="3.34523656538322">
                <text:p>3.34523656538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609036695906">
                <text:p>0.66609036695906</text:p>
              </table:table-cell>
              <table:table-cell office:value-type="float" office:value="3.23733195971912">
                <text:p>3.23733195971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6261999685944">
                <text:p>0.656261999685944</text:p>
              </table:table-cell>
              <table:table-cell office:value-type="float" office:value="3.12923432704897">
                <text:p>3.12923432704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7895853748484">
                <text:p>0.647895853748484</text:p>
              </table:table-cell>
              <table:table-cell office:value-type="float" office:value="3.02167065203958">
                <text:p>3.02167065203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0937810267199">
                <text:p>0.640937810267199</text:p>
              </table:table-cell>
              <table:table-cell office:value-type="float" office:value="2.91527637552061">
                <text:p>2.91527637552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5337335866018">
                <text:p>0.635337335866018</text:p>
              </table:table-cell>
              <table:table-cell office:value-type="float" office:value="2.81059982361354">
                <text:p>2.81059982361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1047883459857">
                <text:p>0.631047883459857</text:p>
              </table:table-cell>
              <table:table-cell office:value-type="float" office:value="2.7081077416642">
                <text:p>2.7081077416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8027115698099">
                <text:p>0.628027115698099</text:p>
              </table:table-cell>
              <table:table-cell office:value-type="float" office:value="2.60819153335362">
                <text:p>2.60819153335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6236985408741">
                <text:p>0.626236985408741</text:p>
              </table:table-cell>
              <table:table-cell office:value-type="float" office:value="2.51117388060629">
                <text:p>2.511173880606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564370187624">
                <text:p>0.62564370187624</text:p>
              </table:table-cell>
              <table:table-cell office:value-type="float" office:value="2.41731548862846">
                <text:p>2.41731548862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6217606594776">
                <text:p>0.626217606594776</text:p>
              </table:table-cell>
              <table:table-cell office:value-type="float" office:value="2.32682176085645">
                <text:p>2.32682176085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7932977448852">
                <text:p>0.627932977448852</text:p>
              </table:table-cell>
              <table:table-cell office:value-type="float" office:value="2.23984926017642">
                <text:p>2.23984926017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076777616912">
                <text:p>0.63076777616912</text:p>
              </table:table-cell>
              <table:table-cell office:value-type="float" office:value="2.15651185565669">
                <text:p>2.156511855656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4703350412933">
                <text:p>0.634703350412933</text:p>
              </table:table-cell>
              <table:table-cell office:value-type="float" office:value="2.07688648883852">
                <text:p>2.07688648883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9724098905601">
                <text:p>0.639724098905601</text:p>
              </table:table-cell>
              <table:table-cell office:value-type="float" office:value="2.00101852124398">
                <text:p>2.00101852124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5817105706619">
                <text:p>0.645817105706619</text:p>
              </table:table-cell>
              <table:table-cell office:value-type="float" office:value="1.92892664615921">
                <text:p>1.92892664615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2971747781725">
                <text:p>0.652971747781725</text:p>
              </table:table-cell>
              <table:table-cell office:value-type="float" office:value="1.86060736391758">
                <text:p>1.86060736391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1179278610807">
                <text:p>0.661179278610807</text:p>
              </table:table-cell>
              <table:table-cell office:value-type="float" office:value="1.7960390317611">
                <text:p>1.7960390317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0432389490426">
                <text:p>0.670432389490426</text:p>
              </table:table-cell>
              <table:table-cell office:value-type="float" office:value="1.73518550772266">
                <text:p>1.73518550772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07247494501">
                <text:p>0.6807247494501</text:p>
              </table:table-cell>
              <table:table-cell office:value-type="float" office:value="1.67799941356556">
                <text:p>1.67799941356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050524252156">
                <text:p>0.692050524252156</text:p>
              </table:table-cell>
              <table:table-cell office:value-type="float" office:value="1.62442504524668">
                <text:p>1.62442504524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4403874750416">
                <text:p>0.704403874750416</text:p>
              </table:table-cell>
              <table:table-cell office:value-type="float" office:value="1.57440096113914">
                <text:p>1.5744009611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7778434913811">
                <text:p>0.717778434913811</text:p>
              </table:table-cell>
              <table:table-cell office:value-type="float" office:value="1.52786227876895">
                <text:p>1.52786227876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2166770052">
                <text:p>0.732166770052</text:p>
              </table:table-cell>
              <table:table-cell office:value-type="float" office:value="1.48474271041392">
                <text:p>1.48474271041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559816189309">
                <text:p>0.747559816189309</text:p>
              </table:table-cell>
              <table:table-cell office:value-type="float" office:value="1.44497636683673">
                <text:p>1.44497636683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3946302101003">
                <text:p>0.763946302101003</text:p>
              </table:table-cell>
              <table:table-cell office:value-type="float" office:value="1.40849935687209">
                <text:p>1.40849935687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1312156232408">
                <text:p>0.781312156232408</text:p>
              </table:table-cell>
              <table:table-cell office:value-type="float" office:value="1.37525120870429">
                <text:p>1.375251208704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9639901546673">
                <text:p>0.799639901546673</text:p>
              </table:table-cell>
              <table:table-cell office:value-type="float" office:value="1.34517613655726">
                <text:p>1.34517613655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8908042268982">
                <text:p>0.818908042268982</text:p>
              </table:table-cell>
              <table:table-cell office:value-type="float" office:value="1.31822417424149">
                <text:p>1.31822417424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9090447489101">
                <text:p>0.839090447489101</text:p>
              </table:table-cell>
              <table:table-cell office:value-type="float" office:value="1.29435219459731">
                <text:p>1.29435219459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0155737622524">
                <text:p>0.860155737622524</text:p>
              </table:table-cell>
              <table:table-cell office:value-type="float" office:value="1.2735248313549">
                <text:p>1.2735248313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2066680781934">
                <text:p>0.882066680781934</text:p>
              </table:table-cell>
              <table:table-cell office:value-type="float" office:value="1.25571531728888">
                <text:p>1.25571531728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4779607141197">
                <text:p>0.904779607141197</text:p>
              </table:table-cell>
              <table:table-cell office:value-type="float" office:value="1.24090624975279">
                <text:p>1.24090624975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8243850347352">
                <text:p>0.928243850347352</text:p>
              </table:table-cell>
              <table:table-cell office:value-type="float" office:value="1.22909029169255">
                <text:p>1.22909029169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2401225915152">
                <text:p>0.952401225915152</text:p>
              </table:table-cell>
              <table:table-cell office:value-type="float" office:value="1.22027081300182">
                <text:p>1.22027081300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185557287899">
                <text:p>0.977185557287899</text:p>
              </table:table-cell>
              <table:table-cell office:value-type="float" office:value="1.21446247352678">
                <text:p>1.21446247352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252226083556">
                <text:p>1.00252226083556</text:p>
              </table:table-cell>
              <table:table-cell office:value-type="float" office:value="1.21169174507395">
                <text:p>1.21169174507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2832800146084">
                <text:p>1.02832800146084</text:p>
              </table:table-cell>
              <table:table-cell office:value-type="float" office:value="1.21199736533729">
                <text:p>1.21199736533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451043067981">
                <text:p>1.05451043067981</text:p>
              </table:table-cell>
              <table:table-cell office:value-type="float" office:value="1.21543071165087">
                <text:p>1.21543071165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096801903133">
                <text:p>1.08096801903133</text:p>
              </table:table-cell>
              <table:table-cell office:value-type="float" office:value="1.22205607680623">
                <text:p>1.222056076806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75899944596">
                <text:p>1.1075899944596</text:p>
              </table:table-cell>
              <table:table-cell office:value-type="float" office:value="1.23195082277465">
                <text:p>1.23195082277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425639793132">
                <text:p>1.13425639793132</text:p>
              </table:table-cell>
              <table:table-cell office:value-type="float" office:value="1.24520538099433">
                <text:p>1.2452053809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6083826703438">
                <text:p>1.16083826703438</text:p>
              </table:table-cell>
              <table:table-cell office:value-type="float" office:value="1.26192305990803">
                <text:p>1.261923059908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8719795771159">
                <text:p>1.18719795771159</text:p>
              </table:table-cell>
              <table:table-cell office:value-type="float" office:value="1.28221961171666">
                <text:p>1.28221961171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1318961367155">
                <text:p>1.21318961367155</text:p>
              </table:table-cell>
              <table:table-cell office:value-type="float" office:value="1.30622250098177">
                <text:p>1.30622250098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865979245039">
                <text:p>1.23865979245039</text:p>
              </table:table-cell>
              <table:table-cell office:value-type="float" office:value="1.33406980801711">
                <text:p>1.334069808017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6344825662218">
                <text:p>1.26344825662218</text:p>
              </table:table-cell>
              <table:table-cell office:value-type="float" office:value="1.36590869036668">
                <text:p>1.36590869036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8738893829857">
                <text:p>1.28738893829857</text:p>
              </table:table-cell>
              <table:table-cell office:value-type="float" office:value="1.4018933166849">
                <text:p>1.4018933166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1031108480332">
                <text:p>1.31031108480332</text:p>
              </table:table-cell>
              <table:table-cell office:value-type="float" office:value="1.44218217987389">
                <text:p>1.44218217987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3204059318301">
                <text:p>1.33204059318301</text:p>
              </table:table-cell>
              <table:table-cell office:value-type="float" office:value="1.48693469154596">
                <text:p>1.48693469154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240154087366">
                <text:p>1.35240154087366</text:p>
              </table:table-cell>
              <table:table-cell office:value-type="float" office:value="1.53630695924649">
                <text:p>1.536306959246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121791914951">
                <text:p>1.37121791914951</text:p>
              </table:table-cell>
              <table:table-cell office:value-type="float" office:value="1.59044665321583">
                <text:p>1.59044665321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831557460374">
                <text:p>1.38831557460374</text:p>
              </table:table-cell>
              <table:table-cell office:value-type="float" office:value="1.64948688292834">
                <text:p>1.64948688292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0352436143002">
                <text:p>1.40352436143002</text:p>
              </table:table-cell>
              <table:table-cell office:value-type="float" office:value="1.7135390276029">
                <text:p>1.7135390276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1668050318916">
                <text:p>1.41668050318916</text:p>
              </table:table-cell>
              <table:table-cell office:value-type="float" office:value="1.78268450179279">
                <text:p>1.78268450179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2762915652404">
                <text:p>1.42762915652404</text:p>
              </table:table-cell>
              <table:table-cell office:value-type="float" office:value="1.85696548931624">
                <text:p>1.85696548931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3622716041558">
                <text:p>1.43622716041558</text:p>
              </table:table-cell>
              <table:table-cell office:value-type="float" office:value="1.9363747479053">
                <text:p>1.9363747479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4234594265399">
                <text:p>1.44234594265399</text:p>
              </table:table-cell>
              <table:table-cell office:value-type="float" office:value="2.02084467368321">
                <text:p>2.02084467368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4587454005425">
                <text:p>1.44587454005425</text:p>
              </table:table-cell>
              <table:table-cell office:value-type="float" office:value="2.11023591789698">
                <text:p>2.11023591789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4672267074846">
                <text:p>1.44672267074846</text:p>
              </table:table-cell>
              <table:table-cell office:value-type="float" office:value="2.20432596482681">
                <text:p>2.204325964826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4482377630089">
                <text:p>1.44482377630089</text:p>
              </table:table-cell>
              <table:table-cell office:value-type="float" office:value="2.30279820304757">
                <text:p>2.30279820304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legend chart:legend-position="end" svg:x="14.491cm" svg:y="3.954cm" style:legend-expansion="high" chart:style-name="ch2"/>
        <chart:plot-area chart:style-name="ch3" table:cell-range-address="'Вариант 6'.E1:'Вариант 6'.F102" chart:data-source-has-labels="row" svg:x="0.32cm" svg:y="0.18cm" svg:width="13.851cm" svg:height="8.645cm">
          <chart:coordinate-region svg:x="0.756cm" svg:y="0.379cm" svg:width="13.274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Вариант 6'.E2:'Вариант 6'.E102" chart:label-cell-address="'Вариант 6'.E1:'Вариант 6'.E1" chart:class="chart:line">
            <chart:data-point chart:repeated="101"/>
          </chart:series>
          <chart:series chart:style-name="ch7" chart:values-cell-range-address="'Вариант 6'.F2:'Вариант 6'.F102" chart:label-cell-address="'Вариант 6'.F1:'Вариант 6'.F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Вариант 6'.E1:'Вариант 6'.E1</svg:desc>
                </draw:g>
              </table:table-cell>
              <table:table-cell office:value-type="string">
                <text:p>y</text:p>
                <draw:g>
                  <svg:desc>'Вариант 6'.F1:'Вариант 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Вариант 6'.E2:'Вариант 6'.E102</svg:desc>
                </draw:g>
              </table:table-cell>
              <table:table-cell office:value-type="float" office:value="1.5">
                <text:p>1.5</text:p>
                <draw:g>
                  <svg:desc>'Вариант 6'.F2:'Вариант 6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65">
                <text:p>1.52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03181825">
                <text:p>1.5503181825</text:p>
              </table:table-cell>
              <table:table-cell office:value-type="float" office:value="1.65792375">
                <text:p>1.65792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114112913883">
                <text:p>1.57114112913883</text:p>
              </table:table-cell>
              <table:table-cell office:value-type="float" office:value="1.74916230848236">
                <text:p>1.74916230848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866393850947">
                <text:p>1.58866393850947</text:p>
              </table:table-cell>
              <table:table-cell office:value-type="float" office:value="1.84906416207373">
                <text:p>1.84906416207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259589162033">
                <text:p>1.60259589162033</text:p>
              </table:table-cell>
              <table:table-cell office:value-type="float" office:value="1.95791190129403">
                <text:p>1.9579119012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266681699356">
                <text:p>1.61266681699356</text:p>
              </table:table-cell>
              <table:table-cell office:value-type="float" office:value="2.07589486808146">
                <text:p>2.07589486808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863413632947">
                <text:p>1.61863413632947</text:p>
              </table:table-cell>
              <table:table-cell office:value-type="float" office:value="2.20307805820554">
                <text:p>2.20307805820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029051376147">
                <text:p>1.62029051376147</text:p>
              </table:table-cell>
              <table:table-cell office:value-type="float" office:value="2.33936798738598">
                <text:p>2.33936798738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47195258745">
                <text:p>1.61747195258745</text:p>
              </table:table-cell>
              <table:table-cell office:value-type="float" office:value="2.48447676446326">
                <text:p>2.4844767644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006608437201">
                <text:p>1.61006608437201</text:p>
              </table:table-cell>
              <table:table-cell office:value-type="float" office:value="2.63788623635438">
                <text:p>2.63788623635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802028216238">
                <text:p>1.59802028216238</text:p>
              </table:table-cell>
              <table:table-cell office:value-type="float" office:value="2.79881472907754">
                <text:p>2.79881472907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134911334391">
                <text:p>1.58134911334391</text:p>
              </table:table-cell>
              <table:table-cell office:value-type="float" office:value="2.96618952647786">
                <text:p>2.96618952647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014054525604">
                <text:p>1.56014054525604</text:p>
              </table:table-cell>
              <table:table-cell office:value-type="float" office:value="3.13862869160064">
                <text:p>3.13862869160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456024985922">
                <text:p>1.53456024985922</text:p>
              </table:table-cell>
              <table:table-cell office:value-type="float" office:value="3.31443601026759">
                <text:p>3.31443601026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485334648969">
                <text:p>1.50485334648969</text:p>
              </table:table-cell>
              <table:table-cell office:value-type="float" office:value="3.49161258444669">
                <text:p>3.49161258444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134299573736">
                <text:p>1.47134299573736</text:p>
              </table:table-cell>
              <table:table-cell office:value-type="float" office:value="3.66788781423703">
                <text:p>3.66788781423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3442542605979">
                <text:p>1.43442542605979</text:p>
              </table:table-cell>
              <table:table-cell office:value-type="float" office:value="3.84077113727614">
                <text:p>3.84077113727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456123663462">
                <text:p>1.39456123663462</text:p>
              </table:table-cell>
              <table:table-cell office:value-type="float" office:value="4.00762400104707">
                <text:p>4.00762400104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5226315477884">
                <text:p>1.35226315477884</text:p>
              </table:table-cell>
              <table:table-cell office:value-type="float" office:value="4.16574930922904">
                <text:p>4.16574930922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080807939339">
                <text:p>1.3080807939339</text:p>
              </table:table-cell>
              <table:table-cell office:value-type="float" office:value="4.31249330859772">
                <text:p>4.31249330859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258330376823">
                <text:p>1.26258330376823</text:p>
              </table:table-cell>
              <table:table-cell office:value-type="float" office:value="4.44535294483246">
                <text:p>4.44535294483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1634106784899">
                <text:p>1.21634106784899</text:p>
              </table:table-cell>
              <table:table-cell office:value-type="float" office:value="4.56208049109946">
                <text:p>4.56208049109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6990773611776">
                <text:p>1.16990773611776</text:p>
              </table:table-cell>
              <table:table-cell office:value-type="float" office:value="4.66077702760521">
                <text:p>4.66077702760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380385079709">
                <text:p>1.12380385079709</text:p>
              </table:table-cell>
              <table:table-cell office:value-type="float" office:value="4.73996723493622">
                <text:p>4.73996723493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850313750413">
                <text:p>1.07850313750413</text:p>
              </table:table-cell>
              <table:table-cell office:value-type="float" office:value="4.79864985456993">
                <text:p>4.79864985456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442222107263">
                <text:p>1.03442222107263</text:p>
              </table:table-cell>
              <table:table-cell office:value-type="float" office:value="4.83632076150668">
                <text:p>4.83632076150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1914143284114">
                <text:p>0.991914143284114</text:p>
              </table:table-cell>
              <table:table-cell office:value-type="float" office:value="4.85296845174975">
                <text:p>4.85296845174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1265671558774">
                <text:p>0.951265671558774</text:p>
              </table:table-cell>
              <table:table-cell office:value-type="float" office:value="4.84904441099499">
                <text:p>4.84904441099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269805164655">
                <text:p>0.91269805164655</text:p>
              </table:table-cell>
              <table:table-cell office:value-type="float" office:value="4.82541291869984">
                <text:p>4.82541291869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6370613730953">
                <text:p>0.876370613730953</text:p>
              </table:table-cell>
              <table:table-cell office:value-type="float" office:value="4.7832861237586">
                <text:p>4.7832861237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2386507289518">
                <text:p>0.842386507289518</text:p>
              </table:table-cell>
              <table:table-cell office:value-type="float" office:value="4.72415065097565">
                <text:p>4.72415065097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0799810896606">
                <text:p>0.810799810896606</text:p>
              </table:table-cell>
              <table:table-cell office:value-type="float" office:value="4.64969166255657">
                <text:p>4.64969166255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162331843658">
                <text:p>0.78162331843658</text:p>
              </table:table-cell>
              <table:table-cell office:value-type="float" office:value="4.56171940837376">
                <text:p>4.5617194083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483641459815">
                <text:p>0.75483641459815</text:p>
              </table:table-cell>
              <table:table-cell office:value-type="float" office:value="4.46210209371135">
                <text:p>4.46210209371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0392591241693">
                <text:p>0.730392591241693</text:p>
              </table:table-cell>
              <table:table-cell office:value-type="float" office:value="4.35270759893901">
                <text:p>4.35270759893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822629815096">
                <text:p>0.70822629815096</text:p>
              </table:table-cell>
              <table:table-cell office:value-type="float" office:value="4.23535537725575">
                <text:p>4.23535537725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8258949869432">
                <text:p>0.688258949869432</text:p>
              </table:table-cell>
              <table:table-cell office:value-type="float" office:value="4.11177884554894">
                <text:p>4.11177884554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0404015286673">
                <text:p>0.670404015286673</text:p>
              </table:table-cell>
              <table:table-cell office:value-type="float" office:value="3.98359782002733">
                <text:p>3.98359782002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4571195119015">
                <text:p>0.654571195119015</text:p>
              </table:table-cell>
              <table:table-cell office:value-type="float" office:value="3.85230003540795">
                <text:p>3.85230003540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0669745554564">
                <text:p>0.640669745554564</text:p>
              </table:table-cell>
              <table:table-cell office:value-type="float" office:value="3.71923049568056">
                <text:p>3.71923049568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861103779075">
                <text:p>0.62861103779075</text:p>
              </table:table-cell>
              <table:table-cell office:value-type="float" office:value="3.58558729164515">
                <text:p>3.58558729164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8310457721791">
                <text:p>0.618310457721791</text:p>
              </table:table-cell>
              <table:table-cell office:value-type="float" office:value="3.45242253732967">
                <text:p>3.45242253732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9688752390351">
                <text:p>0.609688752390351</text:p>
              </table:table-cell>
              <table:table-cell office:value-type="float" office:value="3.32064717952724">
                <text:p>3.32064717952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2672924179699">
                <text:p>0.602672924179699</text:p>
              </table:table-cell>
              <table:table-cell office:value-type="float" office:value="3.19103858517596">
                <text:p>3.19103858517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7196763430603">
                <text:p>0.597196763430603</text:p>
              </table:table-cell>
              <table:table-cell office:value-type="float" office:value="3.06424998218819">
                <text:p>3.06424998218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3201097692586">
                <text:p>0.593201097692586</text:p>
              </table:table-cell>
              <table:table-cell office:value-type="float" office:value="2.94082100113988">
                <text:p>2.94082100113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0633822859017">
                <text:p>0.590633822859017</text:p>
              </table:table-cell>
              <table:table-cell office:value-type="float" office:value="2.82118872562525">
                <text:p>2.82118872562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9449769060466">
                <text:p>0.589449769060466</text:p>
              </table:table-cell>
              <table:table-cell office:value-type="float" office:value="2.70569880126501">
                <text:p>2.70569880126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9610443002455">
                <text:p>0.589610443002455</text:p>
              </table:table-cell>
              <table:table-cell office:value-type="float" office:value="2.59461627449379">
                <text:p>2.59461627449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1083678705276">
                <text:p>0.591083678705276</text:p>
              </table:table-cell>
              <table:table-cell office:value-type="float" office:value="2.48813593214698">
                <text:p>2.48813593214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3843220393238">
                <text:p>0.593843220393238</text:p>
              </table:table-cell>
              <table:table-cell office:value-type="float" office:value="2.3863919929215">
                <text:p>2.3863919929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7868254518768">
                <text:p>0.597868254518768</text:p>
              </table:table-cell>
              <table:table-cell office:value-type="float" office:value="2.28946706424907">
                <text:p>2.28946706424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3142902455302">
                <text:p>0.603142902455302</text:p>
              </table:table-cell>
              <table:table-cell office:value-type="float" office:value="2.19740032557224">
                <text:p>2.19740032557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09655681087661">
                <text:p>0.609655681087661</text:p>
              </table:table-cell>
              <table:table-cell office:value-type="float" office:value="2.1101949340372">
                <text:p>2.1101949340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7398935203715">
                <text:p>0.617398935203715</text:p>
              </table:table-cell>
              <table:table-cell office:value-type="float" office:value="2.0278246736073">
                <text:p>2.0278246736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6368243094289">
                <text:p>0.626368243094289</text:p>
              </table:table-cell>
              <table:table-cell office:value-type="float" office:value="1.95023988567307">
                <text:p>1.95023988567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6561794967544">
                <text:p>0.636561794967544</text:p>
              </table:table-cell>
              <table:table-cell office:value-type="float" office:value="1.8773727301859">
                <text:p>1.8773727301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797974257073">
                <text:p>0.64797974257073</text:p>
              </table:table-cell>
              <table:table-cell office:value-type="float" office:value="1.80914183266234">
                <text:p>1.80914183266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0623517699717">
                <text:p>0.660623517699717</text:p>
              </table:table-cell>
              <table:table-cell office:value-type="float" office:value="1.74545637529635">
                <text:p>1.74545637529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4495116998955">
                <text:p>0.674495116998955</text:p>
              </table:table-cell>
              <table:table-cell office:value-type="float" office:value="1.68621969083069">
                <text:p>1.68621969083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9596350562125">
                <text:p>0.689596350562125</text:p>
              </table:table-cell>
              <table:table-cell office:value-type="float" office:value="1.6313324165129">
                <text:p>1.6313324165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05928052300833">
                <text:p>0.705928052300833</text:p>
              </table:table-cell>
              <table:table-cell office:value-type="float" office:value="1.5806952629597">
                <text:p>1.5806952629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3489250828718">
                <text:p>0.723489250828718</text:p>
              </table:table-cell>
              <table:table-cell office:value-type="float" office:value="1.53421144948996">
                <text:p>1.53421144948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2276300690534">
                <text:p>0.742276300690534</text:p>
              </table:table-cell>
              <table:table-cell office:value-type="float" office:value="1.4917888537614">
                <text:p>1.4917888537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2281975131099">
                <text:p>0.762281975131099</text:p>
              </table:table-cell>
              <table:table-cell office:value-type="float" office:value="1.4533419195634">
                <text:p>1.45334191956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349452322699">
                <text:p>0.78349452322699</text:p>
              </table:table-cell>
              <table:table-cell office:value-type="float" office:value="1.41879336250562">
                <text:p>1.41879336250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05896696068971">
                <text:p>0.805896696068971</text:p>
              </table:table-cell>
              <table:table-cell office:value-type="float" office:value="1.38807570916645">
                <text:p>1.38807570916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29464748752019">
                <text:p>0.829464748752019</text:p>
              </table:table-cell>
              <table:table-cell office:value-type="float" office:value="1.36113270104089">
                <text:p>1.36113270104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4167427159324">
                <text:p>0.854167427159324</text:p>
              </table:table-cell>
              <table:table-cell office:value-type="float" office:value="1.33792059032551">
                <text:p>1.33792059032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9964950861977">
                <text:p>0.879964950861977</text:p>
              </table:table-cell>
              <table:table-cell office:value-type="float" office:value="1.31840935013114">
                <text:p>1.31840935013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6808005830899">
                <text:p>0.906808005830899</text:p>
              </table:table-cell>
              <table:table-cell office:value-type="float" office:value="1.30258381701844">
                <text:p>1.30258381701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4636762995042">
                <text:p>0.934636762995042</text:p>
              </table:table-cell>
              <table:table-cell office:value-type="float" office:value="1.2904447786704">
                <text:p>1.2904447786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3379940895053">
                <text:p>0.963379940895053</text:p>
              </table:table-cell>
              <table:table-cell office:value-type="float" office:value="1.2820100138794">
                <text:p>1.2820100138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29539326864">
                <text:p>0.9929539326864</text:p>
              </table:table-cell>
              <table:table-cell office:value-type="float" office:value="1.27731528563126">
                <text:p>1.27731528563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2326201945508">
                <text:p>1.02326201945508</text:p>
              </table:table-cell>
              <table:table-cell office:value-type="float" office:value="1.27641528068293">
                <text:p>1.27641528068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5419369314804">
                <text:p>1.05419369314804</text:p>
              </table:table-cell>
              <table:table-cell office:value-type="float" office:value="1.27938448039213">
                <text:p>1.27938448039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562411333472">
                <text:p>1.08562411333472</text:p>
              </table:table-cell>
              <table:table-cell office:value-type="float" office:value="1.28631793738701">
                <text:p>1.28631793738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741372247974">
                <text:p>1.11741372247974</text:p>
              </table:table-cell>
              <table:table-cell office:value-type="float" office:value="1.29733192067254">
                <text:p>1.29733192067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494080444316">
                <text:p>1.1494080444316</text:p>
              </table:table-cell>
              <table:table-cell office:value-type="float" office:value="1.31256437768233">
                <text:p>1.31256437768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143769047238">
                <text:p>1.18143769047238</text:p>
              </table:table-cell>
              <table:table-cell office:value-type="float" office:value="1.33217514536834">
                <text:p>1.33217514536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331859662742">
                <text:p>1.21331859662742</text:p>
              </table:table-cell>
              <table:table-cell office:value-type="float" office:value="1.35634582353638">
                <text:p>1.35634582353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4485251513918">
                <text:p>1.24485251513918</text:p>
              </table:table-cell>
              <table:table-cell office:value-type="float" office:value="1.3852792022982">
                <text:p>1.3852792022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7582778222746">
                <text:p>1.27582778222746</text:p>
              </table:table-cell>
              <table:table-cell office:value-type="float" office:value="1.41919811198347">
                <text:p>1.419198111983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60203836514">
                <text:p>1.3060203836514</text:p>
              </table:table-cell>
              <table:table-cell office:value-type="float" office:value="1.45834353876045">
                <text:p>1.45834353876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3519533928331">
                <text:p>1.33519533928331</text:p>
              </table:table-cell>
              <table:table-cell office:value-type="float" office:value="1.50297182368315">
                <text:p>1.50297182368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6310842794491">
                <text:p>1.36310842794491</text:p>
              </table:table-cell>
              <table:table-cell office:value-type="float" office:value="1.55335073872043">
                <text:p>1.55335073872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8950827404695">
                <text:p>1.38950827404695</text:p>
              </table:table-cell>
              <table:table-cell office:value-type="float" office:value="1.60975421319881">
                <text:p>1.60975421319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1413881781815">
                <text:p>1.41413881781815</text:p>
              </table:table-cell>
              <table:table-cell office:value-type="float" office:value="1.6724554717211">
                <text:p>1.67245547172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367421905524">
                <text:p>1.4367421905524</text:p>
              </table:table-cell>
              <table:table-cell office:value-type="float" office:value="1.74171834491231">
                <text:p>1.74171834491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706201448367">
                <text:p>1.45706201448367</text:p>
              </table:table-cell>
              <table:table-cell office:value-type="float" office:value="1.81778653344054">
                <text:p>1.81778653344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7484714243108">
                <text:p>1.47484714243108</text:p>
              </table:table-cell>
              <table:table-cell office:value-type="float" office:value="1.9008706509281">
                <text:p>1.9008706509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8985584376961">
                <text:p>1.48985584376961</text:p>
              </table:table-cell>
              <table:table-cell office:value-type="float" office:value="1.99113295060053">
                <text:p>1.99113295060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0186042890927">
                <text:p>1.50186042890927</text:p>
              </table:table-cell>
              <table:table-cell office:value-type="float" office:value="2.08866976175792">
                <text:p>2.08866976175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1065228265107">
                <text:p>1.51065228265107</text:p>
              </table:table-cell>
              <table:table-cell office:value-type="float" office:value="2.19349183200648">
                <text:p>2.19349183200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1604724617978">
                <text:p>1.51604724617978</text:p>
              </table:table-cell>
              <table:table-cell office:value-type="float" office:value="2.30550299310554">
                <text:p>2.305502993105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789124742022">
                <text:p>1.51789124742022</text:p>
              </table:table-cell>
              <table:table-cell office:value-type="float" office:value="2.42447784017068">
                <text:p>2.42447784017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606603061373">
                <text:p>1.51606603061373</text:p>
              </table:table-cell>
              <table:table-cell office:value-type="float" office:value="2.55003942546954">
                <text:p>2.55003942546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1049478058975">
                <text:p>1.51049478058975</text:p>
              </table:table-cell>
              <table:table-cell office:value-type="float" office:value="2.6816382978906">
                <text:p>2.6816382978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114737981873">
                <text:p>1.50114737981873</text:p>
              </table:table-cell>
              <table:table-cell office:value-type="float" office:value="2.81853453334088">
                <text:p>2.81853453334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8804498380836">
                <text:p>1.48804498380836</text:p>
              </table:table-cell>
              <table:table-cell office:value-type="float" office:value="2.95978465297212">
                <text:p>2.95978465297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955cm" style:legend-expansion="high" chart:style-name="ch2"/>
        <chart:plot-area chart:style-name="ch3" table:cell-range-address="'Вариант 6'.E1:'Вариант 6'.F12" chart:data-source-has-labels="row" svg:x="0.319cm" svg:y="0.18cm" svg:width="13.831cm" svg:height="8.646cm">
          <chart:coordinate-region svg:x="1.046cm" svg:y="0.38cm" svg:width="12.9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Вариант 6'.E2:'Вариант 6'.E12" chart:label-cell-address="'Вариант 6'.E1:'Вариант 6'.E1" chart:class="chart:line">
            <chart:data-point chart:repeated="11"/>
          </chart:series>
          <chart:series chart:style-name="ch7" chart:values-cell-range-address="'Вариант 6'.F2:'Вариант 6'.F12" chart:label-cell-address="'Вариант 6'.F1:'Вариант 6'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Вариант 6'.E1:'Вариант 6'.E1</svg:desc>
                </draw:g>
              </table:table-cell>
              <table:table-cell office:value-type="string">
                <text:p>y</text:p>
                <draw:g>
                  <svg:desc>'Вариант 6'.F1:'Вариант 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Вариант 6'.E2:'Вариант 6'.E12</svg:desc>
                </draw:g>
              </table:table-cell>
              <table:table-cell office:value-type="float" office:value="1.5">
                <text:p>1.5</text:p>
                <draw:g>
                  <svg:desc>'Вариант 6'.F2:'Вариант 6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65">
                <text:p>1.52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03181825">
                <text:p>1.5503181825</text:p>
              </table:table-cell>
              <table:table-cell office:value-type="float" office:value="1.65792375">
                <text:p>1.65792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114112913883">
                <text:p>1.57114112913883</text:p>
              </table:table-cell>
              <table:table-cell office:value-type="float" office:value="1.74916230848236">
                <text:p>1.74916230848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866393850947">
                <text:p>1.58866393850947</text:p>
              </table:table-cell>
              <table:table-cell office:value-type="float" office:value="1.84906416207373">
                <text:p>1.84906416207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259589162033">
                <text:p>1.60259589162033</text:p>
              </table:table-cell>
              <table:table-cell office:value-type="float" office:value="1.95791190129403">
                <text:p>1.9579119012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266681699356">
                <text:p>1.61266681699356</text:p>
              </table:table-cell>
              <table:table-cell office:value-type="float" office:value="2.07589486808146">
                <text:p>2.07589486808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863413632947">
                <text:p>1.61863413632947</text:p>
              </table:table-cell>
              <table:table-cell office:value-type="float" office:value="2.20307805820554">
                <text:p>2.20307805820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029051376147">
                <text:p>1.62029051376147</text:p>
              </table:table-cell>
              <table:table-cell office:value-type="float" office:value="2.33936798738598">
                <text:p>2.33936798738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47195258745">
                <text:p>1.61747195258745</text:p>
              </table:table-cell>
              <table:table-cell office:value-type="float" office:value="2.48447676446326">
                <text:p>2.4844767644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006608437201">
                <text:p>1.61006608437201</text:p>
              </table:table-cell>
              <table:table-cell office:value-type="float" office:value="2.63788623635438">
                <text:p>2.63788623635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